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B0000006BF0B56664B37BE244.png" manifest:media-type="image/png"/>
  <manifest:file-entry manifest:full-path="Pictures/1000159F00000B0F00000B0FF3978D1EB20BA7AB.svg" manifest:media-type="image/svg+xml"/>
  <manifest:file-entry manifest:full-path="Pictures/10000201000000640000006E214D3C3C4D752AA6.png" manifest:media-type="image/png"/>
  <manifest:file-entry manifest:full-path="Pictures/10002F4F00000A5600000B5E5234D2ACBD390253.svg" manifest:media-type="image/svg+xml"/>
  <manifest:file-entry manifest:full-path="Pictures/100002010000006B0000006B5145C9B02DCD9CD2.png" manifest:media-type="image/png"/>
  <manifest:file-entry manifest:full-path="Pictures/1000177E00000B0F00000B0F29C81A25D6284DE9.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1" svg:font-family="'DejaVu Sans Mono'" style:font-adornments="Book" style:font-pitch="fixed"/>
    <style:font-face style:name="FreeMono" svg:font-family="FreeMono" style:font-pitch="fixed"/>
    <style:font-face style:name="Liberation Mono1" svg:font-family="'Liberation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29in" table:align="left"/>
    </style:style>
    <style:style style:name="Table2.A" style:family="table-column">
      <style:table-column-properties style:column-width="0.809in"/>
    </style:style>
    <style:style style:name="Table2.B" style:family="table-column">
      <style:table-column-properties style:column-width="6.113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nfstable1" style:family="table">
      <style:table-properties style:width="6.925in" table:align="margins"/>
    </style:style>
    <style:style style:name="nfstable1.A" style:family="table-column">
      <style:table-column-properties style:column-width="0.6in" style:rel-column-width="5678*"/>
    </style:style>
    <style:style style:name="nfstable1.B" style:family="table-column">
      <style:table-column-properties style:column-width="6.325in" style:rel-column-width="59857*"/>
    </style:style>
    <style:style style:name="NFSTable_5f_services" style:display-name="NFSTable_services" style:family="table">
      <style:table-properties style:width="6.925in" table:align="margins" fo:background-color="transparent">
        <style:background-image/>
      </style:table-properties>
    </style:style>
    <style:style style:name="NFSTable_5f_services.A" style:display-name="NFSTable_services.A" style:family="table-column">
      <style:table-column-properties style:column-width="3.4625in" style:rel-column-width="32767*"/>
    </style:style>
    <style:style style:name="NFSTable_5f_services.B" style:display-name="NFSTable_services.B" style:family="table-column">
      <style:table-column-properties style:column-width="3.4625in" style:rel-column-width="32768*"/>
    </style:style>
    <style:style style:name="NFSTable_5f_services.A1" style:display-name="NFSTable_services.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in" fo:border="none" style:writing-mode="page">
        <style:background-image/>
      </style:table-cell-properties>
    </style:style>
    <style:style style:name="NFSTable_5f_services.B2" style:display-name="NFSTable_services.B2" style:family="table-cell">
      <style:table-cell-properties style:vertical-align="" fo:background-color="#99ccff" fo:padding="0in" fo:border="none" style:writing-mode="page">
        <style:background-image/>
      </style:table-cell-properties>
    </style:style>
    <style:style style:name="NFSTable_5f_services.B3" style:display-name="NFSTable_services.B3" style:family="table-cell">
      <style:table-cell-properties style:vertical-align="" fo:background-color="#99ccff" fo:padding="0in" fo:border="none" style:writing-mode="page">
        <style:background-image/>
      </style:table-cell-properties>
    </style:style>
    <style:style style:name="NFSTable_5f_services.B4" style:display-name="NFSTable_services.B4" style:family="table-cell">
      <style:table-cell-properties style:vertical-align="" fo:background-color="#99ccff" fo:padding="0in"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6" style:family="table">
      <style:table-properties style:width="6.925in" table:align="margins"/>
    </style:style>
    <style:style style:name="NFSTable6.A" style:family="table-column">
      <style:table-column-properties style:column-width="3.4625in" style:rel-column-width="32767*"/>
    </style:style>
    <style:style style:name="NFSTable6.B" style:family="table-column">
      <style:table-column-properties style:column-width="3.4625in" style:rel-column-width="32768*"/>
    </style:style>
    <style:style style:name="NFSTable6.A1" style:family="table-cell" style:data-style-name="N10100">
      <style:table-cell-properties fo:background-color="#b84747" fo:padding="0in"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in"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in"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in"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in"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in" fo:border-left="0.05pt solid #800000" fo:border-right="1pt solid #800000" fo:border-top="0.05pt solid #800000" fo:border-bottom="1pt solid #800000">
        <style:background-image/>
      </style:table-cell-properties>
    </style:style>
    <style:style style:name="NFSTable" style:family="table">
      <style:table-properties style:width="6.925in" table:align="margins"/>
    </style:style>
    <style:style style:name="NFSTable.A" style:family="table-column">
      <style:table-column-properties style:column-width="2in" style:rel-column-width="18927*"/>
    </style:style>
    <style:style style:name="NFSTable.B" style:family="table-column">
      <style:table-column-properties style:column-width="4.925in" style:rel-column-width="46608*"/>
    </style:style>
    <style:style style:name="NFSTable.A1" style:family="table-cell">
      <style:table-cell-properties fo:padding="0.0382in" fo:border-left="0.05pt solid #000000" fo:border-right="none" fo:border-top="0.05pt solid #000000" fo:border-bottom="0.05pt solid #000000"/>
    </style:style>
    <style:style style:name="NFSTable.B1" style:family="table-cell">
      <style:table-cell-properties fo:padding="0.0382in" fo:border="0.05pt solid #000000"/>
    </style:style>
    <style:style style:name="NFSTable.A2" style:family="table-cell">
      <style:table-cell-properties fo:padding="0.0382in" fo:border-left="0.05pt solid #000000" fo:border-right="none" fo:border-top="none" fo:border-bottom="0.05pt solid #000000"/>
    </style:style>
    <style:style style:name="NFSTable.B2" style:family="table-cell">
      <style:table-cell-properties fo:padding="0.0382in" fo:border-left="0.05pt solid #000000" fo:border-right="0.05pt solid #000000" fo:border-top="none" fo:border-bottom="0.05pt solid #000000"/>
    </style:style>
    <style:style style:name="NFSTable_5f_NFS_5f_and_5f_Samba" style:display-name="NFSTable_NFS_and_Samba" style:family="table">
      <style:table-properties style:width="6.925in" table:align="margins"/>
    </style:style>
    <style:style style:name="NFSTable_5f_NFS_5f_and_5f_Samba.A" style:display-name="NFSTable_NFS_and_Samba.A" style:family="table-column">
      <style:table-column-properties style:column-width="0.6in" style:rel-column-width="5678*"/>
    </style:style>
    <style:style style:name="NFSTable_5f_NFS_5f_and_5f_Samba.B" style:display-name="NFSTable_NFS_and_Samba.B" style:family="table-column">
      <style:table-column-properties style:column-width="6.325in" style:rel-column-width="59857*"/>
    </style:style>
    <style:style style:name="NFSTable_5f_NFS_5f_and_5f_Samba.A1" style:display-name="NFSTable_NFS_and_Samba.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text-properties officeooo:paragraph-rsid="003e726d"/>
    </style:style>
    <style:style style:name="P8" style:family="paragraph" style:parent-style-name="Text_20_body">
      <style:paragraph-properties fo:line-height="150%"/>
      <style:text-properties fo:language="zxx" fo:country="none" style:language-asian="zxx" style:country-asian="none" style:language-complex="zxx" style:country-complex="none"/>
    </style:style>
    <style:style style:name="P9"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10"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11" style:family="paragraph" style:parent-style-name="Text_20_body">
      <style:text-properties fo:language="bg" fo:country="BG"/>
    </style:style>
    <style:style style:name="P12" style:family="paragraph" style:parent-style-name="Text_20_body">
      <style:text-properties fo:language="bg" fo:country="BG" style:font-weight-asian="normal"/>
    </style:style>
    <style:style style:name="P13" style:family="paragraph" style:parent-style-name="Text_20_body">
      <style:paragraph-properties fo:text-align="start" style:justify-single-word="false"/>
      <style:text-properties fo:language="bg" fo:country="BG" style:font-weight-asian="normal"/>
    </style:style>
    <style:style style:name="P14" style:family="paragraph" style:parent-style-name="Text_20_body">
      <style:text-properties fo:language="bg" fo:country="BG" fo:font-weight="bold" style:font-weight-asian="bold" style:font-weight-complex="bold"/>
    </style:style>
    <style:style style:name="P15" style:family="paragraph" style:parent-style-name="Text_20_body">
      <style:text-properties fo:language="bg" fo:country="BG" fo:font-weight="bold" officeooo:rsid="009e1c4c" officeooo:paragraph-rsid="009e1c4c" style:font-weight-asian="bold" style:font-weight-complex="bold"/>
    </style:style>
    <style:style style:name="P16" style:family="paragraph" style:parent-style-name="Text_20_body">
      <style:text-properties fo:language="bg" fo:country="BG" fo:font-weight="bold" officeooo:rsid="009f85b8" officeooo:paragraph-rsid="009f85b8" style:font-weight-asian="bold" style:font-weight-complex="bold"/>
    </style:style>
    <style:style style:name="P17" style:family="paragraph" style:parent-style-name="Text_20_body">
      <style:text-properties fo:language="bg" fo:country="BG" fo:font-weight="bold" officeooo:rsid="015f045b" officeooo:paragraph-rsid="015f5654" style:font-weight-asian="bold" style:font-weight-complex="bold"/>
    </style:style>
    <style:style style:name="P18" style:family="paragraph" style:parent-style-name="Text_20_body">
      <style:text-properties fo:language="bg" fo:country="BG" fo:font-weight="bold" officeooo:rsid="018d708d" officeooo:paragraph-rsid="018d708d" style:font-weight-asian="bold" style:font-weight-complex="bold"/>
    </style:style>
    <style:style style:name="P19" style:family="paragraph" style:parent-style-name="Text_20_body">
      <style:text-properties fo:language="bg" fo:country="BG" style:text-underline-style="none" style:font-weight-asian="normal"/>
    </style:style>
    <style:style style:name="P20"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21"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22"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23"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24"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25"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26"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27"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28"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29"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30"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31"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32"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33"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34"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35"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36"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37"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38"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39" style:family="paragraph" style:parent-style-name="Text_20_body">
      <style:text-properties fo:language="bg" fo:country="BG" fo:font-style="normal" officeooo:rsid="00b4637d" officeooo:paragraph-rsid="00b4637d" style:font-style-asian="normal" style:font-style-complex="normal"/>
    </style:style>
    <style:style style:name="P40" style:family="paragraph" style:parent-style-name="Text_20_body">
      <style:text-properties fo:language="bg" fo:country="BG" fo:font-style="normal" officeooo:rsid="00b553fe" officeooo:paragraph-rsid="00be3abe" style:font-style-asian="normal" style:font-style-complex="normal"/>
    </style:style>
    <style:style style:name="P41" style:family="paragraph" style:parent-style-name="Text_20_body">
      <style:text-properties fo:language="bg" fo:country="BG" fo:font-style="normal" officeooo:rsid="00b553fe" officeooo:paragraph-rsid="00b553fe" style:font-style-asian="normal" style:font-style-complex="normal"/>
    </style:style>
    <style:style style:name="P42" style:family="paragraph" style:parent-style-name="Text_20_body">
      <style:text-properties fo:language="bg" fo:country="BG" fo:font-style="normal" officeooo:rsid="019c3073" officeooo:paragraph-rsid="019c3073" style:font-style-asian="normal" style:font-style-complex="normal"/>
    </style:style>
    <style:style style:name="P43" style:family="paragraph" style:parent-style-name="Text_20_body">
      <style:text-properties fo:language="bg" fo:country="BG" fo:font-style="normal" officeooo:rsid="01a0847b" officeooo:paragraph-rsid="01a0847b" style:font-style-asian="normal" style:font-style-complex="normal"/>
    </style:style>
    <style:style style:name="P44" style:family="paragraph" style:parent-style-name="Text_20_body">
      <style:text-properties fo:language="bg" fo:country="BG" fo:font-style="normal" officeooo:rsid="01a10f86" officeooo:paragraph-rsid="01a10f86" style:font-style-asian="normal" style:font-style-complex="normal"/>
    </style:style>
    <style:style style:name="P45" style:family="paragraph" style:parent-style-name="Text_20_body">
      <style:text-properties fo:language="bg" fo:country="BG" fo:font-style="normal" officeooo:rsid="01a4de89" officeooo:paragraph-rsid="01a4de89" style:font-style-asian="normal" style:font-style-complex="normal"/>
    </style:style>
    <style:style style:name="P46" style:family="paragraph" style:parent-style-name="Text_20_body">
      <style:text-properties fo:language="bg" fo:country="BG" fo:font-style="normal" officeooo:rsid="01a77cf9" officeooo:paragraph-rsid="01a77cf9" style:font-style-asian="normal" style:font-style-complex="normal"/>
    </style:style>
    <style:style style:name="P47" style:family="paragraph" style:parent-style-name="Text_20_body">
      <style:text-properties fo:language="bg" fo:country="BG" fo:font-style="normal" officeooo:rsid="01a832e2" officeooo:paragraph-rsid="01a832e2" style:font-style-asian="normal" style:font-style-complex="normal"/>
    </style:style>
    <style:style style:name="P48" style:family="paragraph" style:parent-style-name="Text_20_body">
      <style:text-properties fo:language="bg" fo:country="BG" fo:font-style="normal" officeooo:rsid="01b00987" officeooo:paragraph-rsid="01b00987" style:font-style-asian="normal" style:font-style-complex="normal"/>
    </style:style>
    <style:style style:name="P49" style:family="paragraph" style:parent-style-name="Text_20_body">
      <style:text-properties fo:language="bg" fo:country="BG" fo:font-style="normal" officeooo:rsid="01b06e1d" officeooo:paragraph-rsid="01b06e1d" style:font-style-asian="normal" style:font-style-complex="normal"/>
    </style:style>
    <style:style style:name="P50" style:family="paragraph" style:parent-style-name="Text_20_body">
      <style:text-properties fo:language="bg" fo:country="BG" fo:font-style="normal" officeooo:rsid="01b342c2" officeooo:paragraph-rsid="01b342c2" style:font-style-asian="normal" style:font-style-complex="normal"/>
    </style:style>
    <style:style style:name="P51" style:family="paragraph" style:parent-style-name="Text_20_body">
      <style:text-properties fo:language="bg" fo:country="BG" fo:font-style="normal" officeooo:rsid="01b568c0" officeooo:paragraph-rsid="01b568c0" style:font-style-asian="normal" style:font-style-complex="normal"/>
    </style:style>
    <style:style style:name="P52" style:family="paragraph" style:parent-style-name="Text_20_body">
      <style:text-properties fo:language="bg" fo:country="BG" fo:font-style="normal" officeooo:rsid="01b625b3" officeooo:paragraph-rsid="01b625b3" style:font-style-asian="normal" style:font-style-complex="normal"/>
    </style:style>
    <style:style style:name="P53" style:family="paragraph" style:parent-style-name="Text_20_body">
      <style:text-properties fo:language="bg" fo:country="BG" fo:font-style="normal" officeooo:rsid="01b879ad" officeooo:paragraph-rsid="01b879ad" style:font-style-asian="normal" style:font-style-complex="normal"/>
    </style:style>
    <style:style style:name="P54" style:family="paragraph" style:parent-style-name="Text_20_body">
      <style:text-properties fo:language="bg" fo:country="BG" fo:font-style="normal" officeooo:rsid="01b92149" officeooo:paragraph-rsid="01b92149" style:font-style-asian="normal" style:font-style-complex="normal"/>
    </style:style>
    <style:style style:name="P55" style:family="paragraph" style:parent-style-name="Text_20_body">
      <style:text-properties fo:language="bg" fo:country="BG" fo:font-style="normal" officeooo:rsid="01bc5045" officeooo:paragraph-rsid="01bc5045" style:font-style-asian="normal" style:font-style-complex="normal"/>
    </style:style>
    <style:style style:name="P56" style:family="paragraph" style:parent-style-name="Text_20_body">
      <style:text-properties fo:language="bg" fo:country="BG" fo:font-style="normal" officeooo:rsid="01c057f1" officeooo:paragraph-rsid="01c057f1" style:font-style-asian="normal" style:font-style-complex="normal"/>
    </style:style>
    <style:style style:name="P57" style:family="paragraph" style:parent-style-name="Text_20_body">
      <style:text-properties fo:language="bg" fo:country="BG" fo:font-style="normal" officeooo:rsid="01c1b494" officeooo:paragraph-rsid="01c1b494" style:font-style-asian="normal" style:font-style-complex="normal"/>
    </style:style>
    <style:style style:name="P58" style:family="paragraph" style:parent-style-name="Text_20_body">
      <style:text-properties fo:language="bg" fo:country="BG" fo:font-style="normal" officeooo:rsid="01ca5886" officeooo:paragraph-rsid="01ca5886" style:font-style-asian="normal" style:font-style-complex="normal"/>
    </style:style>
    <style:style style:name="P59" style:family="paragraph" style:parent-style-name="Text_20_body">
      <style:text-properties fo:language="bg" fo:country="BG" fo:font-style="normal" officeooo:rsid="019ae05d" officeooo:paragraph-rsid="019ae05d" style:font-style-asian="normal" style:font-style-complex="normal"/>
    </style:style>
    <style:style style:name="P60" style:family="paragraph" style:parent-style-name="Text_20_body">
      <style:text-properties fo:language="bg" fo:country="BG" fo:font-style="normal" officeooo:rsid="02065c2b" officeooo:paragraph-rsid="02065c2b" style:font-style-asian="normal" style:font-style-complex="normal"/>
    </style:style>
    <style:style style:name="P61" style:family="paragraph" style:parent-style-name="Text_20_body">
      <style:text-properties fo:language="bg" fo:country="BG" fo:font-style="normal" officeooo:rsid="02065c2b" officeooo:paragraph-rsid="0206e066" style:font-style-asian="normal" style:font-style-complex="normal"/>
    </style:style>
    <style:style style:name="P62" style:family="paragraph" style:parent-style-name="Text_20_body">
      <style:text-properties fo:language="bg" fo:country="BG" fo:font-style="normal" officeooo:rsid="0206e066" officeooo:paragraph-rsid="02065c2b" style:font-style-asian="normal" style:font-style-complex="normal"/>
    </style:style>
    <style:style style:name="P63"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64"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65"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66"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67"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68"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69"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70"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71"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72"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73"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74"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75"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76"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77"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78"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79"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80"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81"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82"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83"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84" style:family="paragraph" style:parent-style-name="Text_20_body">
      <style:text-properties fo:language="bg" fo:country="BG" style:language-asian="zxx" style:country-asian="none" style:language-complex="zxx" style:country-complex="none"/>
    </style:style>
    <style:style style:name="P85" style:family="paragraph" style:parent-style-name="Text_20_body">
      <style:paragraph-properties fo:line-height="150%"/>
      <style:text-properties fo:language="bg" fo:country="BG" style:language-asian="zxx" style:country-asian="none" style:language-complex="zxx" style:country-complex="none"/>
    </style:style>
    <style:style style:name="P86" style:family="paragraph" style:parent-style-name="Text_20_body">
      <style:text-properties fo:language="bg" fo:country="BG" fo:background-color="#ccffff" style:language-asian="zxx" style:country-asian="none" style:language-complex="zxx" style:country-complex="none"/>
    </style:style>
    <style:style style:name="P87"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88" style:family="paragraph" style:parent-style-name="Text_20_body">
      <style:text-properties fo:language="bg" fo:country="BG" fo:font-style="italic" officeooo:rsid="00b2755c" officeooo:paragraph-rsid="00b2755c" style:font-style-asian="italic" style:font-style-complex="italic"/>
    </style:style>
    <style:style style:name="P89" style:family="paragraph" style:parent-style-name="Text_20_body">
      <style:text-properties fo:language="bg" fo:country="BG" fo:font-style="italic" officeooo:rsid="00b81422" officeooo:paragraph-rsid="00b81422" style:font-style-asian="italic" style:font-style-complex="italic"/>
    </style:style>
    <style:style style:name="P90" style:family="paragraph" style:parent-style-name="Text_20_body">
      <style:text-properties fo:language="bg" fo:country="BG" fo:font-style="italic" officeooo:rsid="01945bae" officeooo:paragraph-rsid="01945bae" style:font-style-asian="italic" style:font-style-complex="italic"/>
    </style:style>
    <style:style style:name="P91"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92"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93"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94"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95"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96"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97" style:family="paragraph" style:parent-style-name="Text_20_body">
      <style:paragraph-properties fo:text-align="start" style:justify-single-word="false"/>
      <style:text-properties fo:language="bg" fo:country="BG"/>
    </style:style>
    <style:style style:name="P98" style:family="paragraph" style:parent-style-name="Text_20_body">
      <style:text-properties fo:language="bg" fo:country="BG" officeooo:rsid="009f85b8" officeooo:paragraph-rsid="009f85b8"/>
    </style:style>
    <style:style style:name="P99" style:family="paragraph" style:parent-style-name="Text_20_body">
      <style:text-properties fo:language="bg" fo:country="BG" officeooo:rsid="00a42e60" officeooo:paragraph-rsid="00a42e60"/>
    </style:style>
    <style:style style:name="P100" style:family="paragraph" style:parent-style-name="Text_20_body">
      <style:text-properties fo:language="bg" fo:country="BG" officeooo:rsid="00a73203" officeooo:paragraph-rsid="00a8ac92"/>
    </style:style>
    <style:style style:name="P101" style:family="paragraph" style:parent-style-name="Text_20_body">
      <style:text-properties fo:language="bg" fo:country="BG" officeooo:rsid="00b4637d" officeooo:paragraph-rsid="00b4637d"/>
    </style:style>
    <style:style style:name="P102" style:family="paragraph" style:parent-style-name="Text_20_body">
      <style:text-properties fo:language="bg" fo:country="BG" officeooo:rsid="00bdba80" officeooo:paragraph-rsid="00bdba80"/>
    </style:style>
    <style:style style:name="P103" style:family="paragraph" style:parent-style-name="Text_20_body">
      <style:text-properties fo:language="bg" fo:country="BG" officeooo:rsid="00ae4599" officeooo:paragraph-rsid="00ae4599"/>
    </style:style>
    <style:style style:name="P104" style:family="paragraph" style:parent-style-name="Text_20_body">
      <style:text-properties fo:language="bg" fo:country="BG" officeooo:rsid="00bf916a" officeooo:paragraph-rsid="00bf916a"/>
    </style:style>
    <style:style style:name="P105" style:family="paragraph" style:parent-style-name="Text_20_body">
      <style:text-properties fo:language="bg" fo:country="BG" officeooo:rsid="00a9c45c" officeooo:paragraph-rsid="00a9c45c"/>
    </style:style>
    <style:style style:name="P106" style:family="paragraph" style:parent-style-name="Text_20_body">
      <style:text-properties fo:language="bg" fo:country="BG" officeooo:rsid="00c535e7" officeooo:paragraph-rsid="00c535e7"/>
    </style:style>
    <style:style style:name="P107" style:family="paragraph" style:parent-style-name="Text_20_body">
      <style:text-properties fo:language="bg" fo:country="BG" officeooo:rsid="00c995b9" officeooo:paragraph-rsid="00c995b9"/>
    </style:style>
    <style:style style:name="P108" style:family="paragraph" style:parent-style-name="Text_20_body">
      <style:text-properties fo:language="bg" fo:country="BG" officeooo:rsid="00cb89bf" officeooo:paragraph-rsid="00cb89bf"/>
    </style:style>
    <style:style style:name="P109" style:family="paragraph" style:parent-style-name="Text_20_body">
      <style:text-properties fo:language="bg" fo:country="BG" officeooo:rsid="00d198e3" officeooo:paragraph-rsid="00d198e3"/>
    </style:style>
    <style:style style:name="P110" style:family="paragraph" style:parent-style-name="Text_20_body">
      <style:text-properties fo:language="bg" fo:country="BG" officeooo:rsid="00d60a18" officeooo:paragraph-rsid="00d60a18"/>
    </style:style>
    <style:style style:name="P111" style:family="paragraph" style:parent-style-name="Text_20_body">
      <style:text-properties fo:language="bg" fo:country="BG" officeooo:rsid="00ec8356" officeooo:paragraph-rsid="00ec8356"/>
    </style:style>
    <style:style style:name="P112" style:family="paragraph" style:parent-style-name="Text_20_body">
      <style:text-properties fo:language="bg" fo:country="BG" officeooo:rsid="00edc09d" officeooo:paragraph-rsid="00edc09d"/>
    </style:style>
    <style:style style:name="P113" style:family="paragraph" style:parent-style-name="Text_20_body">
      <style:text-properties fo:language="bg" fo:country="BG" officeooo:rsid="0106a1c1" officeooo:paragraph-rsid="0106a1c1"/>
    </style:style>
    <style:style style:name="P114" style:family="paragraph" style:parent-style-name="Text_20_body">
      <style:text-properties fo:language="bg" fo:country="BG" officeooo:rsid="0108966e" officeooo:paragraph-rsid="0108966e"/>
    </style:style>
    <style:style style:name="P115" style:family="paragraph" style:parent-style-name="Text_20_body">
      <style:text-properties fo:language="bg" fo:country="BG" officeooo:rsid="010fcb44" officeooo:paragraph-rsid="010fcb44"/>
    </style:style>
    <style:style style:name="P116" style:family="paragraph" style:parent-style-name="Text_20_body">
      <style:text-properties fo:language="bg" fo:country="BG" officeooo:rsid="01156df1" officeooo:paragraph-rsid="01156df1"/>
    </style:style>
    <style:style style:name="P117" style:family="paragraph" style:parent-style-name="Text_20_body">
      <style:text-properties fo:language="bg" fo:country="BG" officeooo:rsid="0117403b" officeooo:paragraph-rsid="0117403b"/>
    </style:style>
    <style:style style:name="P118" style:family="paragraph" style:parent-style-name="Text_20_body">
      <style:text-properties fo:language="bg" fo:country="BG" officeooo:rsid="0117c721" officeooo:paragraph-rsid="0117c721"/>
    </style:style>
    <style:style style:name="P119" style:family="paragraph" style:parent-style-name="Text_20_body">
      <style:text-properties fo:language="bg" fo:country="BG" officeooo:rsid="011861c4" officeooo:paragraph-rsid="011861c4"/>
    </style:style>
    <style:style style:name="P120" style:family="paragraph" style:parent-style-name="Text_20_body">
      <style:text-properties fo:language="bg" fo:country="BG" officeooo:rsid="0119b5ec" officeooo:paragraph-rsid="0119b5ec"/>
    </style:style>
    <style:style style:name="P121" style:family="paragraph" style:parent-style-name="Text_20_body">
      <style:text-properties fo:language="bg" fo:country="BG" officeooo:rsid="011f514d" officeooo:paragraph-rsid="011f514d"/>
    </style:style>
    <style:style style:name="P122" style:family="paragraph" style:parent-style-name="Text_20_body">
      <style:text-properties fo:language="bg" fo:country="BG" officeooo:rsid="01202ee3" officeooo:paragraph-rsid="01202ee3"/>
    </style:style>
    <style:style style:name="P123" style:family="paragraph" style:parent-style-name="Text_20_body">
      <style:text-properties fo:language="bg" fo:country="BG" officeooo:rsid="0122d9a8" officeooo:paragraph-rsid="0122d9a8"/>
    </style:style>
    <style:style style:name="P124" style:family="paragraph" style:parent-style-name="Text_20_body">
      <style:text-properties fo:language="bg" fo:country="BG" officeooo:rsid="01254a25" officeooo:paragraph-rsid="01254a25"/>
    </style:style>
    <style:style style:name="P125" style:family="paragraph" style:parent-style-name="Text_20_body">
      <style:text-properties fo:language="bg" fo:country="BG" officeooo:rsid="0126bf46" officeooo:paragraph-rsid="0126bf46"/>
    </style:style>
    <style:style style:name="P126" style:family="paragraph" style:parent-style-name="Text_20_body">
      <style:text-properties fo:language="bg" fo:country="BG" officeooo:rsid="012c41d0" officeooo:paragraph-rsid="012c41d0"/>
    </style:style>
    <style:style style:name="P127" style:family="paragraph" style:parent-style-name="Text_20_body">
      <style:text-properties fo:language="bg" fo:country="BG" officeooo:rsid="012dab47" officeooo:paragraph-rsid="012dab47"/>
    </style:style>
    <style:style style:name="P128" style:family="paragraph" style:parent-style-name="Text_20_body">
      <style:text-properties fo:language="bg" fo:country="BG" officeooo:rsid="0132e86b" officeooo:paragraph-rsid="0132e86b"/>
    </style:style>
    <style:style style:name="P129" style:family="paragraph" style:parent-style-name="Text_20_body">
      <style:text-properties fo:language="bg" fo:country="BG" officeooo:rsid="0132e86b" officeooo:paragraph-rsid="0157a62b"/>
    </style:style>
    <style:style style:name="P130" style:family="paragraph" style:parent-style-name="Text_20_body">
      <style:text-properties fo:language="bg" fo:country="BG" officeooo:rsid="0133f166" officeooo:paragraph-rsid="0133f166"/>
    </style:style>
    <style:style style:name="P131" style:family="paragraph" style:parent-style-name="Text_20_body">
      <style:text-properties fo:language="bg" fo:country="BG" officeooo:rsid="0134d895" officeooo:paragraph-rsid="0134d895"/>
    </style:style>
    <style:style style:name="P132" style:family="paragraph" style:parent-style-name="Text_20_body">
      <style:text-properties fo:language="bg" fo:country="BG" officeooo:rsid="0135403e" officeooo:paragraph-rsid="0135403e"/>
    </style:style>
    <style:style style:name="P133" style:family="paragraph" style:parent-style-name="Text_20_body">
      <style:text-properties fo:language="bg" fo:country="BG" officeooo:rsid="0138b415" officeooo:paragraph-rsid="0138b415"/>
    </style:style>
    <style:style style:name="P134" style:family="paragraph" style:parent-style-name="Text_20_body">
      <style:text-properties fo:language="bg" fo:country="BG" officeooo:rsid="013a6c89" officeooo:paragraph-rsid="013ff041"/>
    </style:style>
    <style:style style:name="P135" style:family="paragraph" style:parent-style-name="Text_20_body">
      <style:text-properties fo:language="bg" fo:country="BG" officeooo:rsid="013b015b" officeooo:paragraph-rsid="013b015b"/>
    </style:style>
    <style:style style:name="P136" style:family="paragraph" style:parent-style-name="Text_20_body">
      <style:text-properties fo:language="bg" fo:country="BG" officeooo:rsid="0140f4b3" officeooo:paragraph-rsid="0140f4b3"/>
    </style:style>
    <style:style style:name="P137" style:family="paragraph" style:parent-style-name="Text_20_body">
      <style:text-properties fo:language="bg" fo:country="BG" officeooo:rsid="01432c6d" officeooo:paragraph-rsid="01432c6d"/>
    </style:style>
    <style:style style:name="P138" style:family="paragraph" style:parent-style-name="Text_20_body">
      <style:text-properties fo:language="bg" fo:country="BG" officeooo:rsid="01439979" officeooo:paragraph-rsid="01439979"/>
    </style:style>
    <style:style style:name="P139" style:family="paragraph" style:parent-style-name="Text_20_body">
      <style:text-properties fo:language="bg" fo:country="BG" officeooo:rsid="01476d9d" officeooo:paragraph-rsid="01476d9d"/>
    </style:style>
    <style:style style:name="P140" style:family="paragraph" style:parent-style-name="Text_20_body">
      <style:text-properties fo:language="bg" fo:country="BG" officeooo:rsid="0148b904" officeooo:paragraph-rsid="0148b904"/>
    </style:style>
    <style:style style:name="P141" style:family="paragraph" style:parent-style-name="Text_20_body">
      <style:text-properties fo:language="bg" fo:country="BG" officeooo:rsid="014e4703" officeooo:paragraph-rsid="014e4703"/>
    </style:style>
    <style:style style:name="P142" style:family="paragraph" style:parent-style-name="Text_20_body">
      <style:text-properties fo:language="bg" fo:country="BG" officeooo:rsid="014970df" officeooo:paragraph-rsid="014970df"/>
    </style:style>
    <style:style style:name="P143" style:family="paragraph" style:parent-style-name="Text_20_body">
      <style:text-properties fo:language="bg" fo:country="BG" officeooo:rsid="014b144f" officeooo:paragraph-rsid="014b144f"/>
    </style:style>
    <style:style style:name="P144" style:family="paragraph" style:parent-style-name="Text_20_body">
      <style:text-properties fo:language="bg" fo:country="BG" officeooo:rsid="014cdedc" officeooo:paragraph-rsid="014cdedc"/>
    </style:style>
    <style:style style:name="P145" style:family="paragraph" style:parent-style-name="Text_20_body">
      <style:text-properties fo:language="bg" fo:country="BG" officeooo:rsid="01521964" officeooo:paragraph-rsid="01521964"/>
    </style:style>
    <style:style style:name="P146" style:family="paragraph" style:parent-style-name="Text_20_body">
      <style:text-properties fo:language="bg" fo:country="BG" officeooo:rsid="01523059" officeooo:paragraph-rsid="01523059"/>
    </style:style>
    <style:style style:name="P147" style:family="paragraph" style:parent-style-name="Text_20_body">
      <style:text-properties fo:language="bg" fo:country="BG" officeooo:rsid="0154e048" officeooo:paragraph-rsid="0154e048"/>
    </style:style>
    <style:style style:name="P148" style:family="paragraph" style:parent-style-name="Text_20_body">
      <style:text-properties fo:language="bg" fo:country="BG" officeooo:rsid="0156e51f" officeooo:paragraph-rsid="0156e51f"/>
    </style:style>
    <style:style style:name="P149" style:family="paragraph" style:parent-style-name="Text_20_body">
      <style:text-properties fo:language="bg" fo:country="BG" officeooo:rsid="0157a62b" officeooo:paragraph-rsid="0157a62b"/>
    </style:style>
    <style:style style:name="P150" style:family="paragraph" style:parent-style-name="Text_20_body">
      <style:text-properties fo:language="bg" fo:country="BG" officeooo:rsid="015c7a22" officeooo:paragraph-rsid="015f5654"/>
    </style:style>
    <style:style style:name="P151" style:family="paragraph" style:parent-style-name="Text_20_body">
      <style:text-properties fo:language="bg" fo:country="BG" officeooo:rsid="01797aa8" officeooo:paragraph-rsid="01797aa8"/>
    </style:style>
    <style:style style:name="P152" style:family="paragraph" style:parent-style-name="Text_20_body">
      <style:text-properties fo:language="bg" fo:country="BG" officeooo:rsid="017b66ea" officeooo:paragraph-rsid="017b66ea"/>
    </style:style>
    <style:style style:name="P153" style:family="paragraph" style:parent-style-name="Text_20_body">
      <style:text-properties fo:language="bg" fo:country="BG" officeooo:rsid="017cab52" officeooo:paragraph-rsid="017cab52"/>
    </style:style>
    <style:style style:name="P154" style:family="paragraph" style:parent-style-name="Text_20_body">
      <style:text-properties fo:language="bg" fo:country="BG" officeooo:rsid="017eb645" officeooo:paragraph-rsid="017eb645"/>
    </style:style>
    <style:style style:name="P155" style:family="paragraph" style:parent-style-name="Text_20_body">
      <style:text-properties fo:language="bg" fo:country="BG" officeooo:rsid="0181653b" officeooo:paragraph-rsid="0181653b"/>
    </style:style>
    <style:style style:name="P156" style:family="paragraph" style:parent-style-name="Text_20_body">
      <style:text-properties fo:language="bg" fo:country="BG" officeooo:rsid="0184d3c3" officeooo:paragraph-rsid="0184d3c3"/>
    </style:style>
    <style:style style:name="P157" style:family="paragraph" style:parent-style-name="Text_20_body">
      <style:text-properties fo:language="bg" fo:country="BG" officeooo:rsid="0186ce0b" officeooo:paragraph-rsid="0186ce0b"/>
    </style:style>
    <style:style style:name="P158" style:family="paragraph" style:parent-style-name="Text_20_body">
      <style:text-properties fo:language="bg" fo:country="BG" officeooo:rsid="018af3ea" officeooo:paragraph-rsid="018af3ea"/>
    </style:style>
    <style:style style:name="P159" style:family="paragraph" style:parent-style-name="Text_20_body">
      <style:text-properties fo:language="bg" fo:country="BG" officeooo:rsid="018c936d" officeooo:paragraph-rsid="018c936d"/>
    </style:style>
    <style:style style:name="P160" style:family="paragraph" style:parent-style-name="Text_20_body">
      <style:text-properties fo:language="bg" fo:country="BG" officeooo:rsid="017bba32" officeooo:paragraph-rsid="017bba32" fo:background-color="#ffff00"/>
    </style:style>
    <style:style style:name="P161" style:family="paragraph" style:parent-style-name="Text_20_body">
      <style:text-properties fo:language="bg" fo:country="BG" officeooo:rsid="018cef53" officeooo:paragraph-rsid="018cef53"/>
    </style:style>
    <style:style style:name="P162" style:family="paragraph" style:parent-style-name="Text_20_body">
      <style:text-properties fo:language="bg" fo:country="BG" officeooo:rsid="018d708d" officeooo:paragraph-rsid="018d708d"/>
    </style:style>
    <style:style style:name="P163" style:family="paragraph" style:parent-style-name="Text_20_body">
      <style:text-properties fo:language="bg" fo:country="BG" officeooo:rsid="01917a52" officeooo:paragraph-rsid="01917a52"/>
    </style:style>
    <style:style style:name="P164" style:family="paragraph" style:parent-style-name="Text_20_body">
      <style:text-properties style:font-name="Liberation Mono" fo:language="bg" fo:country="BG" style:font-weight-asian="normal"/>
    </style:style>
    <style:style style:name="P165" style:family="paragraph" style:parent-style-name="Text_20_body">
      <style:text-properties style:font-name="Liberation Mono" fo:language="bg" fo:country="BG" fo:font-style="normal" style:text-underline-style="none" fo:font-weight="normal" style:font-style-asian="normal" style:font-weight-asian="normal" style:font-style-complex="normal" style:font-weight-complex="normal"/>
    </style:style>
    <style:style style:name="P166" style:family="paragraph" style:parent-style-name="Text_20_body">
      <style:text-properties fo:color="#800000" fo:language="bg" fo:country="BG" style:font-weight-asian="normal"/>
    </style:style>
    <style:style style:name="P167"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168"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169"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170"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171"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172"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173"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174"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175"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176"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177"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178"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179"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180"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181"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182"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183"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184"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185"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186"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187"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188"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189"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190"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191"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192"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193"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194"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195"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196"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197"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198"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199"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200"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201"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202" style:family="paragraph" style:parent-style-name="Text_20_body">
      <style:text-properties officeooo:rsid="00a73203" officeooo:paragraph-rsid="00b4637d"/>
    </style:style>
    <style:style style:name="P203" style:family="paragraph" style:parent-style-name="Text_20_body">
      <style:text-properties officeooo:paragraph-rsid="010fcb44"/>
    </style:style>
    <style:style style:name="P204" style:family="paragraph" style:parent-style-name="Text_20_body">
      <style:text-properties style:font-name="DejaVu Sans Mono" fo:language="bg" fo:country="BG" fo:font-weight="bold" style:font-weight-asian="bold" style:font-weight-complex="bold"/>
    </style:style>
    <style:style style:name="P205" style:family="paragraph" style:parent-style-name="Text_20_body">
      <style:text-properties fo:color="#0000ff" fo:language="bg" fo:country="BG" officeooo:rsid="00bdba80" officeooo:paragraph-rsid="00bdba80"/>
    </style:style>
    <style:style style:name="P206" style:family="paragraph" style:parent-style-name="Text_20_body">
      <style:text-properties fo:color="#0000ff" fo:language="bg" fo:country="BG" officeooo:rsid="00c7af0a" officeooo:paragraph-rsid="00c7af0a"/>
    </style:style>
    <style:style style:name="P207"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208"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209" style:family="paragraph" style:parent-style-name="Text_20_body">
      <style:text-properties officeooo:rsid="01d67d14" officeooo:paragraph-rsid="01d67d14"/>
    </style:style>
    <style:style style:name="P210" style:family="paragraph" style:parent-style-name="Text_20_body">
      <style:text-properties officeooo:rsid="01da7b07" officeooo:paragraph-rsid="01da7b07"/>
    </style:style>
    <style:style style:name="P211" style:family="paragraph" style:parent-style-name="Text_20_body">
      <style:text-properties officeooo:rsid="01dd2af2" officeooo:paragraph-rsid="01dd2af2"/>
    </style:style>
    <style:style style:name="P212" style:family="paragraph" style:parent-style-name="Text_20_body">
      <style:text-properties officeooo:rsid="01dfa415" officeooo:paragraph-rsid="01dfa415"/>
    </style:style>
    <style:style style:name="P213" style:family="paragraph" style:parent-style-name="Text_20_body">
      <style:text-properties officeooo:rsid="01dfd07f" officeooo:paragraph-rsid="01dfd07f"/>
    </style:style>
    <style:style style:name="P214" style:family="paragraph" style:parent-style-name="Text_20_body">
      <style:text-properties officeooo:rsid="01e1661c" officeooo:paragraph-rsid="01e1661c"/>
    </style:style>
    <style:style style:name="P215" style:family="paragraph" style:parent-style-name="Text_20_body">
      <style:text-properties officeooo:rsid="01e3c15f" officeooo:paragraph-rsid="01e3c15f"/>
    </style:style>
    <style:style style:name="P216" style:family="paragraph" style:parent-style-name="Text_20_body">
      <style:text-properties fo:font-weight="bold" officeooo:rsid="01e3c15f" officeooo:paragraph-rsid="01e3c15f" style:font-weight-asian="bold" style:font-weight-complex="bold"/>
    </style:style>
    <style:style style:name="P217" style:family="paragraph" style:parent-style-name="Text_20_body">
      <style:text-properties fo:font-weight="normal" officeooo:rsid="01e47274" officeooo:paragraph-rsid="01e47274" style:font-weight-asian="normal" style:font-weight-complex="normal"/>
    </style:style>
    <style:style style:name="P218" style:family="paragraph" style:parent-style-name="Text_20_body">
      <style:text-properties fo:font-weight="normal" officeooo:rsid="01e638a2" officeooo:paragraph-rsid="01e638a2" style:font-weight-asian="normal" style:font-weight-complex="normal"/>
    </style:style>
    <style:style style:name="P219" style:family="paragraph" style:parent-style-name="Text_20_body">
      <style:text-properties fo:font-weight="normal" officeooo:rsid="01e6531c" officeooo:paragraph-rsid="01e6531c" style:font-weight-asian="normal" style:font-weight-complex="normal"/>
    </style:style>
    <style:style style:name="P220" style:family="paragraph" style:parent-style-name="Text_20_body">
      <style:text-properties fo:font-weight="normal" officeooo:rsid="01e8205c" officeooo:paragraph-rsid="01e8205c" style:font-weight-asian="normal" style:font-weight-complex="normal"/>
    </style:style>
    <style:style style:name="P221" style:family="paragraph" style:parent-style-name="Text_20_body">
      <style:text-properties officeooo:rsid="01e8e524" officeooo:paragraph-rsid="01e8e524"/>
    </style:style>
    <style:style style:name="P222" style:family="paragraph" style:parent-style-name="Text_20_body">
      <style:text-properties officeooo:rsid="01ebcdea" officeooo:paragraph-rsid="01ebcdea"/>
    </style:style>
    <style:style style:name="P223" style:family="paragraph" style:parent-style-name="Text_20_body">
      <style:text-properties officeooo:rsid="01ef337f" officeooo:paragraph-rsid="01ef337f"/>
    </style:style>
    <style:style style:name="P224" style:family="paragraph" style:parent-style-name="Preformatted_20_Text">
      <style:text-properties fo:language="bg" fo:country="BG"/>
    </style:style>
    <style:style style:name="P225" style:family="paragraph" style:parent-style-name="Preformatted_20_Text">
      <style:text-properties fo:language="bg" fo:country="BG" fo:background-color="#ffff99"/>
    </style:style>
    <style:style style:name="P226" style:family="paragraph" style:parent-style-name="Preformatted_20_Text">
      <style:text-properties fo:language="bg" fo:country="BG" officeooo:rsid="0096af32" officeooo:paragraph-rsid="0096af32"/>
    </style:style>
    <style:style style:name="P227" style:family="paragraph" style:parent-style-name="Preformatted_20_Text">
      <style:text-properties fo:language="bg" fo:country="BG" officeooo:rsid="009a344a" officeooo:paragraph-rsid="009a344a"/>
    </style:style>
    <style:style style:name="P228" style:family="paragraph" style:parent-style-name="Preformatted_20_Text">
      <style:text-properties fo:language="bg" fo:country="BG" officeooo:rsid="00907047" officeooo:paragraph-rsid="00907047"/>
    </style:style>
    <style:style style:name="P229" style:family="paragraph" style:parent-style-name="Preformatted_20_Text">
      <style:text-properties fo:language="bg" fo:country="BG" officeooo:rsid="009a686b" officeooo:paragraph-rsid="009a686b"/>
    </style:style>
    <style:style style:name="P230" style:family="paragraph" style:parent-style-name="Preformatted_20_Text">
      <style:text-properties fo:language="bg" fo:country="BG" officeooo:rsid="00a6a09c"/>
    </style:style>
    <style:style style:name="P231" style:family="paragraph" style:parent-style-name="Preformatted_20_Text">
      <style:text-properties fo:language="bg" fo:country="BG" officeooo:paragraph-rsid="011e24d8"/>
    </style:style>
    <style:style style:name="P232" style:family="paragraph" style:parent-style-name="Preformatted_20_Text">
      <style:text-properties fo:language="bg" fo:country="BG" officeooo:rsid="014b144f" officeooo:paragraph-rsid="014b144f"/>
    </style:style>
    <style:style style:name="P233" style:family="paragraph" style:parent-style-name="Preformatted_20_Text">
      <style:text-properties fo:font-size="11pt" fo:language="bg" fo:country="BG" style:font-size-asian="11pt" style:font-size-complex="11pt"/>
    </style:style>
    <style:style style:name="P234" style:family="paragraph" style:parent-style-name="Preformatted_20_Text">
      <style:text-properties officeooo:rsid="0199e485" officeooo:paragraph-rsid="0199e485"/>
    </style:style>
    <style:style style:name="P235" style:family="paragraph" style:parent-style-name="Preformatted_20_Text">
      <style:text-properties officeooo:rsid="01c5812a" officeooo:paragraph-rsid="01c5812a"/>
    </style:style>
    <style:style style:name="P236" style:family="paragraph" style:parent-style-name="Preformatted_20_Text">
      <style:text-properties officeooo:rsid="01ced41e" officeooo:paragraph-rsid="01cfde09"/>
    </style:style>
    <style:style style:name="P237" style:family="paragraph" style:parent-style-name="Preformatted_20_Text">
      <style:text-properties officeooo:rsid="01cfde09" officeooo:paragraph-rsid="01cfde09"/>
    </style:style>
    <style:style style:name="P238" style:family="paragraph" style:parent-style-name="Table_20_Contents">
      <style:text-properties fo:language="bg" fo:country="BG"/>
    </style:style>
    <style:style style:name="P239"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text-properties style:font-name="Liberation Mono" fo:language="bg" fo:country="BG"/>
    </style:style>
    <style:style style:name="P241" style:family="paragraph" style:parent-style-name="Table_20_Contents">
      <style:text-properties style:font-name="Liberation Mono" fo:font-size="11pt" fo:language="bg" fo:country="BG" style:font-size-asian="11pt" style:font-size-complex="11pt"/>
    </style:style>
    <style:style style:name="P242"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243"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244"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245"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246"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247" style:family="paragraph" style:parent-style-name="Table_20_Contents">
      <style:text-properties style:font-name="DejaVu Sans Mono" fo:language="bg" fo:country="BG" fo:font-weight="bold" style:font-weight-asian="bold" style:font-weight-complex="bold"/>
    </style:style>
    <style:style style:name="P24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249" style:family="paragraph" style:parent-style-name="Table_20_Contents">
      <style:text-properties officeooo:rsid="0207ddd7" officeooo:paragraph-rsid="0207ddd7"/>
    </style:style>
    <style:style style:name="P250"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251"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252" style:family="paragraph" style:parent-style-name="Table_20_Contents">
      <style:text-properties officeooo:rsid="020c7a0a" officeooo:paragraph-rsid="020c7a0a"/>
    </style:style>
    <style:style style:name="P253" style:family="paragraph" style:parent-style-name="Table_20_Contents">
      <style:text-properties style:font-name="Liberation Mono1"/>
    </style:style>
    <style:style style:name="P254" style:family="paragraph" style:parent-style-name="Table_20_Contents">
      <style:text-properties style:font-name="Liberation Mono1" officeooo:rsid="0207ddd7" officeooo:paragraph-rsid="0207ddd7"/>
    </style:style>
    <style:style style:name="P255" style:family="paragraph" style:parent-style-name="Standard">
      <style:paragraph-properties fo:break-before="page"/>
      <style:text-properties fo:language="bg" fo:country="BG" style:language-asian="zxx" style:country-asian="none" style:language-complex="zxx" style:country-complex="none"/>
    </style:style>
    <style:style style:name="P256" style:family="paragraph" style:parent-style-name="Text_20_body">
      <style:paragraph-properties fo:margin-left="0.4925in" fo:margin-right="0in" fo:text-indent="0in" style:auto-text-indent="false"/>
      <style:text-properties fo:language="bg" fo:country="BG" style:language-asian="zxx" style:country-asian="none" style:language-complex="zxx" style:country-complex="none"/>
    </style:style>
    <style:style style:name="P257" style:family="paragraph" style:parent-style-name="Text_20_body">
      <style:paragraph-properties fo:margin-left="0in" fo:margin-right="0in" fo:text-indent="0in" style:auto-text-indent="false"/>
      <style:text-properties fo:language="bg" fo:country="BG" style:language-asian="zxx" style:country-asian="none" style:language-complex="zxx" style:country-complex="none"/>
    </style:style>
    <style:style style:name="P258"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259" style:family="paragraph" style:parent-style-name="Table_20_Heading">
      <style:text-properties fo:language="bg" fo:country="BG"/>
    </style:style>
    <style:style style:name="P260"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262"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263"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264" style:family="paragraph" style:parent-style-name="Text_20_body" style:list-style-name="L3">
      <style:text-properties fo:language="bg" fo:country="BG" fo:font-style="normal" officeooo:rsid="01a4de89" officeooo:paragraph-rsid="0204e79c" style:font-style-asian="normal" style:font-style-complex="normal"/>
    </style:style>
    <style:style style:name="P265" style:family="paragraph" style:parent-style-name="Text_20_body" style:list-style-name="L3">
      <style:text-properties fo:language="bg" fo:country="BG" fo:font-style="normal" officeooo:rsid="0204c501" officeooo:paragraph-rsid="0204e79c" style:font-style-asian="normal" style:font-style-complex="normal"/>
    </style:style>
    <style:style style:name="P266" style:family="paragraph" style:parent-style-name="Text_20_body">
      <style:text-properties officeooo:rsid="01ef337f" officeooo:paragraph-rsid="01ef337f"/>
    </style:style>
    <style:style style:name="P267" style:family="paragraph" style:parent-style-name="Text_20_body">
      <style:text-properties officeooo:rsid="0212dc37" officeooo:paragraph-rsid="0212dc37"/>
    </style:style>
    <style:style style:name="P268" style:family="paragraph" style:parent-style-name="Text_20_body">
      <style:text-properties officeooo:rsid="0213a73f" officeooo:paragraph-rsid="0213a73f"/>
    </style:style>
    <style:style style:name="P269" style:family="paragraph" style:parent-style-name="Text_20_body">
      <style:text-properties officeooo:rsid="0213ab0b" officeooo:paragraph-rsid="0213ab0b"/>
    </style:style>
    <style:style style:name="P270" style:family="paragraph" style:parent-style-name="Text_20_body">
      <style:text-properties officeooo:rsid="0214d8d5" officeooo:paragraph-rsid="0214d8d5"/>
    </style:style>
    <style:style style:name="P271" style:family="paragraph" style:parent-style-name="Text_20_body">
      <style:text-properties officeooo:rsid="0216babd" officeooo:paragraph-rsid="0216babd"/>
    </style:style>
    <style:style style:name="P272" style:family="paragraph" style:parent-style-name="Text_20_body">
      <style:text-properties officeooo:rsid="0219cc8b" officeooo:paragraph-rsid="0219cc8b"/>
    </style:style>
    <style:style style:name="P273" style:family="paragraph" style:parent-style-name="Text_20_body">
      <style:text-properties officeooo:rsid="021b66da" officeooo:paragraph-rsid="021b66da"/>
    </style:style>
    <style:style style:name="P274" style:family="paragraph" style:parent-style-name="Text_20_body">
      <style:text-properties officeooo:rsid="021bf865" officeooo:paragraph-rsid="021bf865"/>
    </style:style>
    <style:style style:name="P275" style:family="paragraph" style:parent-style-name="Text_20_body">
      <style:text-properties officeooo:rsid="021c6b1e" officeooo:paragraph-rsid="021c6b1e"/>
    </style:style>
    <style:style style:name="P276" style:family="paragraph" style:parent-style-name="Text_20_body">
      <style:text-properties officeooo:rsid="021f6f71" officeooo:paragraph-rsid="021f6f71"/>
    </style:style>
    <style:style style:name="P277" style:family="paragraph" style:parent-style-name="Text_20_body">
      <style:text-properties officeooo:rsid="02209ad5" officeooo:paragraph-rsid="02209ad5"/>
    </style:style>
    <style:style style:name="P278" style:family="paragraph" style:parent-style-name="Text_20_body">
      <style:text-properties officeooo:rsid="0221c566" officeooo:paragraph-rsid="0221c566"/>
    </style:style>
    <style:style style:name="P279" style:family="paragraph" style:parent-style-name="Text_20_body">
      <style:text-properties officeooo:rsid="0224dbab" officeooo:paragraph-rsid="0224dbab"/>
    </style:style>
    <style:style style:name="P280" style:family="paragraph" style:parent-style-name="Text_20_body">
      <style:text-properties officeooo:rsid="02267f31" officeooo:paragraph-rsid="02267f31"/>
    </style:style>
    <style:style style:name="P281" style:family="paragraph" style:parent-style-name="Text_20_body">
      <style:text-properties officeooo:rsid="022d5012" officeooo:paragraph-rsid="022d5012"/>
    </style:style>
    <style:style style:name="P282" style:family="paragraph" style:parent-style-name="Text_20_body">
      <style:text-properties officeooo:rsid="022e2eef" officeooo:paragraph-rsid="022e2eef"/>
    </style:style>
    <style:style style:name="P283" style:family="paragraph" style:parent-style-name="Text_20_body">
      <style:text-properties officeooo:rsid="02311160" officeooo:paragraph-rsid="02311160"/>
    </style:style>
    <style:style style:name="P284" style:family="paragraph" style:parent-style-name="Text_20_body">
      <style:text-properties officeooo:rsid="0233505a" officeooo:paragraph-rsid="0233505a"/>
    </style:style>
    <style:style style:name="P285" style:family="paragraph" style:parent-style-name="Text_20_body">
      <style:text-properties officeooo:rsid="0234880d" officeooo:paragraph-rsid="0234880d"/>
    </style:style>
    <style:style style:name="P286" style:family="paragraph" style:parent-style-name="Text_20_body">
      <style:text-properties officeooo:rsid="0237596d" officeooo:paragraph-rsid="0237596d"/>
    </style:style>
    <style:style style:name="P287" style:family="paragraph" style:parent-style-name="Text_20_body">
      <style:text-properties officeooo:rsid="02390c3c" officeooo:paragraph-rsid="02390c3c"/>
    </style:style>
    <style:style style:name="P288" style:family="paragraph" style:parent-style-name="Text_20_body">
      <style:text-properties officeooo:rsid="023afac2" officeooo:paragraph-rsid="023afac2"/>
    </style:style>
    <style:style style:name="P289" style:family="paragraph" style:parent-style-name="Text_20_body">
      <style:text-properties officeooo:rsid="023ebd38" officeooo:paragraph-rsid="023ebd38"/>
    </style:style>
    <style:style style:name="P290" style:family="paragraph" style:parent-style-name="Text_20_body">
      <style:text-properties fo:font-weight="bold" style:font-weight-asian="bold" style:font-weight-complex="bold"/>
    </style:style>
    <style:style style:name="P291" style:family="paragraph" style:parent-style-name="Text_20_body">
      <style:text-properties officeooo:rsid="024926ea" officeooo:paragraph-rsid="024926ea"/>
    </style:style>
    <style:style style:name="P292" style:family="paragraph" style:parent-style-name="Text_20_body">
      <style:text-properties officeooo:rsid="024a4e3b" officeooo:paragraph-rsid="024a4e3b"/>
    </style:style>
    <style:style style:name="P293" style:family="paragraph" style:parent-style-name="Text_20_body">
      <style:text-properties officeooo:rsid="024b3b18" officeooo:paragraph-rsid="024b3b18"/>
    </style:style>
    <style:style style:name="P294" style:family="paragraph" style:parent-style-name="Text_20_body">
      <style:text-properties officeooo:rsid="024b9190" officeooo:paragraph-rsid="024b9190"/>
    </style:style>
    <style:style style:name="P295" style:family="paragraph" style:parent-style-name="Text_20_body">
      <style:text-properties officeooo:rsid="024da6ae" officeooo:paragraph-rsid="024da6ae"/>
    </style:style>
    <style:style style:name="P296" style:family="paragraph" style:parent-style-name="Text_20_body">
      <style:text-properties officeooo:rsid="024e598d" officeooo:paragraph-rsid="024e598d"/>
    </style:style>
    <style:style style:name="P297" style:family="paragraph" style:parent-style-name="Text_20_body">
      <style:text-properties officeooo:rsid="024eb1d2" officeooo:paragraph-rsid="024eb1d2"/>
    </style:style>
    <style:style style:name="P298" style:family="paragraph" style:parent-style-name="Text_20_body">
      <style:text-properties officeooo:rsid="02525b43" officeooo:paragraph-rsid="02525b43"/>
    </style:style>
    <style:style style:name="P299"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300" style:family="paragraph" style:parent-style-name="Heading_20_1">
      <style:text-properties fo:language="bg" fo:country="BG"/>
    </style:style>
    <style:style style:name="P301" style:family="paragraph" style:parent-style-name="Heading_20_1">
      <style:paragraph-properties fo:text-align="start" style:justify-single-word="false"/>
      <style:text-properties fo:language="bg" fo:country="BG" style:font-weight-asian="normal"/>
    </style:style>
    <style:style style:name="P302" style:family="paragraph" style:parent-style-name="Heading_20_1" style:list-style-name="">
      <style:text-properties fo:language="bg" fo:country="BG"/>
    </style:style>
    <style:style style:name="P303" style:family="paragraph" style:parent-style-name="Heading_20_1">
      <style:paragraph-properties fo:break-before="page"/>
    </style:style>
    <style:style style:name="P304" style:family="paragraph" style:parent-style-name="Heading_20_1">
      <style:paragraph-properties fo:break-before="page"/>
      <style:text-properties fo:language="bg" fo:country="BG"/>
    </style:style>
    <style:style style:name="P305" style:family="paragraph" style:parent-style-name="Heading_20_2">
      <style:text-properties fo:language="bg" fo:country="BG"/>
    </style:style>
    <style:style style:name="P306" style:family="paragraph" style:parent-style-name="Heading_20_2">
      <style:text-properties fo:language="bg" fo:country="BG" officeooo:rsid="009a686b" officeooo:paragraph-rsid="009a686b"/>
    </style:style>
    <style:style style:name="P307" style:family="paragraph" style:parent-style-name="Contents_20_1">
      <style:paragraph-properties>
        <style:tab-stops>
          <style:tab-stop style:position="6.9252in" style:type="right" style:leader-style="dotted" style:leader-text="."/>
        </style:tab-stops>
      </style:paragraph-properties>
    </style:style>
    <style:style style:name="P308"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color="#000000" fo:background-color="#ccff00" loext:char-shading-value="0"/>
    </style:style>
    <style:style style:name="T2" style:family="text">
      <style:text-properties fo:color="#000000" style:font-name="Liberation Mono"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400a98" style:font-style-asian="italic" style:font-weight-asian="bold" style:font-style-complex="italic" style:font-weight-complex="bold"/>
    </style:style>
    <style:style style:name="T8" style:family="text">
      <style:text-properties fo:font-style="italic" fo:font-weight="bold" officeooo:rsid="014e4027" style:font-style-asian="italic" style:font-weight-asian="bold" style:font-style-complex="italic" style:font-weight-complex="bold"/>
    </style:style>
    <style:style style:name="T9" style:family="text">
      <style:text-properties style:text-position="super 58%" style:text-underline-style="none"/>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bad570" style:font-style-asian="normal" style:font-weight-asian="normal" style:font-style-complex="normal" style:font-weight-complex="normal"/>
    </style:style>
    <style:style style:name="T12" style:family="text">
      <style:text-properties fo:font-style="normal" fo:font-weight="normal" officeooo:rsid="00bb719f" style:font-style-asian="normal" style:font-weight-asian="normal" style:font-style-complex="normal" style:font-weight-complex="normal"/>
    </style:style>
    <style:style style:name="T13" style:family="text">
      <style:text-properties fo:font-style="normal" fo:font-weight="normal" officeooo:rsid="00bc4052" style:font-style-asian="normal" style:font-weight-asian="normal" style:font-style-complex="normal" style:font-weight-complex="normal"/>
    </style:style>
    <style:style style:name="T14" style:family="text">
      <style:text-properties fo:font-style="normal" fo:font-weight="normal" officeooo:rsid="00b9142b" style:font-style-asian="normal" style:font-weight-asian="normal" style:font-style-complex="normal" style:font-weight-complex="normal"/>
    </style:style>
    <style:style style:name="T15" style:family="text">
      <style:text-properties fo:font-style="normal" fo:font-weight="normal" officeooo:rsid="00d906f5" style:font-style-asian="normal" style:font-weight-asian="normal" style:font-style-complex="normal" style:font-weight-complex="normal"/>
    </style:style>
    <style:style style:name="T16" style:family="text">
      <style:text-properties fo:font-style="normal" fo:font-weight="normal" officeooo:rsid="00e24fb8" style:font-style-asian="normal" style:font-weight-asian="normal" style:font-style-complex="normal" style:font-weight-complex="normal"/>
    </style:style>
    <style:style style:name="T17" style:family="text">
      <style:text-properties fo:font-style="normal" fo:font-weight="normal" officeooo:rsid="00e50506" style:font-style-asian="normal" style:font-weight-asian="normal" style:font-style-complex="normal" style:font-weight-complex="normal"/>
    </style:style>
    <style:style style:name="T18" style:family="text">
      <style:text-properties fo:font-style="normal" fo:font-weight="normal" officeooo:rsid="00e7aa95" style:font-style-asian="normal" style:font-weight-asian="normal" style:font-style-complex="normal" style:font-weight-complex="normal"/>
    </style:style>
    <style:style style:name="T19" style:family="text">
      <style:text-properties fo:font-style="normal" fo:font-weight="normal" officeooo:rsid="00e879aa" style:font-style-asian="normal" style:font-weight-asian="normal" style:font-style-complex="normal" style:font-weight-complex="normal"/>
    </style:style>
    <style:style style:name="T20" style:family="text">
      <style:text-properties fo:font-style="normal" fo:font-weight="normal" officeooo:rsid="00f2442d" style:font-style-asian="normal" style:font-weight-asian="normal" style:font-style-complex="normal" style:font-weight-complex="normal"/>
    </style:style>
    <style:style style:name="T21" style:family="text">
      <style:text-properties fo:font-style="normal" fo:font-weight="normal" officeooo:rsid="00f5b6f6" style:font-style-asian="normal" style:font-weight-asian="normal" style:font-style-complex="normal" style:font-weight-complex="normal"/>
    </style:style>
    <style:style style:name="T22" style:family="text">
      <style:text-properties fo:font-style="normal" fo:font-weight="normal" officeooo:rsid="00f6240a" style:font-style-asian="normal" style:font-weight-asian="normal" style:font-style-complex="normal" style:font-weight-complex="normal"/>
    </style:style>
    <style:style style:name="T23" style:family="text">
      <style:text-properties fo:font-style="normal" fo:font-weight="normal" officeooo:rsid="00f6aeef" style:font-style-asian="normal" style:font-weight-asian="normal" style:font-style-complex="normal" style:font-weight-complex="normal"/>
    </style:style>
    <style:style style:name="T24" style:family="text">
      <style:text-properties fo:font-style="normal" fo:font-weight="normal" officeooo:rsid="00fc360d" style:font-style-asian="normal" style:font-weight-asian="normal" style:font-style-complex="normal" style:font-weight-complex="normal"/>
    </style:style>
    <style:style style:name="T25" style:family="text">
      <style:text-properties fo:font-style="normal" style:font-style-asian="normal" style:font-style-complex="normal"/>
    </style:style>
    <style:style style:name="T26" style:family="text">
      <style:text-properties fo:font-style="normal" officeooo:rsid="00bc4052" style:font-style-asian="normal" style:font-style-complex="normal"/>
    </style:style>
    <style:style style:name="T27" style:family="text">
      <style:text-properties fo:font-style="normal" style:text-underline-style="none" fo:font-weight="normal" style:font-style-asian="normal" style:font-weight-asian="normal" style:font-style-complex="normal" style:font-weight-complex="normal"/>
    </style:style>
    <style:style style:name="T28" style:family="text">
      <style:text-properties fo:font-style="normal" style:text-underline-style="none" fo:font-weight="normal" officeooo:rsid="00e24fb8" style:font-style-asian="normal" style:font-weight-asian="normal" style:font-style-complex="normal" style:font-weight-complex="normal"/>
    </style:style>
    <style:style style:name="T29" style:family="text">
      <style:text-properties fo:background-color="#ffff00" loext:char-shading-value="0"/>
    </style:style>
    <style:style style:name="T30" style:family="text">
      <style:text-properties officeooo:rsid="0011eb22" fo:background-color="#ffff00" loext:char-shading-value="0"/>
    </style:style>
    <style:style style:name="T31" style:family="text">
      <style:text-properties fo:background-color="#ffff00" loext:char-shading-value="0"/>
    </style:style>
    <style:style style:name="T32" style:family="text">
      <style:text-properties style:font-name="Liberation Mono"/>
    </style:style>
    <style:style style:name="T33" style:family="text">
      <style:text-properties fo:language="bg" fo:country="BG"/>
    </style:style>
    <style:style style:name="T34" style:family="text">
      <style:text-properties fo:language="bg" fo:country="BG" style:font-weight-asian="normal"/>
    </style:style>
    <style:style style:name="T35" style:family="text">
      <style:text-properties fo:language="bg" fo:country="BG" officeooo:rsid="0044b369"/>
    </style:style>
    <style:style style:name="T36" style:family="text">
      <style:text-properties fo:language="bg" fo:country="BG" officeooo:rsid="01116186"/>
    </style:style>
    <style:style style:name="T37" style:family="text">
      <style:text-properties fo:language="bg" fo:country="BG" officeooo:rsid="010fcb44"/>
    </style:style>
    <style:style style:name="T38" style:family="text">
      <style:text-properties style:font-name="DejaVu Sans Mono" fo:language="bg" fo:country="BG"/>
    </style:style>
    <style:style style:name="T39" style:family="text">
      <style:text-properties style:use-window-font-color="true"/>
    </style:style>
    <style:style style:name="T40"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41"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42" style:family="text">
      <style:text-properties style:use-window-font-color="true" officeooo:rsid="0025739b"/>
    </style:style>
    <style:style style:name="T43" style:family="text">
      <style:text-properties style:use-window-font-color="true" officeooo:rsid="00265b25"/>
    </style:style>
    <style:style style:name="T44"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45" style:family="text">
      <style:text-properties officeooo:rsid="000e6191"/>
    </style:style>
    <style:style style:name="T46" style:family="text">
      <style:text-properties officeooo:rsid="000f08cd"/>
    </style:style>
    <style:style style:name="T47" style:family="text">
      <style:text-properties officeooo:rsid="0015e13f"/>
    </style:style>
    <style:style style:name="T48" style:family="text">
      <style:text-properties officeooo:rsid="00179f64"/>
    </style:style>
    <style:style style:name="T49" style:family="text">
      <style:text-properties fo:background-color="#99ff33" loext:char-shading-value="0"/>
    </style:style>
    <style:style style:name="T50" style:family="text">
      <style:text-properties officeooo:rsid="001a5350"/>
    </style:style>
    <style:style style:name="T51" style:family="text">
      <style:text-properties officeooo:rsid="0020616e"/>
    </style:style>
    <style:style style:name="T52" style:family="text">
      <style:text-properties officeooo:rsid="0022ba4b"/>
    </style:style>
    <style:style style:name="T53" style:family="text">
      <style:text-properties fo:color="#009900"/>
    </style:style>
    <style:style style:name="T54" style:family="text">
      <style:text-properties fo:color="#009900" officeooo:rsid="0025739b"/>
    </style:style>
    <style:style style:name="T55" style:family="text">
      <style:text-properties fo:color="#009900" officeooo:rsid="00265b25"/>
    </style:style>
    <style:style style:name="T56" style:family="text">
      <style:text-properties fo:color="#009900" fo:font-style="normal" style:font-style-asian="normal" style:font-style-complex="normal"/>
    </style:style>
    <style:style style:name="T57" style:family="text">
      <style:text-properties officeooo:rsid="0025739b"/>
    </style:style>
    <style:style style:name="T58" style:family="text">
      <style:text-properties officeooo:rsid="00309beb"/>
    </style:style>
    <style:style style:name="T59" style:family="text">
      <style:text-properties officeooo:rsid="0034afc1"/>
    </style:style>
    <style:style style:name="T60" style:family="text">
      <style:text-properties officeooo:rsid="00400a98"/>
    </style:style>
    <style:style style:name="T61" style:family="text">
      <style:text-properties officeooo:rsid="00479080"/>
    </style:style>
    <style:style style:name="T62" style:family="text">
      <style:text-properties officeooo:rsid="0048f125"/>
    </style:style>
    <style:style style:name="T63" style:family="text">
      <style:text-properties officeooo:rsid="004d1f6a"/>
    </style:style>
    <style:style style:name="T64" style:family="text">
      <style:text-properties officeooo:rsid="005d6fc4"/>
    </style:style>
    <style:style style:name="T65" style:family="text">
      <style:text-properties officeooo:rsid="006255ad"/>
    </style:style>
    <style:style style:name="T66" style:family="text">
      <style:text-properties officeooo:rsid="006f6900"/>
    </style:style>
    <style:style style:name="T67" style:family="text">
      <style:text-properties officeooo:rsid="0070eda0"/>
    </style:style>
    <style:style style:name="T68" style:family="text">
      <style:text-properties officeooo:rsid="00741d61"/>
    </style:style>
    <style:style style:name="T69" style:family="text">
      <style:text-properties style:font-name="Liberation Mono1"/>
    </style:style>
    <style:style style:name="T70" style:family="text">
      <style:text-properties officeooo:rsid="008fd3de"/>
    </style:style>
    <style:style style:name="T71" style:family="text">
      <style:text-properties style:font-name="Courier 10 Pitch"/>
    </style:style>
    <style:style style:name="T72" style:family="text">
      <style:text-properties officeooo:rsid="00af8cab"/>
    </style:style>
    <style:style style:name="T73" style:family="text">
      <style:text-properties officeooo:rsid="00b4637d"/>
    </style:style>
    <style:style style:name="T74" style:family="text">
      <style:text-properties officeooo:rsid="00c19fb5"/>
    </style:style>
    <style:style style:name="T75" style:family="text">
      <style:text-properties style:font-name="FreeMono" officeooo:rsid="00c19fb5"/>
    </style:style>
    <style:style style:name="T76" style:family="text">
      <style:text-properties style:font-name="FreeMono" officeooo:rsid="00f2442d"/>
    </style:style>
    <style:style style:name="T77" style:family="text">
      <style:text-properties officeooo:rsid="00c93508"/>
    </style:style>
    <style:style style:name="T78" style:family="text">
      <style:text-properties officeooo:rsid="00ce2ae3"/>
    </style:style>
    <style:style style:name="T79" style:family="text">
      <style:text-properties officeooo:rsid="00d495c2"/>
    </style:style>
    <style:style style:name="T80" style:family="text">
      <style:text-properties officeooo:rsid="00f2442d"/>
    </style:style>
    <style:style style:name="T81" style:family="text">
      <style:text-properties officeooo:rsid="011e24d8"/>
    </style:style>
    <style:style style:name="T82" style:family="text">
      <style:text-properties officeooo:rsid="0120ff03"/>
    </style:style>
    <style:style style:name="T83" style:family="text">
      <style:text-properties style:text-underline-style="solid" style:text-underline-width="auto" style:text-underline-color="font-color" fo:font-weight="bold" style:font-weight-asian="bold" style:font-weight-complex="bold"/>
    </style:style>
    <style:style style:name="T84" style:family="text">
      <style:text-properties officeooo:rsid="013e7f07"/>
    </style:style>
    <style:style style:name="T85" style:family="text">
      <style:text-properties officeooo:rsid="0145f7dd"/>
    </style:style>
    <style:style style:name="T86" style:family="text">
      <style:text-properties officeooo:rsid="0147a768"/>
    </style:style>
    <style:style style:name="T87" style:family="text">
      <style:text-properties officeooo:rsid="015444c0"/>
    </style:style>
    <style:style style:name="T88" style:family="text">
      <style:text-properties officeooo:rsid="015f5654"/>
    </style:style>
    <style:style style:name="T89" style:family="text">
      <style:text-properties officeooo:rsid="016a05a7"/>
    </style:style>
    <style:style style:name="T90" style:family="text">
      <style:text-properties officeooo:rsid="01725f64"/>
    </style:style>
    <style:style style:name="T91" style:family="text">
      <style:text-properties officeooo:rsid="0182d4f9"/>
    </style:style>
    <style:style style:name="T92" style:family="text">
      <style:text-properties officeooo:rsid="0197768c"/>
    </style:style>
    <style:style style:name="T93" style:family="text">
      <style:text-properties officeooo:rsid="019a6dd9"/>
    </style:style>
    <style:style style:name="T94" style:family="text">
      <style:text-properties officeooo:rsid="019dccce"/>
    </style:style>
    <style:style style:name="T95" style:family="text">
      <style:text-properties officeooo:rsid="01ab3017"/>
    </style:style>
    <style:style style:name="T96" style:family="text">
      <style:text-properties officeooo:rsid="01b52db4"/>
    </style:style>
    <style:style style:name="T97" style:family="text">
      <style:text-properties officeooo:rsid="01b5dd12"/>
    </style:style>
    <style:style style:name="T98" style:family="text">
      <style:text-properties officeooo:rsid="01be0265"/>
    </style:style>
    <style:style style:name="T99" style:family="text">
      <style:text-properties officeooo:rsid="01c26309"/>
    </style:style>
    <style:style style:name="T100" style:family="text">
      <style:text-properties officeooo:rsid="01c65db3"/>
    </style:style>
    <style:style style:name="T101" style:family="text">
      <style:text-properties officeooo:rsid="01ca5886"/>
    </style:style>
    <style:style style:name="T102" style:family="text">
      <style:text-properties officeooo:rsid="01d878b0"/>
    </style:style>
    <style:style style:name="T103" style:family="text">
      <style:text-properties officeooo:rsid="01dbb24e"/>
    </style:style>
    <style:style style:name="T104" style:family="text">
      <style:text-properties officeooo:rsid="01de1ac6"/>
    </style:style>
    <style:style style:name="T105" style:family="text">
      <style:text-properties officeooo:rsid="01e87fa1"/>
    </style:style>
    <style:style style:name="T106" style:family="text">
      <style:text-properties officeooo:rsid="01ed8190"/>
    </style:style>
    <style:style style:name="T107" style:family="text">
      <style:text-properties officeooo:rsid="01fd6710"/>
    </style:style>
    <style:style style:name="T108" style:family="text">
      <style:text-properties officeooo:rsid="02005d5e"/>
    </style:style>
    <style:style style:name="T109" style:family="text">
      <style:text-properties officeooo:rsid="0201beb5"/>
    </style:style>
    <style:style style:name="T110" style:family="text">
      <style:text-properties officeooo:rsid="0203287a"/>
    </style:style>
    <style:style style:name="T111" style:family="text">
      <style:text-properties officeooo:rsid="0207ddd7"/>
    </style:style>
    <style:style style:name="T112" style:family="text">
      <style:text-properties officeooo:rsid="020c7a0a"/>
    </style:style>
    <style:style style:name="T113" style:family="text">
      <style:text-properties officeooo:rsid="020fb71f"/>
    </style:style>
    <style:style style:name="T114" style:family="text">
      <style:text-properties officeooo:rsid="0215e0a2"/>
    </style:style>
    <style:style style:name="T115" style:family="text">
      <style:text-properties officeooo:rsid="021e47eb"/>
    </style:style>
    <style:style style:name="T116" style:family="text">
      <style:text-properties officeooo:rsid="0220b997"/>
    </style:style>
    <style:style style:name="T117" style:family="text">
      <style:text-properties officeooo:rsid="0223b577"/>
    </style:style>
    <style:style style:name="T118" style:family="text">
      <style:text-properties officeooo:rsid="02270418"/>
    </style:style>
    <style:style style:name="T119" style:family="text">
      <style:text-properties officeooo:rsid="0232f0d0"/>
    </style:style>
    <style:style style:name="T120" style:family="text">
      <style:text-properties officeooo:rsid="02423fd1"/>
    </style:style>
    <style:style style:name="T121" style:family="text">
      <style:text-properties officeooo:rsid="0249ec54"/>
    </style:style>
    <style:style style:name="T122" style:family="text">
      <style:text-properties officeooo:rsid="024d823e"/>
    </style:style>
    <style:style style:name="T123" style:family="text">
      <style:text-properties officeooo:rsid="02500ee2"/>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8">Уроци по Линукс</text:p>
      <text:p text:style-name="P5"/>
      <text:p text:style-name="P4">Последна актуализация:</text:p>
      <text:p text:style-name="P4"><text:date style:data-style-name="N36" text:date-value="2016-10-19T18:45:10.265981080" text:fixed="true">19.10.2016 г.</text:date></text:p>
      <text:p text:style-name="P4"/>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307"><text:a xlink:type="simple" xlink:href="#__RefHeading___Toc406_139682638" text:style-name="Index_20_Link" text:visited-style-name="Index_20_Link">Програмиране на Python<text:tab/>2</text:a></text:p>
          <text:p text:style-name="P307"><text:a xlink:type="simple" xlink:href="#__RefHeading___Toc408_139682638" text:style-name="Index_20_Link" text:visited-style-name="Index_20_Link">Езикови настройки на Линукс<text:tab/>4</text:a></text:p>
          <text:p text:style-name="P308"><text:a xlink:type="simple" xlink:href="#__RefHeading___Toc410_139682638" text:style-name="Index_20_Link" text:visited-style-name="Index_20_Link">Къде да намеря спомагателните скриптове на редактора Kate?<text:tab/>5</text:a></text:p>
          <text:p text:style-name="P307"><text:a xlink:type="simple" xlink:href="#__RefHeading___Toc412_139682638" text:style-name="Index_20_Link" text:visited-style-name="Index_20_Link">Отдалечени връзки. Работа със графичната среда GNOME3<text:tab/>5</text:a></text:p>
          <text:p text:style-name="P308"><text:a xlink:type="simple" xlink:href="#__RefHeading___Toc414_139682638" text:style-name="Index_20_Link" text:visited-style-name="Index_20_Link">Двойна отдалечена връзка чрез текстова конзола и графична среда<text:tab/>5</text:a></text:p>
          <text:p text:style-name="P308"><text:a xlink:type="simple" xlink:href="#__RefHeading___Toc416_139682638" text:style-name="Index_20_Link" text:visited-style-name="Index_20_Link">Връщане на състоянието на инсталирани пакети в Линукс<text:tab/>6</text:a></text:p>
          <text:p text:style-name="P308"><text:a xlink:type="simple" xlink:href="#__RefHeading___Toc418_139682638" text:style-name="Index_20_Link" text:visited-style-name="Index_20_Link">Работата с графична среда GNOME3<text:tab/>6</text:a></text:p>
          <text:p text:style-name="P308"><text:a xlink:type="simple" xlink:href="#__RefHeading___Toc420_139682638" text:style-name="Index_20_Link" text:visited-style-name="Index_20_Link">Автоматично начално стартиране на VNC сървър<text:tab/>7</text:a></text:p>
          <text:p text:style-name="P308"><text:a xlink:type="simple" xlink:href="#__RefHeading___Toc635_1331395658" text:style-name="Index_20_Link" text:visited-style-name="Index_20_Link">Настройване на шрифта на козолата при GNOME3<text:tab/>8</text:a></text:p>
          <text:p text:style-name="P308"><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8</text:a></text:p>
          <text:p text:style-name="P308"><text:a xlink:type="simple" xlink:href="#__RefHeading___Toc639_1331395658" text:style-name="Index_20_Link" text:visited-style-name="Index_20_Link">Пренасяне на помощни скриптове на редактор Kate<text:tab/>8</text:a></text:p>
          <text:p text:style-name="P308"><text:a xlink:type="simple" xlink:href="#__RefHeading___Toc641_1331395658" text:style-name="Index_20_Link" text:visited-style-name="Index_20_Link">Потвърждавае на идентичноста на хост при SSH връзка<text:tab/>9</text:a></text:p>
          <text:p text:style-name="P307"><text:a xlink:type="simple" xlink:href="#__RefHeading___Toc643_1331395658" text:style-name="Index_20_Link" text:visited-style-name="Index_20_Link">Компилиране на програми под Линукс<text:tab/>10</text:a></text:p>
          <text:p text:style-name="P307"><text:a xlink:type="simple" xlink:href="#__RefHeading___Toc773_723091682" text:style-name="Index_20_Link" text:visited-style-name="Index_20_Link">Условни оператори на BASH скриптопве<text:tab/>11</text:a></text:p>
          <text:p text:style-name="P308"><text:a xlink:type="simple" xlink:href="#__RefHeading___Toc1447_723091682" text:style-name="Index_20_Link" text:visited-style-name="Index_20_Link">Сравнение на стрингове<text:tab/>13</text:a></text:p>
          <text:p text:style-name="P308"><text:a xlink:type="simple" xlink:href="#__RefHeading___Toc1449_723091682" text:style-name="Index_20_Link" text:visited-style-name="Index_20_Link">Сравнение на файлове и директории<text:tab/>13</text:a></text:p>
          <text:p text:style-name="P308"><text:a xlink:type="simple" xlink:href="#__RefHeading___Toc1451_723091682" text:style-name="Index_20_Link" text:visited-style-name="Index_20_Link">Логически оператори AND и OR<text:tab/>14</text:a></text:p>
          <text:p text:style-name="P307"><text:a xlink:type="simple" xlink:href="#__RefHeading___Toc1429_1985201145" text:style-name="Index_20_Link" text:visited-style-name="Index_20_Link">Инсталация и конфигурация на web server<text:tab/>14</text:a></text:p>
          <text:p text:style-name="P307"><text:a xlink:type="simple" xlink:href="#__RefHeading___Toc1640_332069762" text:style-name="Index_20_Link" text:visited-style-name="Index_20_Link">Конфигурация на уеб сървър<text:tab/>15</text:a></text:p>
          <text:p text:style-name="P307"><text:a xlink:type="simple" xlink:href="#__RefHeading___Toc2217_332069762" text:style-name="Index_20_Link" text:visited-style-name="Index_20_Link">Network File System<text:tab/>17</text:a></text:p>
          <text:p text:style-name="P308"><text:a xlink:type="simple" xlink:href="#__RefHeading___Toc2219_332069762" text:style-name="Index_20_Link" text:visited-style-name="Index_20_Link">Методи за сигурност<text:tab/>18</text:a></text:p>
          <text:p text:style-name="P308"><text:a xlink:type="simple" xlink:href="#__RefHeading___Toc2221_332069762" text:style-name="Index_20_Link" text:visited-style-name="Index_20_Link">Стартиране на NFS<text:tab/>19</text:a></text:p>
          <text:p text:style-name="P308"><text:a xlink:type="simple" xlink:href="#__RefHeading___Toc2223_332069762" text:style-name="Index_20_Link" text:visited-style-name="Index_20_Link">Kонфигурация на NFS клиент<text:tab/>20</text:a></text:p>
          <text:p text:style-name="P308"><text:a xlink:type="simple" xlink:href="#__RefHeading___Toc1790_1183840518" text:style-name="Index_20_Link" text:visited-style-name="Index_20_Link">Прикачване на споделена директория<text:tab/>21</text:a></text:p>
          <text:p text:style-name="P308"><text:a xlink:type="simple" xlink:href="#__RefHeading___Toc1788_391246666" text:style-name="Index_20_Link" text:visited-style-name="Index_20_Link">Настройка на защитна стена<text:tab/>21</text:a></text:p>
          <text:p text:style-name="P308"><text:a xlink:type="simple" xlink:href="#__RefHeading__1937_582827123" text:style-name="Index_20_Link" text:visited-style-name="Index_20_Link">Изграждане на защита на NFS споделени директории чрез Kerberos<text:tab/>22</text:a></text:p>
          <text:p text:style-name="P307"><text:a xlink:type="simple" xlink:href="#__RefHeading__2589_1584048267" text:style-name="Index_20_Link" text:visited-style-name="Index_20_Link">Споделяне на файлове по мрежата чрез SAMBA<text:tab/>23</text:a></text:p>
          <text:p text:style-name="P308"><text:a xlink:type="simple" xlink:href="#__RefHeading__2591_1584048267" text:style-name="Index_20_Link" text:visited-style-name="Index_20_Link">Конфигурация на Samba сървър<text:tab/>24</text:a></text:p>
          <text:p text:style-name="P308"><text:a xlink:type="simple" xlink:href="#__RefHeading__2048_1224880661" text:style-name="Index_20_Link" text:visited-style-name="Index_20_Link">Задаване на споделена директория<text:tab/>25</text:a></text:p>
          <text:p text:style-name="P307"><text:a xlink:type="simple" xlink:href="#__RefHeading___Toc4804_1031946191" text:style-name="Index_20_Link" text:visited-style-name="Index_20_Link">Настройка на Samba<text:tab/>25</text:a></text:p>
          <text:p text:style-name="P307"><text:a xlink:type="simple" xlink:href="#__RefHeading___Toc4806_1031946191" text:style-name="Index_20_Link" text:visited-style-name="Index_20_Link">Работа с RPM пакети<text:tab/>28</text:a></text:p>
          <text:p text:style-name="P307"><text:a xlink:type="simple" xlink:href="#__RefHeading___Toc2394_277303652" text:style-name="Index_20_Link" text:visited-style-name="Index_20_Link">Програми за чертане<text:tab/>29</text:a></text:p>
          <text:p text:style-name="P307"><text:a xlink:type="simple" xlink:href="#__RefHeading___Toc4808_1031946191" text:style-name="Index_20_Link" text:visited-style-name="Index_20_Link">Компилиране на софтуер за Линукс<text:tab/>29</text:a></text:p>
          <text:p text:style-name="P308"><text:a xlink:type="simple" xlink:href="#__RefHeading___Toc4810_1031946191" text:style-name="Index_20_Link" text:visited-style-name="Index_20_Link">Компилиране на x11vnc<text:tab/>29</text:a></text:p>
          <text:p text:style-name="P307"><text:a xlink:type="simple" xlink:href="#__RefHeading___Toc2503_868836332" text:style-name="Index_20_Link" text:visited-style-name="Index_20_Link">Четене на данни от стандартен вход<text:tab/>30</text:a></text:p>
          <text:p text:style-name="P308"><text:a xlink:type="simple" xlink:href="#__RefHeading___Toc2505_868836332" text:style-name="Index_20_Link" text:visited-style-name="Index_20_Link">Програма на bash<text:tab/>30</text:a></text:p>
          <text:p text:style-name="P308"><text:a xlink:type="simple" xlink:href="#__RefHeading___Toc2507_868836332" text:style-name="Index_20_Link" text:visited-style-name="Index_20_Link">Програма на Python<text:tab/>32</text:a></text:p>
          <text:p text:style-name="P307"><text:a xlink:type="simple" xlink:href="#__RefHeading___Toc2914_1735908107" text:style-name="Index_20_Link" text:visited-style-name="Index_20_Link">Задачи за изпит на Red Hat за системен администратор<text:tab/>33</text:a></text:p>
          <text:p text:style-name="P307"><text:a xlink:type="simple" xlink:href="#__RefHeading___Toc3305_1042592874" text:style-name="Index_20_Link" text:visited-style-name="Index_20_Link">Работа с дискови дялове през LVM2<text:tab/>37</text:a></text:p>
          <text:p text:style-name="P307"><text:a xlink:type="simple" xlink:href="#__RefHeading___Toc4109_738773010" text:style-name="Index_20_Link" text:visited-style-name="Index_20_Link">Настройка на сигурността със SELinux<text:tab/>40</text:a></text:p>
          <text:p text:style-name="P307"><text:a xlink:type="simple" xlink:href="#__RefHeading___Toc5369_1032033652" text:style-name="Index_20_Link" text:visited-style-name="Index_20_Link">NFS SELinux<text:tab/>45</text:a></text:p>
          <text:p text:style-name="P308"><text:a xlink:type="simple" xlink:href="#__RefHeading___Toc5371_1032033652" text:style-name="Index_20_Link" text:visited-style-name="Index_20_Link">Прикачванe през Automounter<text:tab/>46</text:a></text:p>
        </text:index-body>
      </text:table-of-content>
      <text:p text:style-name="P6"/>
      <text:p text:style-name="P255"/>
      <text:h text:style-name="P299" text:outline-level="1"><text:bookmark-start text:name="__RefHeading___Toc406_139682638"/>Програмиране на Python<text:bookmark-end text:name="__RefHeading___Toc406_139682638"/></text:h>
      <text:p text:style-name="P3"><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84">Има команда subprocess.check_call( ), което може да се постави в блок <text:span text:style-name="T3">try ... except</text:span> и да се прихващат и обработват изключенията.</text:p>
      <text:p text:style-name="P84">С командата subprocess.Popen( "<text:span text:style-name="T5">command</text:span>", stdout = subprocess.PIPE, stderr=subprocess.PIPE) се получава извикване на програма и поемане на нейните съобщения и грешки, а след това с командата:</text:p>
      <text:p text:style-name="P224">(out, err) = proc.communicate( )</text:p>
      <text:p text:style-name="P84">се прочитат ЕДНОКРАТНО тези информации.</text:p>
      <text:p text:style-name="P84"/>
      <text:p text:style-name="P224">p1 = subprocess.Popen(["dmesg"], stdout <text:s/>= PIPE)</text:p>
      <text:p text:style-name="P224">p2 = subprocess.Popen(["grep"], stdin = p1.stdout, stdout = PIPE)</text:p>
      <text:p text:style-name="P225">p1.stdout.close( )</text:p>
      <text:p text:style-name="P224">output = p2.communicate( )</text:p>
      <text:p text:style-name="P84"/>
      <text:p text:style-name="P84">За прихващане на връщания код, се пишат командите:</text:p>
      <text:p text:style-name="P224">proc = Popen("<text:span text:style-name="T5">command</text:span>")</text:p>
      <text:p text:style-name="P224">proc.wait( )</text:p>
      <text:p text:style-name="P224">result = proc.returncode</text:p>
      <text:p text:style-name="P84"/>
      <text:p text:style-name="P84">За по-лесно четене на резултата ред по ред:</text:p>
      <text:p text:style-name="P224">proc = Popen("<text:span text:style-name="T5">command</text:span>", stdout = PIPE)</text:p>
      <text:p text:style-name="P224">for line in proc.stdout:</text:p>
      <text:p text:style-name="P224"><text:tab/>print line</text:p>
      <text:p text:style-name="P84"><text:soft-page-break/></text:p>
      <text:p text:style-name="P84"/>
      <text:h text:style-name="P304" text:outline-level="1"><text:bookmark-start text:name="__RefHeading___Toc408_139682638"/>Езикови настройки на Линукс<text:bookmark-end text:name="__RefHeading___Toc408_139682638"/></text:h>
      <text:p text:style-name="P84"><text:date style:data-style-name="N36" text:date-value="2016-04-24T16:12:54.610000010" text:fixed="true">24.04.2016 г.</text:date></text:p>
      <text:p text:style-name="P84">Променливи на средата:</text:p>
      <text:p text:style-name="P84">1. За едно приложение</text:p>
      <text:p text:style-name="P84">2. За един потребител</text:p>
      <text:p text:style-name="P84">3. За цялата система</text:p>
      <text:p text:style-name="P84">Unicode encodding 2 bytes=2<text:span text:style-name="T9">16</text:span> стойности (UTF-8, UTF-16), cp1251, cp1252</text:p>
      <text:p text:style-name="P84">User settings:</text:p>
      <text:p text:style-name="P224">/var/lib/AccountsService/users/pgeorgie</text:p>
      <text:p text:style-name="P84">Списък от локални езикови наствойки: locale -a</text:p>
      <text:p text:style-name="P84">Глобалните езикови настройки са в: </text:p>
      <text:p text:style-name="P224">/etc/locale.conf</text:p>
      <text:p text:style-name="P84">Езиков скрип при началното зареждане на системата:</text:p>
      <text:p text:style-name="P224">/etc/profile.d/lang.sh</text:p>
      <text:p text:style-name="P84">Сорсване на променливи, внасянето им като променливи на средата:</text:p>
      <text:p text:style-name="P224">source &lt;path to file&gt;</text:p>
      <text:p text:style-name="P224">. <text:s/>&lt;path to file&gt;</text:p>
      <text:p text:style-name="P84">Дефиниран списък от пакети:</text:p>
      <text:p text:style-name="P224">/usr/share/i18n/locales</text:p>
      <text:p text:style-name="P84"/>
      <text:p text:style-name="P84">Виж глава 1-ва, стр. 13 от обучението на <text:s/>Red Hat RH124.</text:p>
      <text:p text:style-name="P84"/>
      <text:p text:style-name="P84">Настройка на езикова променлива на средата:</text:p>
      <text:p text:style-name="P224">localectl set-locale LOCALE</text:p>
      <text:p text:style-name="P224">localectl set-keymap MAP</text:p>
      <text:p text:style-name="P224">localectl set-x11-keymap LAYOUT</text:p>
      <text:p text:style-name="P84"/>
      <text:p text:style-name="P84">Нулиране на конфигурацията на терминала:</text:p>
      <text:p text:style-name="P224">reset</text:p>
      <text:p text:style-name="P84">Дефиниране на езикови настройки за промяна на подредбата на клавишите.</text:p>
      <text:p text:style-name="P224">localedef</text:p>
      <text:p text:style-name="P84"/>
      <text:p text:style-name="P84"><text:soft-page-break/>Как да прочета стойността на променлива от средата на Линукс?</text:p>
      <text:p text:style-name="P84">Не се прави, от Python само се записват променливите.</text:p>
      <text:p text:style-name="P84"/>
      <text:p text:style-name="P86">Да прочета GitHub flow control от документацията на GitHub.com.</text:p>
      <text:p text:style-name="P84"/>
      <text:h text:style-name="P305" text:outline-level="2"><text:bookmark-start text:name="__RefHeading___Toc410_139682638"/>Къде да намеря спомагателните скриптове на редактора Kate?<text:bookmark-end text:name="__RefHeading___Toc410_139682638"/></text:h>
      <text:p text:style-name="P84">./.kde/share/apps/ktexteditor_snippets</text:p>
      <text:p text:style-name="P84"/>
      <text:h text:style-name="P300" text:outline-level="1"><text:bookmark-start text:name="__RefHeading___Toc412_139682638"/>Отдалечени връзки. Работа със графичната среда GNOME3<text:bookmark-end text:name="__RefHeading___Toc412_139682638"/></text:h>
      <text:p text:style-name="P84"><text:date style:data-style-name="N36" text:date-value="2016-05-01T08:12:31.050000102" text:fixed="true">1.05.2016 г.</text:date></text:p>
      <text:h text:style-name="P305" text:outline-level="2"><text:bookmark-start text:name="__RefHeading___Toc414_139682638"/>Двойна отдалечена връзка чрез текстова конзола и графична среда<text:bookmark-end text:name="__RefHeading___Toc414_139682638"/></text:h>
      <text:p text:style-name="P87">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84">При това командите ги пускам през конзолата на отдалечения сървър, но ефектът, програмите, изпълнението се вижда в графичната среда?</text:p>
      <text:p text:style-name="P84">(Целта е лесно копиране и поставяне на команди, записани в текстов файл на моя лаптоп SSH сесията към отдалечения сървър.)</text:p>
      <text:p text:style-name="P84"/>
      <table:table table:name="Table1" table:style-name="Table1">
        <table:table-column table:style-name="Table1.A"/>
        <table:table-column table:style-name="Table1.B"/>
        <table:table-header-rows>
          <table:table-row>
            <table:table-cell table:style-name="Table1.A1" office:value-type="string">
              <text:p text:style-name="P259">VNC remote connection</text:p>
            </table:table-cell>
            <table:table-cell table:style-name="Table1.B1" office:value-type="string">
              <text:p text:style-name="P259">SSH remote connection</text:p>
            </table:table-cell>
          </table:table-row>
        </table:table-header-rows>
        <table:table-row>
          <table:table-cell table:style-name="Table1.A2" office:value-type="string">
            <text:p text:style-name="P238">GUI</text:p>
            <text:p text:style-name="P238"/>
          </table:table-cell>
          <table:table-cell table:style-name="Table1.B2" office:value-type="string">
            <text:p text:style-name="P238">Command-line console</text:p>
            <text:p text:style-name="P224">echo $DISPLAY</text:p>
            <text:p text:style-name="P224">export DISPLAY=:0</text:p>
            <text:p text:style-name="P224">xhost +localhost</text:p>
            <text:p text:style-name="P224">gedit &amp;</text:p>
            <text:p text:style-name="P11"/>
            <text:p text:style-name="P11">Графичното приложение от отдалечения компютър се появавя в графичната среда на локалния компютър.</text:p>
          </table:table-cell>
        </table:table-row>
      </table:table>
      <text:p text:style-name="P84"/>
      <text:p text:style-name="P84"/>
      <text:p text:style-name="P10"><text:span text:style-name="T33">Reference; </text:span><text:a xlink:type="simple" xlink:href="https://askubuntu.com/questions/203173/run-application-on-local-machine-and-show-gui-on-remote-display" text:style-name="Internet_20_link" text:visited-style-name="Visited_20_Internet_20_Link"><text:span text:style-name="T33">Link1</text:span></text:a><text:span text:style-name="T33"> <text:s text:c="2"/></text:span><text:a xlink:type="simple" xlink:href="http://codingdomain.com/linux/remote/x11/" text:style-name="Internet_20_link" text:visited-style-name="Visited_20_Internet_20_Link"><text:span text:style-name="T33">Link2</text:span></text:a><text:span text:style-name="T33"> <text:s text:c="2"/></text:span><text:a xlink:type="simple" xlink:href="https://xpra.org/" text:style-name="Internet_20_link" text:visited-style-name="Visited_20_Internet_20_Link"><text:span text:style-name="T33">Link3</text:span></text:a></text:p>
      <text:p text:style-name="P84"/>
      <text:p text:style-name="P84">DISPLAY=&lt;display identifier&gt; someapp</text:p>
      <text:p text:style-name="P84"/>
      <text:h text:style-name="P305" text:outline-level="2"><text:bookmark-start text:name="__RefHeading___Toc416_139682638"/><text:soft-page-break/>Връщане на състоянието на инсталирани пакети в Линукс<text:bookmark-end text:name="__RefHeading___Toc416_139682638"/></text:h>
      <text:p text:style-name="P87">Имам инсталиран RHEL 7.2 и създаден репозитар с пакети за RHEL 7.3.</text:p>
      <text:p text:style-name="P87">Решавам да ъпдейтна на пакетите на нивото на 7.3, а в последствие разбирам, че пак ще ми трябва за работата пакетите, които са били в 7.2.</text:p>
      <text:p text:style-name="P87">Мога ли да понижа всички пакети към 7.2. Ако може, как?</text:p>
      <text:p text:style-name="P84"/>
      <text:p text:style-name="P84">1. Ако хостът е физическа машина</text:p>
      <text:p text:style-name="P256">а) Трябва да се направи образов архив на дисковия дял (image backup), а после да се възтанови.</text:p>
      <text:p text:style-name="P256">или</text:p>
      <text:p text:style-name="P256">б) Да се направи образов архив на ниво Logical Volume Manager</text:p>
      <text:p text:style-name="P257">2. Ако хостът е виртуална машина</text:p>
      <text:p text:style-name="P256">Да се направи virtual machine snapshot. След свършване на работа да се възтанови.</text:p>
      <text:p text:style-name="P84"/>
      <text:p text:style-name="P84">3. Общ метод за връщане на вече инсталирани пакети:</text:p>
      <text:p text:style-name="P224">yum history list all</text:p>
      <text:p text:style-name="P224">yum history info &lt;ID&gt;</text:p>
      <text:p text:style-name="P224"/>
      <text:p text:style-name="P224">yum history undo &lt;ID&gt;</text:p>
      <text:p text:style-name="P224">yum history rollback &lt;ID&gt;</text:p>
      <text:p text:style-name="P224">yum history redo &lt;ID&gt;</text:p>
      <text:p text:style-name="P224">yum downgrade &lt;PACKAGE&gt;</text:p>
      <text:p text:style-name="P84"/>
      <text:p text:style-name="P85">Reference</text:p>
      <text:p text:style-name="P8"><text:a xlink:type="simple" xlink:href="https://access.redhat.com/documentation/en-US/Red_Hat_Enterprise_Linux/7/html/System_Administrators_Guide/sect-Yum-Transaction_History.html" text:style-name="Internet_20_link" text:visited-style-name="Visited_20_Internet_20_Link"><text:span text:style-name="T33">Working with Transaction History</text:span></text:a></text:p>
      <text:p text:style-name="P9"><text:a xlink:type="simple" xlink:href="https://access.redhat.com/discussions/2091661" text:style-name="Internet_20_link" text:visited-style-name="Visited_20_Internet_20_Link"><text:span text:style-name="T33">Downgrading from RHEL 7.2 to 7.1</text:span></text:a></text:p>
      <text:p text:style-name="P8"><text:a xlink:type="simple" xlink:href="http://www.cyberciti.biz/faq/howto-yum-downgrade-packages-on-rhel-centos-fedora-scientific-linux/" text:style-name="Internet_20_link" text:visited-style-name="Visited_20_Internet_20_Link"><text:span text:style-name="T33">Use yum Command To Downgrade or Rollback Updates</text:span></text:a></text:p>
      <text:p text:style-name="P85"/>
      <text:h text:style-name="P305" text:outline-level="2"><text:bookmark-start text:name="__RefHeading___Toc418_139682638"/>Работата с графична среда GNOME3<text:bookmark-end text:name="__RefHeading___Toc418_139682638"/></text:h>
      <text:p text:style-name="P87">Как в GNOME3 да скрия всички прозорци, за да видя иконите и да отворя документ? </text:p>
      <text:p text:style-name="P84"/>
      <text:p text:style-name="P84">Gnome control center -&gt; Keyboard -&gt; Shortcuts -&gt;Navigation -&gt; Hide all normal windows -&gt; <text:soft-page-break/>Shift + Super Key + D</text:p>
      <text:p text:style-name="P84"/>
      <text:h text:style-name="P305" text:outline-level="2"><text:bookmark-start text:name="__RefHeading___Toc420_139682638"/>Автоматично начално стартиране на VNC сървър <text:bookmark-end text:name="__RefHeading___Toc420_139682638"/></text:h>
      <text:p text:style-name="P87">Как да настроя сървър да стартира автоматично VNC сървър, всеки път след рестарт?</text:p>
      <text:p text:style-name="P87"/>
      <text:p text:style-name="P38">Reference</text:p>
      <text:p text:style-name="P8"><text:a xlink:type="simple" xlink:href="https://access.redhat.com/documentation/en-US/Red_Hat_Enterprise_Linux/7/html/System_Administrators_Guide/ch-TigerVNC.html" text:style-name="Internet_20_link" text:visited-style-name="Visited_20_Internet_20_Link"><text:span text:style-name="T33">VNC Server</text:span></text:a></text:p>
      <text:p text:style-name="P8"><text:a xlink:type="simple" xlink:href="https://www.howtoforge.com/vnc-server-installation-on-centos-7" text:style-name="Internet_20_link" text:visited-style-name="Visited_20_Internet_20_Link"><text:span text:style-name="T33">VNC Server installation on CentOS 7</text:span></text:a></text:p>
      <text:p text:style-name="P8"><text:a xlink:type="simple" xlink:href="https://www.digitalocean.com/community/tutorials/how-to-install-and-configure-vnc-remote-access-for-the-gnome-desktop-on-centos-7" text:style-name="Internet_20_link" text:visited-style-name="Visited_20_Internet_20_Link"><text:span text:style-name="T33">How To Install and Configure VNC Remote Access for the GNOME Desktop on CentOS 7</text:span></text:a></text:p>
      <text:p text:style-name="P85"/>
      <text:p text:style-name="P84"/>
      <text:p text:style-name="P84">5 - maybe</text:p>
      <text:p text:style-name="P84">Как да се свържа към VNC server, като навлизам не в GNOME, ами в KDE сесия? Графичната среда KDE е предварително инсталирана през yum като група.</text:p>
      <text:p text:style-name="P84"/>
      <text:p text:style-name="P84">https://wiki.archlinux.org/index.php/TigerVNC</text:p>
      <text:p text:style-name="P84"/>
      <text:p text:style-name="P84">~/.vnc/xstartup</text:p>
      <text:p text:style-name="P84">#!/bin/sh</text:p>
      <text:p text:style-name="P84">exec startlxqt</text:p>
      <text:p text:style-name="P84"/>
      <text:p text:style-name="P84">current session</text:p>
      <text:p text:style-name="P224">x0vncserver -display :0 -passwordfile ~/.vnc/passwd</text:p>
      <text:p text:style-name="P84"/>
      <text:p text:style-name="P84">6 - done</text:p>
      <text:p text:style-name="P84">Може ли паролата за връзка между моят компютър и VNC server да бъде запомнена?</text:p>
      <text:p text:style-name="P84"/>
      <text:p text:style-name="P224">vncpasswd</text:p>
      <text:p text:style-name="P84"/>
      <text:p text:style-name="P84">Passwordless authentication</text:p>
      <text:p text:style-name="P84">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224">vncviewer -passwd /path/to/server-passwd-file</text:p>
      <text:p text:style-name="P84"/>
      <text:h text:style-name="P305" text:outline-level="2"><text:bookmark-start text:name="__RefHeading___Toc635_1331395658"/><text:soft-page-break/>Настройване на шрифта на козолата при GNOME3<text:bookmark-end text:name="__RefHeading___Toc635_1331395658"/></text:h>
      <text:p text:style-name="P87">Какво да направя с GNOME3, за да запомни настройка на шрифта на конзолата <text:s/>Monospaced 12?</text:p>
      <text:p text:style-name="P84"/>
      <text:p text:style-name="P84">Terminal -&gt; Edit -&gt; Edit profile settings -&gt; Choose custom font/size</text:p>
      <text:p text:style-name="P84"/>
      <text:h text:style-name="P305"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87">Има случаи, когато да работиш с GNOME среда през връзка е изнервящо преживяване. Как да накарам текстовия редактор от графичната среда на отдалечения сървър да се пренесе върху моя работен плот? Например gedit или kate. Виждал съм, че става.</text:p>
      <text:p text:style-name="P84"/>
      <text:p text:style-name="P84">Да се включи редаване на изображението през протокол X11.</text:p>
      <text:p text:style-name="P84">sshd X11 forwarding enable:</text:p>
      <text:p text:style-name="P84"/>
      <text:p text:style-name="P84">Редактирай конфигурационния файл на отдалечения компютър:</text:p>
      <text:p text:style-name="P224">vim /etc/ssh/sshd_config</text:p>
      <text:p text:style-name="P224">X11Forwarding yes</text:p>
      <text:p text:style-name="P84"/>
      <text:p text:style-name="P84">На локалния компютър, задай командата:</text:p>
      <text:p text:style-name="P224">ssh -X user@host</text:p>
      <text:p text:style-name="P224">gedit &amp;</text:p>
      <text:p text:style-name="P84"/>
      <text:h text:style-name="P305" text:outline-level="2"><text:bookmark-start text:name="__RefHeading___Toc639_1331395658"/>Пренасяне на помощни скриптове на редактор Kate<text:bookmark-end text:name="__RefHeading___Toc639_1331395658"/></text:h>
      <text:p text:style-name="P87">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84"/>
      <text:p text:style-name="P224">~/.kde/share/apps/ktexteditor_snippets/data/</text:p>
      <text:p text:style-name="P224">~/.kde/.kde/share/apps/ktexteditor_snippets/data/</text:p>
      <text:p text:style-name="P84"/>
      <text:h text:style-name="P305" text:outline-level="2"><text:bookmark-start text:name="__RefHeading___Toc641_1331395658"/><text:soft-page-break/>Потвърждавае на идентичноста на хост при SSH връзка<text:bookmark-end text:name="__RefHeading___Toc641_1331395658"/></text:h>
      <text:p text:style-name="P84">Постоянно се свързвам с тестови машини през SSH. Мога ли да ги приемем автоматично и да прескачам съобщението:</text:p>
      <text:p text:style-name="P224">The authenticity of host 'ibm-p8-kvm-06-guest-09.rhts.eng.bos.redhat.com (10.16.68.160)' can't be established.</text:p>
      <text:p text:style-name="P224">ECDSA key fingerprint is f9:cc:14:54:17:e8:55:9b:50:c0:aa:ba:58:27:eb:02.</text:p>
      <text:p text:style-name="P224">Are you sure you want to continue connecting (yes/no)? yes</text:p>
      <text:p text:style-name="P84"/>
      <text:p text:style-name="P84">Премахване на "пръстовия" отпечатък от локалния компютър:</text:p>
      <text:p text:style-name="P84">ssh-keygen -R 192.168.146.129</text:p>
      <text:p text:style-name="P84">Премахва се информация за хоста от локалния файл: $HOME/.ssh/known_hosts</text:p>
      <text:p text:style-name="P84"/>
      <text:p text:style-name="P84">Свързва се към отдалечен хост БЕЗ за чака потвърждение за "пръстов" отпечатък:</text:p>
      <text:p text:style-name="P224">ssh -o StrictHostKeyChecking=no root@192.168.146.129</text:p>
      <text:p text:style-name="P84"/>
      <text:p text:style-name="P84">Свързва се към отдалечен хост БЕЗ за чака потвърждение за "пръстов" отпечатък, БЕЗ да записва хоста във фала с познати хостове:</text:p>
      <text:p text:style-name="P224">ssh -o StrictHostKeyChecking=no -o UserKnownHostsFile=/dev/null root@192.168.146.129</text:p>
      <text:p text:style-name="P84"/>
      <text:p text:style-name="P84">Създаване на "прякор" за съкратено изпълнение:</text:p>
      <text:p text:style-name="P84">Редактирай файла $HOME/.bashrc добяйки реда:</text:p>
      <text:p text:style-name="P224">alias ssh_auto='ssh -o StrictHostKeyChecking=no'</text:p>
      <text:p text:style-name="P84"/>
      <text:p text:style-name="P84">Изнасяне на новите настройки към работната среда:</text:p>
      <text:p text:style-name="P224">source .bashrc</text:p>
      <text:p text:style-name="P84"/>
      <text:p text:style-name="P84">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6">отдалечения</text:span> компютър се пренася във файла с познати хостове на <text:span text:style-name="T10">локалния</text:span><text:span text:style-name="T6"> </text:span>компютър.</text:p>
      <text:p text:style-name="P224">ssh-keyscan 192.168.146.129 &gt;&gt; ~/.ssh/known_hosts</text:p>
      <text:p text:style-name="P84"/>
      <text:p text:style-name="P84"/>
      <text:p text:style-name="P84"><text:soft-page-break/>11 - <text:span text:style-name="T29">maybe</text:span></text:p>
      <text:p text:style-name="P84">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84"/>
      <text:p text:style-name="P84">Right Click on a file -&gt; Properties -&gt; Open With -&gt; Choose app -&gt; set as default</text:p>
      <text:p text:style-name="P84"/>
      <text:h text:style-name="P300" text:outline-level="1"><text:bookmark-start text:name="__RefHeading___Toc643_1331395658"/>Компилиране на програми под Линукс<text:bookmark-end text:name="__RefHeading___Toc643_1331395658"/></text:h>
      <text:p text:style-name="P84"><text:date style:data-style-name="N36" text:date-value="2016-05-08T10:31:40.840000086" text:fixed="true">8.05.2016 г.</text:date></text:p>
      <text:p text:style-name="P84">Гледай първо файла INSTALL или README.</text:p>
      <text:p text:style-name="P84">Той съдържa инструкции за компилация.</text:p>
      <text:p text:style-name="P84">1. Необходими библиотеки преди инсталация</text:p>
      <text:p text:style-name="P84">2. Кратки инструкции за компилация</text:p>
      <text:p text:style-name="P84">3. Опции за конфигурация на компилатора, какво и как ще компилира сорс кода, къде ще постави компилираните файлове след това.</text:p>
      <text:p text:style-name="P84">4. При някои компилации има процедура Test. Дава инструкции какво да се прави.</text:p>
      <text:p text:style-name="P84">5. Има изреждане на флагове за процесора и компилатора.</text:p>
      <text:p text:style-name="P84">6. Има изреждане на обектни файлове.</text:p>
      <text:p text:style-name="P84">7. Има изредени процедури за компилация. Една процедура може да има подпроцедури.</text:p>
      <text:p text:style-name="P84">8. В повечето случаи има процедура: <text:s/>clean. <text:s/>Връща състоянието на системата преди компилация. Главно изтрива файлове, които са излишни.</text:p>
      <text:p text:style-name="P84">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224">Makefile</text:p>
      <text:p text:style-name="P84"/>
      <text:p text:style-name="P84">10. Следва самата компилация и работа на линкера. Ползва се gcc, който съдържа в себе си както компилатор, така и линкер.</text:p>
      <text:p text:style-name="P84">11. Може да се извика процедура за проверка за успешна компилация:</text:p>
      <text:p text:style-name="P224">make test</text:p>
      <text:p text:style-name="P224"/>
      <text:p text:style-name="P11">Щом компилацията е преминала успешно, тогава резултатът е <text:span text:style-name="T32">PASSED</text:span>.</text:p>
      <text:p text:style-name="P11">12. Следва поставяне на компилираните файлове по директориите, където ще стоят:</text:p>
      <text:p text:style-name="P224">make install</text:p>
      <text:p text:style-name="P11"/>
      <text:p text:style-name="P11">Install е предварително описана процедура в <text:s/><text:span text:style-name="T32">Makeflie</text:span>. Указва кои файлове, къде ще <text:soft-page-break/>се копират или преместят, какви права за достъп до компилираните файлове ще има и др.</text:p>
      <text:p text:style-name="P11">За да се изобразят динамично свързаните библиотеки:</text:p>
      <text:p text:style-name="P224">ldd &lt;име на бинарен файл&gt;</text:p>
      <text:p text:style-name="P11">Пример:</text:p>
      <text:p text:style-name="P224">ldd ./openssl</text:p>
      <text:p text:style-name="P11">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32">Makeflie</text:span>.</text:p>
      <text:p text:style-name="P11"/>
      <text:p text:style-name="P11">При някои пакети със сорскодове има <text:span text:style-name="T32">SPEC</text:span> файл, който служи за построяване на RPM пакети при Red Hat съвместимите Линукси.</text:p>
      <text:p text:style-name="P11"/>
      <text:p text:style-name="P11">ПРОПУСНАТА ЧАСТ</text:p>
      <text:p text:style-name="P11">…</text:p>
      <text:p text:style-name="P11"/>
      <text:h text:style-name="P300" text:outline-level="1"><text:bookmark-start text:name="__RefHeading___Toc773_723091682"/>Условни оператори на BASH скриптопве<text:bookmark-end text:name="__RefHeading___Toc773_723091682"/></text:h>
      <text:p text:style-name="P11"><text:date style:data-style-name="N37" text:date-value="2016-05-29T16:37:19.460000046" text:fixed="true">29.05.16</text:date></text:p>
      <text:p text:style-name="P11">Сайтове за писане на скриптове:</text:p>
      <text:p text:style-name="Text_20_body"><text:a xlink:type="simple" xlink:href="http://wiki.bash-hackers.org/" text:style-name="Internet_20_link" text:visited-style-name="Visited_20_Internet_20_Link"><text:span text:style-name="T33">http://wiki.bash-hackers.org</text:span></text:a></text:p>
      <text:p text:style-name="Text_20_body"><text:a xlink:type="simple" xlink:href="http://mywiki.wooledge.org/" text:style-name="Internet_20_link" text:visited-style-name="Visited_20_Internet_20_Link"><text:span text:style-name="T33">http://mywiki.wooledge.org</text:span></text:a></text:p>
      <text:p text:style-name="P11"/>
      <text:p text:style-name="P11">В bash скриптовете се изброяват до 9 командни аргумента. Ако има 10-ти или повече, да се поставя името му във фигурни скоби:</text:p>
      <text:p text:style-name="P11">${10}, ${11} … ${N}</text:p>
      <text:p text:style-name="P11"/>
      <text:p text:style-name="P11">Специални параметри:</text:p>
      <table:table table:name="Table2" table:style-name="Table2">
        <table:table-column table:style-name="Table2.A"/>
        <table:table-column table:style-name="Table2.B"/>
        <table:table-row>
          <table:table-cell table:style-name="Table2.A1" office:value-type="string">
            <text:p text:style-name="P204">$*</text:p>
          </table:table-cell>
          <table:table-cell table:style-name="Table2.B1" office:value-type="string">
            <text:p text:style-name="P11">всички командни параметри се разбират от bash като една обща дума</text:p>
          </table:table-cell>
        </table:table-row>
        <table:table-row>
          <table:table-cell table:style-name="Table2.A2" office:value-type="string">
            <text:p text:style-name="P204">$@</text:p>
          </table:table-cell>
          <table:table-cell table:style-name="Table2.B2" office:value-type="string">
            <text:p text:style-name="P11">изброени са всички командни аргументи, но всеки представлява отделна дума</text:p>
          </table:table-cell>
        </table:table-row>
        <table:table-row>
          <table:table-cell table:style-name="Table2.A2" office:value-type="string">
            <text:p text:style-name="P204">$#</text:p>
          </table:table-cell>
          <table:table-cell table:style-name="Table2.B2" office:value-type="string">
            <text:p text:style-name="P11">показва броя на аргументите, подадени на скрипта</text:p>
          </table:table-cell>
        </table:table-row>
        <table:table-row>
          <table:table-cell table:style-name="Table2.A2" office:value-type="string">
            <text:p text:style-name="P204">$$</text:p>
          </table:table-cell>
          <table:table-cell table:style-name="Table2.B2" office:value-type="string">
            <text:p text:style-name="P11">показва PID на родителтеския процес, ако терминалът (bash) тогава виждаме ноговия PID.</text:p>
          </table:table-cell>
        </table:table-row>
        <table:table-row>
          <table:table-cell table:style-name="Table2.A2" office:value-type="string">
            <text:p text:style-name="P247">$?</text:p>
          </table:table-cell>
          <table:table-cell table:style-name="Table2.B2" office:value-type="string">
            <text:p text:style-name="P238">Изходният код от последно извиканата команда</text:p>
            <text:p text:style-name="P238">0 - успех</text:p>
            <text:p text:style-name="P238">&gt;0 - грешка</text:p>
          </table:table-cell>
        </table:table-row>
        <table:table-row>
          <table:table-cell table:style-name="Table2.A2" office:value-type="string">
            <text:p text:style-name="P247"/>
          </table:table-cell>
          <table:table-cell table:style-name="Table2.B2" office:value-type="string">
            <text:p text:style-name="P238"/>
          </table:table-cell>
        </table:table-row>
      </table:table>
      <text:p text:style-name="P11"><text:soft-page-break/></text:p>
      <text:p text:style-name="P11"/>
      <text:p text:style-name="P11">Обхождане на всички задани командни аргументи на скрипта:</text:p>
      <text:p text:style-name="P224">for ARG in “$*”; do</text:p>
      <text:p text:style-name="P224"><text:s text:c="3"/>echo $ARG</text:p>
      <text:p text:style-name="P224">done</text:p>
      <text:p text:style-name="P11">Резултат:</text:p>
      <text:p text:style-name="P11">1 2 3</text:p>
      <text:p text:style-name="P11"/>
      <text:p text:style-name="P224">for ARG in “$@”; do</text:p>
      <text:p text:style-name="P224"><text:s text:c="3"/>echo $ARG</text:p>
      <text:p text:style-name="P224">done</text:p>
      <text:p text:style-name="P11">Резултат:</text:p>
      <text:p text:style-name="P11">1</text:p>
      <text:p text:style-name="P11">2</text:p>
      <text:p text:style-name="P11">3</text:p>
      <text:p text:style-name="P11"/>
      <text:p text:style-name="P11">Насочване на грешките към изходния поток за грешки и изход от скипта с код за грешка:</text:p>
      <text:p text:style-name="P11">echo 'Възникна грешка!' 2&gt;</text:p>
      <text:p text:style-name="P11">exit 1</text:p>
      <text:p text:style-name="P11"/>
      <text:p text:style-name="P11">Тестващи функции на bash</text:p>
      <table:table table:name="Table3" table:style-name="Table3">
        <table:table-column table:style-name="Table3.A" table:number-columns-repeated="3"/>
        <table:table-row>
          <table:table-cell table:style-name="Table3.A1" office:value-type="string">
            <text:p text:style-name="P238"/>
          </table:table-cell>
          <table:table-cell table:style-name="Table3.A1" office:value-type="string">
            <text:p text:style-name="P238"/>
          </table:table-cell>
          <table:table-cell table:style-name="Table3.C1" office:value-type="string">
            <text:p text:style-name="P240"/>
          </table:table-cell>
        </table:table-row>
        <table:table-row>
          <table:table-cell table:style-name="Table3.A2" office:value-type="string">
            <text:p text:style-name="P238">-eq</text:p>
          </table:table-cell>
          <table:table-cell table:style-name="Table3.A2" office:value-type="string">
            <text:p text:style-name="P238">Is equal to</text:p>
          </table:table-cell>
          <table:table-cell table:style-name="Table3.C2" office:value-type="string">
            <text:p text:style-name="P240">[ “$a” -eq “$b” ]</text:p>
            <text:p text:style-name="P240">[[ “$a” -eq “$b” ]]</text:p>
          </table:table-cell>
        </table:table-row>
        <table:table-row>
          <table:table-cell table:style-name="Table3.A2" office:value-type="string">
            <text:p text:style-name="P238">-ne</text:p>
          </table:table-cell>
          <table:table-cell table:style-name="Table3.A2" office:value-type="string">
            <text:p text:style-name="P238">Not equal to</text:p>
          </table:table-cell>
          <table:table-cell table:style-name="Table3.C2" office:value-type="string">
            <text:p text:style-name="P240">[ “$a” -ne “$b” ]</text:p>
            <text:p text:style-name="P240">[[ “$a” -ne “$b” ]]</text:p>
          </table:table-cell>
        </table:table-row>
        <table:table-row>
          <table:table-cell table:style-name="Table3.A2" office:value-type="string">
            <text:p text:style-name="P238">-gt</text:p>
          </table:table-cell>
          <table:table-cell table:style-name="Table3.A2" office:value-type="string">
            <text:p text:style-name="P238">Greater than</text:p>
          </table:table-cell>
          <table:table-cell table:style-name="Table3.C2" office:value-type="string">
            <text:p text:style-name="P240">[ “$a” -gt “$b” ]</text:p>
            <text:p text:style-name="P240">[[ “$a” -gt “$b” ]]</text:p>
          </table:table-cell>
        </table:table-row>
        <table:table-row>
          <table:table-cell table:style-name="Table3.A2" office:value-type="string">
            <text:p text:style-name="P238">-ge</text:p>
          </table:table-cell>
          <table:table-cell table:style-name="Table3.A2" office:value-type="string">
            <text:p text:style-name="P238">Greater than or equal to</text:p>
          </table:table-cell>
          <table:table-cell table:style-name="Table3.C2" office:value-type="string">
            <text:p text:style-name="P240">[ “$a” -ge “$b” ]</text:p>
            <text:p text:style-name="P240">[[ “$a” -ge “$b” ]]</text:p>
          </table:table-cell>
        </table:table-row>
        <table:table-row>
          <table:table-cell table:style-name="Table3.A2" office:value-type="string">
            <text:p text:style-name="P238">-lt</text:p>
          </table:table-cell>
          <table:table-cell table:style-name="Table3.A2" office:value-type="string">
            <text:p text:style-name="P238">Less than</text:p>
          </table:table-cell>
          <table:table-cell table:style-name="Table3.C2" office:value-type="string">
            <text:p text:style-name="P240">[ “$a” -lt “$b” ]</text:p>
            <text:p text:style-name="P240">[[ “$a” -lt “$b” ]]</text:p>
          </table:table-cell>
        </table:table-row>
        <table:table-row>
          <table:table-cell table:style-name="Table3.A2" office:value-type="string">
            <text:p text:style-name="P238">-le</text:p>
          </table:table-cell>
          <table:table-cell table:style-name="Table3.A2" office:value-type="string">
            <text:p text:style-name="P238">Less than or equal to</text:p>
          </table:table-cell>
          <table:table-cell table:style-name="Table3.C2" office:value-type="string">
            <text:p text:style-name="P240">[ “$a” -le “$b” ]</text:p>
            <text:p text:style-name="P240">[[ “$a” -le “$b” ]]</text:p>
          </table:table-cell>
        </table:table-row>
      </table:table>
      <text:p text:style-name="P11"/>
      <text:p text:style-name="P11"><text:soft-page-break/>Резултатът е булев: true / false</text:p>
      <text:p text:style-name="P11">В Линукс, резутатът е на обратно на програмните езици.</text:p>
      <text:p text:style-name="P224">true = 0</text:p>
      <text:p text:style-name="P224">false = 1</text:p>
      <text:p text:style-name="P11"/>
      <text:p text:style-name="P11"/>
      <text:h text:style-name="P305"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238"/>
          </table:table-cell>
          <table:table-cell table:style-name="Table4.A1" office:value-type="string">
            <text:p text:style-name="P238"/>
          </table:table-cell>
          <table:table-cell table:style-name="Table4.C1" office:value-type="string">
            <text:p text:style-name="P238"/>
          </table:table-cell>
        </table:table-row>
        <table:table-row>
          <table:table-cell table:style-name="Table4.A2" office:value-type="string">
            <text:p text:style-name="P238">'='</text:p>
          </table:table-cell>
          <table:table-cell table:style-name="Table4.A2" office:value-type="string">
            <text:p text:style-name="P238">Is equal to</text:p>
          </table:table-cell>
          <table:table-cell table:style-name="Table4.C2" office:value-type="string">
            <text:p text:style-name="P238"/>
          </table:table-cell>
        </table:table-row>
        <table:table-row>
          <table:table-cell table:style-name="Table4.A2" office:value-type="string">
            <text:p text:style-name="P238">'=='</text:p>
          </table:table-cell>
          <table:table-cell table:style-name="Table4.A2" office:value-type="string">
            <text:p text:style-name="P238">Is equal to</text:p>
          </table:table-cell>
          <table:table-cell table:style-name="Table4.C2" office:value-type="string">
            <text:p text:style-name="P238"/>
          </table:table-cell>
        </table:table-row>
        <table:table-row>
          <table:table-cell table:style-name="Table4.A2" office:value-type="string">
            <text:p text:style-name="P238">!=</text:p>
          </table:table-cell>
          <table:table-cell table:style-name="Table4.A2" office:value-type="string">
            <text:p text:style-name="P238">Is not equal to</text:p>
          </table:table-cell>
          <table:table-cell table:style-name="Table4.C2" office:value-type="string">
            <text:p text:style-name="P238"/>
          </table:table-cell>
        </table:table-row>
        <table:table-row>
          <table:table-cell table:style-name="Table4.A2" office:value-type="string">
            <text:p text:style-name="P238">-z</text:p>
          </table:table-cell>
          <table:table-cell table:style-name="Table4.A2" office:value-type="string">
            <text:p text:style-name="P238">Is null</text:p>
          </table:table-cell>
          <table:table-cell table:style-name="Table4.C2" office:value-type="string">
            <text:p text:style-name="P238"/>
          </table:table-cell>
        </table:table-row>
        <table:table-row>
          <table:table-cell table:style-name="Table4.A2" office:value-type="string">
            <text:p text:style-name="P238">-n</text:p>
          </table:table-cell>
          <table:table-cell table:style-name="Table4.A2" office:value-type="string">
            <text:p text:style-name="P238">Is not null</text:p>
          </table:table-cell>
          <table:table-cell table:style-name="Table4.C2" office:value-type="string">
            <text:p text:style-name="P238"/>
          </table:table-cell>
        </table:table-row>
      </table:table>
      <text:p text:style-name="P11"/>
      <text:h text:style-name="P305"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238"/>
          </table:table-cell>
          <table:table-cell table:style-name="Table5.A1" office:value-type="string">
            <text:p text:style-name="P238"/>
          </table:table-cell>
          <table:table-cell table:style-name="Table5.C1" office:value-type="string">
            <text:p text:style-name="P241"/>
          </table:table-cell>
        </table:table-row>
        <table:table-row>
          <table:table-cell table:style-name="Table5.A2" office:value-type="string">
            <text:p text:style-name="P238">-b</text:p>
          </table:table-cell>
          <table:table-cell table:style-name="Table5.A2" office:value-type="string">
            <text:p text:style-name="P238">File exists and is block device</text:p>
          </table:table-cell>
          <table:table-cell table:style-name="Table5.C2" office:value-type="string">
            <text:p text:style-name="P241">Example</text:p>
            <text:p text:style-name="P241">[[ -b /dev/sda ]]</text:p>
          </table:table-cell>
        </table:table-row>
        <table:table-row>
          <table:table-cell table:style-name="Table5.A2" office:value-type="string">
            <text:p text:style-name="P238">-c</text:p>
          </table:table-cell>
          <table:table-cell table:style-name="Table5.A2" office:value-type="string">
            <text:p text:style-name="P238">File exists and is character device</text:p>
          </table:table-cell>
          <table:table-cell table:style-name="Table5.C2" office:value-type="string">
            <text:p text:style-name="P241">Example for char.devices</text:p>
            <text:p text:style-name="P241">ll /dev | grep ^c</text:p>
            <text:p text:style-name="P241"/>
          </table:table-cell>
        </table:table-row>
        <table:table-row>
          <table:table-cell table:style-name="Table5.A2" office:value-type="string">
            <text:p text:style-name="P238">-d</text:p>
          </table:table-cell>
          <table:table-cell table:style-name="Table5.A2" office:value-type="string">
            <text:p text:style-name="P238">File exists and is a directory</text:p>
          </table:table-cell>
          <table:table-cell table:style-name="Table5.C2" office:value-type="string">
            <text:p text:style-name="P241">[[ -d &lt;directory&gt; ]]</text:p>
          </table:table-cell>
        </table:table-row>
        <table:table-row>
          <table:table-cell table:style-name="Table5.A2" office:value-type="string">
            <text:p text:style-name="P238">-e</text:p>
          </table:table-cell>
          <table:table-cell table:style-name="Table5.A2" office:value-type="string">
            <text:p text:style-name="P238">File exists</text:p>
          </table:table-cell>
          <table:table-cell table:style-name="Table5.C2" office:value-type="string">
            <text:p text:style-name="P241">[[ -e &lt;file&gt; ]]</text:p>
          </table:table-cell>
        </table:table-row>
        <table:table-row>
          <table:table-cell table:style-name="Table5.A2" office:value-type="string">
            <text:p text:style-name="P238">-f</text:p>
          </table:table-cell>
          <table:table-cell table:style-name="Table5.A2" office:value-type="string">
            <text:p text:style-name="P238">File is a regular file</text:p>
          </table:table-cell>
          <table:table-cell table:style-name="Table5.C2" office:value-type="string">
            <text:p text:style-name="P241">[[ -f &lt;file&gt; ]]</text:p>
          </table:table-cell>
        </table:table-row>
        <table:table-row>
          <table:table-cell table:style-name="Table5.A2" office:value-type="string">
            <text:p text:style-name="P238">-L</text:p>
          </table:table-cell>
          <table:table-cell table:style-name="Table5.A2" office:value-type="string">
            <text:p text:style-name="P238">File exists and is a symbolic link</text:p>
          </table:table-cell>
          <table:table-cell table:style-name="Table5.C2" office:value-type="string">
            <text:p text:style-name="P241">[[ -L &lt;symlink&gt; ]]</text:p>
          </table:table-cell>
        </table:table-row>
        <table:table-row>
          <table:table-cell table:style-name="Table5.A2" office:value-type="string">
            <text:p text:style-name="P238">-r</text:p>
          </table:table-cell>
          <table:table-cell table:style-name="Table5.A2" office:value-type="string">
            <text:p text:style-name="P238">File exists with read rights</text:p>
          </table:table-cell>
          <table:table-cell table:style-name="Table5.C2" office:value-type="string">
            <text:p text:style-name="P241"/>
          </table:table-cell>
        </table:table-row>
        <table:table-row>
          <table:table-cell table:style-name="Table5.A2" office:value-type="string">
            <text:p text:style-name="P238">-s</text:p>
          </table:table-cell>
          <table:table-cell table:style-name="Table5.A2" office:value-type="string">
            <text:p text:style-name="P238">File exists and it's not empty, size &gt; 0</text:p>
          </table:table-cell>
          <table:table-cell table:style-name="Table5.C2" office:value-type="string">
            <text:p text:style-name="P241">[[ -s &lt;file&gt; ]]</text:p>
          </table:table-cell>
        </table:table-row>
        <table:table-row>
          <table:table-cell table:style-name="Table5.A2" office:value-type="string">
            <text:p text:style-name="P238">-w</text:p>
          </table:table-cell>
          <table:table-cell table:style-name="Table5.A2" office:value-type="string">
            <text:p text:style-name="P238">File exists with write rights</text:p>
          </table:table-cell>
          <table:table-cell table:style-name="Table5.C2" office:value-type="string">
            <text:p text:style-name="P241"/>
          </table:table-cell>
        </table:table-row>
        <table:table-row>
          <table:table-cell table:style-name="Table5.A2" office:value-type="string">
            <text:p text:style-name="P238">-x</text:p>
          </table:table-cell>
          <table:table-cell table:style-name="Table5.A2" office:value-type="string">
            <text:p text:style-name="P238">File exists and can be executed</text:p>
          </table:table-cell>
          <table:table-cell table:style-name="Table5.C2" office:value-type="string">
            <text:p text:style-name="P241">[[ -x &lt;filr&gt; ]]</text:p>
          </table:table-cell>
        </table:table-row>
        <table:table-row>
          <table:table-cell table:style-name="Table5.A2" office:value-type="string">
            <text:p text:style-name="P238">-ef</text:p>
          </table:table-cell>
          <table:table-cell table:style-name="Table5.A2" office:value-type="string">
            <text:p text:style-name="P238">FILE1 has the same device and inode number as FILE2</text:p>
          </table:table-cell>
          <table:table-cell table:style-name="Table5.C2" office:value-type="string">
            <text:p text:style-name="P241">[[ &lt;FILE1&gt; -ef &lt;FILE2&gt; ]]</text:p>
          </table:table-cell>
        </table:table-row>
        <table:table-row>
          <table:table-cell table:style-name="Table5.A2" office:value-type="string">
            <text:p text:style-name="P238">-nt</text:p>
          </table:table-cell>
          <table:table-cell table:style-name="Table5.A2" office:value-type="string">
            <text:p text:style-name="P238">FILE1 has newer modification date than FILE2</text:p>
          </table:table-cell>
          <table:table-cell table:style-name="Table5.C2" office:value-type="string">
            <text:p text:style-name="P241">[[ &lt;FILE1&gt; -nt &lt;FILE2&gt; ]]</text:p>
          </table:table-cell>
        </table:table-row>
        <text:soft-page-break/>
        <table:table-row>
          <table:table-cell table:style-name="Table5.A2" office:value-type="string">
            <text:p text:style-name="P238">-ot</text:p>
          </table:table-cell>
          <table:table-cell table:style-name="Table5.A2" office:value-type="string">
            <text:p text:style-name="P238">FILE1 has older modification date than FILE2</text:p>
          </table:table-cell>
          <table:table-cell table:style-name="Table5.C2" office:value-type="string">
            <text:p text:style-name="P241">[[ &lt;FILE1&gt; -ot &lt;FILE2&gt; ]]</text:p>
          </table:table-cell>
        </table:table-row>
      </table:table>
      <text:p text:style-name="P11"/>
      <text:h text:style-name="P305" text:outline-level="2"><text:bookmark-start text:name="__RefHeading___Toc1451_723091682"/>Логически оператори AND и OR<text:bookmark-end text:name="__RefHeading___Toc1451_723091682"/></text:h>
      <text:p text:style-name="P11">Изход с true = 0</text:p>
      <text:p text:style-name="P11">Изход с false = 1</text:p>
      <text:p text:style-name="P11"/>
      <text:h text:style-name="P301" text:outline-level="1"><text:bookmark-start text:name="__RefHeading___Toc1429_1985201145"/>Инсталация и конфигурация на web server<text:bookmark-end text:name="__RefHeading___Toc1429_1985201145"/></text:h>
      <text:p text:style-name="P13"><text:date style:data-style-name="N36" text:date-value="2016-06-18T10:32:48.710000091" text:fixed="true">18.06.2016 г.</text:date></text:p>
      <text:p text:style-name="P12">Apache web server</text:p>
      <text:p text:style-name="P12">Tomcat server – application server, най-вече комбинирано с Java приложения, не е само уеб сървър</text:p>
      <text:p text:style-name="P12">NGIX – става популярен става, изключително бърз</text:p>
      <text:p text:style-name="P12">LIGHTTPD – бърз и олекотен уеб сървър</text:p>
      <text:p text:style-name="P12"/>
      <text:p text:style-name="Text_20_body"><text:span text:style-name="T34">Виж </text:span><text:a xlink:type="simple" xlink:href="http://www.server-world.info/" text:style-name="Internet_20_link" text:visited-style-name="Visited_20_Internet_20_Link"><text:span text:style-name="T33">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12"/>
      <text:p text:style-name="P12">Виж книгата на Ред Хет: <text:span text:style-name="T32">RED HAT SYSTEM ADMINISTRATION Ill</text:span></text:p>
      <text:p text:style-name="P164">Red Hat Enterprise Linux 7 RH254</text:p>
      <text:p text:style-name="P12"/>
      <text:p text:style-name="P12">Конфигурационите файлове се намиран в директорията: /etc/httpd/</text:p>
      <text:p text:style-name="P12"/>
      <text:p text:style-name="P12">Тестване на уеб сървъра чрез telnet</text:p>
      <text:p text:style-name="P224">telnet &lt;server name&gt; 80</text:p>
      <text:p text:style-name="P12"/>
      <text:p text:style-name="P224">GET / HTTP/1.1</text:p>
      <text:p text:style-name="P224">Host: &lt;IP address of the server&gt; or &lt;server name&gt;</text:p>
      <text:p text:style-name="P224"/>
      <text:p text:style-name="P12">Съдържанието на уеб страниците е сложено в директория:</text:p>
      <text:p text:style-name="P224">/var/www/html</text:p>
      <text:p text:style-name="P12">Файлът със съдържание по подразбиране е винаги: index.html</text:p>
      <text:p text:style-name="P12"/>
      <text:p text:style-name="P12">След инсталация, провери състоянието на SELinux:</text:p>
      <text:p text:style-name="P12"><text:soft-page-break/>getenforce</text:p>
      <text:p text:style-name="P12">Ако пише Enforcing системата е в режим сигурност.</text:p>
      <text:p text:style-name="P12">Как да разбера дали към файловете има приложена политика за сиурност?</text:p>
      <text:p text:style-name="P224">ls - lZ</text:p>
      <text:p text:style-name="P12">httpd_sys_content_t = може да бъде достъпван от сървъра</text:p>
      <text:p text:style-name="P12">Ако няколй файл няма разрешително httpd_sys_content_t, няма да бъде зареден от уеб сървъра, когато SELinux е в режим enforcing.</text:p>
      <text:p text:style-name="P12"/>
      <text:p text:style-name="P12">Главен конфигурационен файл в директорията: /etc/httpd/conf.d/</text:p>
      <text:p text:style-name="P12"/>
      <text:p text:style-name="P14">Инсталация на допълнителни модули</text:p>
      <text:p text:style-name="P224">/usr/lib64/httpd/modules/</text:p>
      <text:p text:style-name="P12"/>
      <text:p text:style-name="P12">Конфигурация за модулите на уеб сървъра</text:p>
      <text:p text:style-name="P224">/etc/httpd/conf.modules.d/</text:p>
      <text:p text:style-name="P12"/>
      <text:p text:style-name="P166">Виж стр 292 от книгата RH254</text:p>
      <text:p text:style-name="P12"/>
      <text:p text:style-name="P12"/>
      <text:p text:style-name="P12">Погледни dymamic forwarding и ssh тунел, SOCKS proxy.</text:p>
      <text:p text:style-name="P12">Ви програма: proxychains</text:p>
      <text:p text:style-name="P12">Трафик, генериран от едно приложение може да бъде прекаран през тунела.</text:p>
      <text:p text:style-name="P12">Пример:</text:p>
      <text:p text:style-name="P224">proxychains transmission-gtk</text:p>
      <text:p text:style-name="P12"/>
      <text:p text:style-name="P12">Данните от торен клиента се пренася през тунела.</text:p>
      <text:p text:style-name="P12"/>
      <text:h text:style-name="P300" text:outline-level="1"><text:bookmark-start text:name="__RefHeading___Toc1640_332069762"/>Конфигурация на уеб сървър<text:bookmark-end text:name="__RefHeading___Toc1640_332069762"/></text:h>
      <text:p text:style-name="P12"><text:date style:data-style-name="N36" text:date-value="2016-06-26T16:24:50.860000066" text:fixed="true">26.06.2016 г.</text:date></text:p>
      <text:p text:style-name="P12">В директорията conf.d могат да се слагат виртуални хостове.</text:p>
      <text:p text:style-name="P12">1 IP адрес = <text:s/>N брой виртуални хостове</text:p>
      <text:p text:style-name="P12">1 уеб сървър предоставя много домейни.</text:p>
      <text:p text:style-name="P19">Всеки конф.файл трябва да има разширение <text:span text:style-name="T6">conf.</text:span></text:p>
      <text:p text:style-name="P20">Презареждането на уеб сървъра без спиране се прави с команда:</text:p>
      <text:p text:style-name="P165"><text:s/></text:p>
      <text:p text:style-name="P20">Главният процес не се рестартира, идентификаторът на процеса му остава същия.</text:p>
      <text:p text:style-name="P20">Само дъщерните процеси се рестартират и променят идентификаторите на процеса си.</text:p>
      <text:p text:style-name="P20"><text:soft-page-break/></text:p>
      <text:p text:style-name="P20">Когато създаваме нови конфигурационни файлове за уеб сървър, винаги поглеждаме, дали имат настроен съответстваш SELinux контекст.</text:p>
      <text:p text:style-name="P20">ls -lZ</text:p>
      <text:p text:style-name="P20"/>
      <text:p text:style-name="P20">Всеки виртуален хост има свой корен (DocumentRoot) на уеб йерархията. Например:</text:p>
      <text:p text:style-name="P224">DocumentRoot „/data/rhel7.example.net“</text:p>
      <text:p text:style-name="P20">Файловете за виртуалния хост могат да бъдат в:</text:p>
      <text:p text:style-name="P224">„/data/rhel7.example.net/html“</text:p>
      <text:p text:style-name="P20">Логовете може да са в: </text:p>
      <text:p text:style-name="P224">„/data/rhel7.example.net/logs“</text:p>
      <text:p text:style-name="P224"/>
      <text:p text:style-name="P20">Друга важна директива е името на уеб сървъра, СЪДЪРЖАН във виртуалния хост:</text:p>
      <text:p text:style-name="P224">ServerName rhel7.example.net</text:p>
      <text:p text:style-name="P20"/>
      <text:p text:style-name="P20">Сървърен прякор, съкратено име:</text:p>
      <text:p text:style-name="P224">ServerAlias www.rhel7.example.net</text:p>
      <text:p text:style-name="P224"/>
      <text:p text:style-name="P20">Кой е отговорен за уеб сървъра и кой емейл може да му се пращат информации и запитвания:</text:p>
      <text:p text:style-name="Preformatted_20_Text"><text:span text:style-name="T33">ServerAdmin </text:span><text:a xlink:type="simple" xlink:href="mailto:webmaster@rhel7.example.net" text:style-name="Internet_20_link" text:visited-style-name="Visited_20_Internet_20_Link"><text:span text:style-name="T33">webmaster@</text:span></text:a><text:a xlink:type="simple" xlink:href="mailto:webmaster@rhel7.example.net" text:style-name="Internet_20_link" text:visited-style-name="Visited_20_Internet_20_Link"><text:span text:style-name="T33">rhel7.example.net</text:span></text:a></text:p>
      <text:p text:style-name="P20"/>
      <text:p text:style-name="P20">Къде ще се записва информация за грешките в уеб сървъра?</text:p>
      <text:p text:style-name="P224">ErrorLog „/data/rhel7.example.net/error.log“</text:p>
      <text:p text:style-name="P224"/>
      <text:p text:style-name="P20">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224">CustomLog „/data/rhel7.example.net/access.log“</text:p>
      <text:p text:style-name="P20"/>
      <text:p text:style-name="P20">Логовете на уеб сървъра също имат свои специфичен <text:s/>SELinux контекст, който се настойва по следния начин:</text:p>
      <text:p text:style-name="P224">chcon -Rv --type=httpd_log_t logs/</text:p>
      <text:p text:style-name="P20"><text:soft-page-break/></text:p>
      <text:p text:style-name="P20">После провери контекста с команда:</text:p>
      <text:p text:style-name="P224">ls -lZ</text:p>
      <text:p text:style-name="P20"/>
      <text:p text:style-name="P20">На изпита за <text:s/>Red Hat администратор има задача за настройване на уеб сървър и настройка на SELinux контекст.</text:p>
      <text:p text:style-name="P20"/>
      <text:p text:style-name="P14">Правило</text:p>
      <text:p text:style-name="P20">Всеки виртуален хост има максимално 1 IP адрес.</text:p>
      <text:p text:style-name="P20">Може 1 вирт.хост да има 1 IP адрес, различен от тези на останалите хостове.</text:p>
      <text:p text:style-name="P20">За работа със SSL сертификати, всеки виртуален хост трябва да има отделен и уникален IP адрес.</text:p>
      <text:p text:style-name="P20"/>
      <text:p text:style-name="P20">При използване на SSL , се използва HTTPS.</text:p>
      <text:p text:style-name="P20">Apache web сървър може да играе роля прокси сървър. </text:p>
      <text:p text:style-name="P20">Уеб сървърът идва с модул, предлагащ статистика (server-status).</text:p>
      <text:p text:style-name="P20">Не всеки потребител от Интернет трябва да има достъп към статистиката. Трябва да се ограничи достъпа до определени IP адреси само.</text:p>
      <text:p text:style-name="P224">&lt;Location /server-status&gt;</text:p>
      <text:p text:style-name="P224"><text:tab/>SetHandle server-status</text:p>
      <text:p text:style-name="P224"><text:tab/>Require ip 192.168.146.1</text:p>
      <text:p text:style-name="P224">&lt;/Location&gt;</text:p>
      <text:p text:style-name="P20">Само компютър с IP адрес 192.168.146.1 може да събира информация за статистиката.</text:p>
      <text:p text:style-name="P20">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20"/>
      <text:h text:style-name="P300" text:outline-level="1"><text:bookmark-start text:name="__RefHeading___Toc2217_332069762"/>Network File System<text:bookmark-end text:name="__RefHeading___Toc2217_332069762"/></text:h>
      <text:p text:style-name="P20"><text:date style:data-style-name="N36" text:date-value="2016-07-06T10:31:33.540000077" text:fixed="true">6.07.2016 г.</text:date></text:p>
      <text:p text:style-name="P20">Използва се предимно в локални мрежи или през VPN тунел. Измерва се време за отиване и връщане на пакета – round robin time (<text:span text:style-name="T32">rtt</text:span>).</text:p>
      <text:p text:style-name="P20"/>
      <text:p text:style-name="P20">RedHat Enterprise Linux 7 поддържа NFSv3, NFSv4.0, and NVSv4.1 клиент. По подразбиране NFS клиентите се опитват да прикачват директории, използвайки NFS v4.0, а ако операцията не бъде успешна, преминава към предишната версия – NFS v3.</text:p>
      <text:p text:style-name="P20"/>
      <table:table table:name="nfstable1" table:style-name="nfstable1">
        <table:table-column table:style-name="nfstable1.A"/>
        <table:table-column table:style-name="nfstable1.B"/>
        <text:soft-page-break/>
        <table:table-row>
          <table:table-cell office:value-type="string">
            <text:p text:style-name="P238"><draw:frame draw:style-name="fr1" draw:name="graphics1" text:anchor-type="paragraph" svg:width="0.5in" svg:height="0.5in" draw:z-index="0"><draw:image xlink:href="Pictures/1000177E00000B0F00000B0F29C81A25D6284DE9.svg" xlink:type="simple" xlink:show="embed" xlink:actuate="onLoad"/><draw:image xlink:href="Pictures/100002010000006B0000006B5145C9B02DCD9CD2.png" xlink:type="simple" xlink:show="embed" xlink:actuate="onLoad"/></draw:frame></text:p>
          </table:table-cell>
          <table:table-cell office:value-type="string">
            <text:p text:style-name="P1"><text:span text:style-name="T27">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238">При NFS v4 сървърът слуша на порт TCP 2049.</text:p>
          </table:table-cell>
        </table:table-row>
      </table:table>
      <text:p text:style-name="P20"/>
      <text:p text:style-name="P245">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5">rpcbind.</text:span> За споделяне или прикачване на NFS файлови системи, следните услуги работят заедно, според имплементираната версия на NFS:</text:p>
      <text:p text:style-name="P245"/>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260">НАИМЕНОВАНИЕ</text:p>
            </table:table-cell>
            <table:table-cell table:style-name="NFSTable_5f_services.A1" office:value-type="float" office:value="0">
              <text:p text:style-name="P260">ФУНКЦИЯ</text:p>
            </table:table-cell>
          </table:table-row>
        </table:table-header-rows>
        <table:table-row>
          <table:table-cell table:style-name="NFSTable_5f_services.A2" office:value-type="float" office:value="0">
            <text:p text:style-name="P239">nfs</text:p>
          </table:table-cell>
          <table:table-cell table:style-name="NFSTable_5f_services.B4" office:value-type="string">
            <text:p text:style-name="P239">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239">nfslock</text:p>
          </table:table-cell>
          <table:table-cell table:style-name="NFSTable_5f_services.B4" office:value-type="string">
            <text:p text:style-name="P239">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239">rpcbind</text:p>
          </table:table-cell>
          <table:table-cell table:style-name="NFSTable_5f_services.B4" office:value-type="string">
            <text:p text:style-name="P239">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239"/>
          </table:table-cell>
          <table:table-cell table:style-name="NFSTable_5f_services.B5">
            <text:p text:style-name="P239"/>
          </table:table-cell>
        </table:table-row>
      </table:table>
      <text:p text:style-name="P245"><draw:frame draw:style-name="fr2" draw:name="Image1" text:anchor-type="paragraph" svg:x="0.1043in" svg:y="0.1673in" svg:width="0.5in" svg:height="0.5in" draw:z-index="1"><draw:image xlink:href="Pictures/1000177E00000B0F00000B0F29C81A25D6284DE9.svg" xlink:type="simple" xlink:show="embed" xlink:actuate="onLoad"/><draw:image xlink:href="Pictures/100002010000006B0000006B5145C9B02DCD9CD2.png" xlink:type="simple" xlink:show="embed" xlink:actuate="onLoad"/></draw:frame></text:p>
      <text:p text:style-name="P245"/>
      <text:p text:style-name="Table_20_Contents"><text:span text:style-name="T40"><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44">Required Services</text:span></text:a></text:p>
      <text:p text:style-name="P246"/>
      <text:p text:style-name="P167">Услугата <text:span text:style-name="T5">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5">rpcbind </text:span>в RHEL7, за да позволи поддръжката на Ipv6.</text:p>
      <text:p text:style-name="P167"/>
      <text:h text:style-name="P305" text:outline-level="2"><text:bookmark-start text:name="__RefHeading___Toc2219_332069762"/>Методи за сигурност<text:bookmark-end text:name="__RefHeading___Toc2219_332069762"/></text:h>
      <text:p text:style-name="P20"><draw:frame draw:style-name="fr3" draw:name="graphics2" text:anchor-type="paragraph" svg:x="0.0626in" svg:y="0in" svg:width="0.5in" svg:height="0.5299in" draw:z-index="2"><draw:image xlink:href="Pictures/10002F4F00000A5600000B5E5234D2ACBD390253.svg" xlink:type="simple" xlink:show="embed" xlink:actuate="onLoad"/><draw:image xlink:href="Pictures/10000201000000640000006E214D3C3C4D752AA6.png" xlink:type="simple" xlink:show="embed" xlink:actuate="onLoad"/></draw:frame>никаква</text:p>
      <text:p text:style-name="P20"><text:span text:style-name="T3">sys </text:span>– използва разрешителните на файловета система. Това е по подразбиране.</text:p>
      <text:p text:style-name="P20"><text:span text:style-name="T3">krb5</text:span> – стандартен достъп до файлове чрез Kerberos. </text:p>
      <text:p text:style-name="P20"><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text:soft-page-break/>файл.</text:p>
      <text:p text:style-name="P20"><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20"/>
      <text:p text:style-name="P20">При методите с Kerberos, трябва да се използва криптографски ключ:</text:p>
      <text:p text:style-name="P224">/etc/krb5.keytab</text:p>
      <text:p text:style-name="P20"/>
      <text:p text:style-name="P20">Инсталация на NFS клиент и сървър:</text:p>
      <text:p text:style-name="P224">yum install -y nfs-utls</text:p>
      <text:p text:style-name="P20"/>
      <text:h text:style-name="P305" text:outline-level="2"><text:bookmark-start text:name="__RefHeading___Toc2221_332069762"/>Стартиране на NFS<text:bookmark-end text:name="__RefHeading___Toc2221_332069762"/></text:h>
      <text:p text:style-name="P20">1. Стартиране без криптиране:</text:p>
      <text:p text:style-name="P224">systemctl start nfs-server</text:p>
      <text:p text:style-name="P20"/>
      <text:p text:style-name="P20">2. Стартиране на NFS с използване на Kerberos:</text:p>
      <text:p text:style-name="P224">systemctl start nfs-secure</text:p>
      <text:p text:style-name="P20"/>
      <text:p text:style-name="P20">Заедно с NFS се стартира автоматично rpcbind, който е необходим за версия 3 и предишните на NFS. За версия 4, rpcbind не е необходим.</text:p>
      <text:p text:style-name="P20"/>
      <text:p text:style-name="P20">Стартиране на NFS след зареждане на компютъра:</text:p>
      <text:p text:style-name="P224">systemctl enable nfs-server</text:p>
      <text:p text:style-name="P20"/>
      <text:p text:style-name="P20">Конфигурация на NFS</text:p>
      <text:p text:style-name="P20">При NFS не се използва споделя на файлове, а това е функция export.</text:p>
      <text:p text:style-name="P20">Редактиране на тази фунцкия:</text:p>
      <text:p text:style-name="P224">vim /etc/exports</text:p>
      <text:p text:style-name="P20"/>
      <text:p text:style-name="P20">Добавя се директория за споделяне в мрежата, име на хост, или IP адрес или <text:s/>мрежови обхват.</text:p>
      <text:p text:style-name="P20"/>
      <table:table table:name="NFSTable6" table:style-name="NFSTable6">
        <table:table-column table:style-name="NFSTable6.A"/>
        <table:table-column table:style-name="NFSTable6.B"/>
        <table:table-header-rows>
          <table:table-row>
            <table:table-cell table:style-name="NFSTable6.A1" office:value-type="float" office:value="0">
              <text:p text:style-name="P261">ЦЕЛ</text:p>
            </table:table-cell>
            <table:table-cell table:style-name="NFSTable6.B1" office:value-type="float" office:value="0">
              <text:p text:style-name="P261">КОМАНДА</text:p>
            </table:table-cell>
          </table:table-row>
        </table:table-header-rows>
        <table:table-row>
          <table:table-cell table:style-name="NFSTable6.A2" office:value-type="float" office:value="0">
            <text:p text:style-name="P248">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243">exportfs -r</text:p>
          </table:table-cell>
        </table:table-row>
        <table:table-row>
          <table:table-cell table:style-name="NFSTable6.A2" office:value-type="float" office:value="0">
            <text:p text:style-name="P248">Прекрати споделянето на всички директории, но <text:soft-page-break/>запази NFS програмата в стартирано състояние.</text:p>
          </table:table-cell>
          <table:table-cell table:style-name="NFSTable6.B3" office:value-type="string">
            <text:p text:style-name="P242"><text:span text:style-name="Source_20_Text"><text:span text:style-name="T38">exportfs -ua</text:span></text:span></text:p>
          </table:table-cell>
        </table:table-row>
        <table:table-row>
          <table:table-cell table:style-name="NFSTable6.A2">
            <text:p text:style-name="P248"/>
          </table:table-cell>
          <table:table-cell table:style-name="NFSTable6.B4">
            <text:p text:style-name="P244"/>
          </table:table-cell>
        </table:table-row>
        <table:table-row>
          <table:table-cell table:style-name="NFSTable6.A5">
            <text:p text:style-name="P248"/>
          </table:table-cell>
          <table:table-cell table:style-name="NFSTable6.B5">
            <text:p text:style-name="P244"/>
          </table:table-cell>
        </table:table-row>
      </table:table>
      <text:p text:style-name="P224"/>
      <text:p text:style-name="P21">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97"/>
      <text:p text:style-name="P20"/>
      <text:p text:style-name="P20">В този файл не се споменават потребители.</text:p>
      <text:p text:style-name="P20">Като метод за автентикация служи протокол Kerberos.</text:p>
      <text:p text:style-name="P20"/>
      <text:h text:style-name="P305" text:outline-level="2"><text:bookmark-start text:name="__RefHeading___Toc2223_332069762"/>Kонфигурация на <text:s/>NFS клиент<text:bookmark-end text:name="__RefHeading___Toc2223_332069762"/></text:h>
      <text:p text:style-name="P20">Прочети RH134-RHEL.pdf, chapter 11</text:p>
      <text:p text:style-name="P20">Прочети RH254-RHEL.pdf, chapeter 8</text:p>
      <text:p text:style-name="P20">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20">Примери: <text:a xlink:type="simple" xlink:href="http://www.server-world.info/en/note?os=CentOS_7&amp;p=nfs&amp;f=1" text:style-name="Internet_20_link" text:visited-style-name="Visited_20_Internet_20_Link">Линк</text:a></text:p>
      <text:p text:style-name="P20"/>
      <table:table table:name="NFSTable" table:style-name="NFSTable">
        <table:table-column table:style-name="NFSTable.A"/>
        <table:table-column table:style-name="NFSTable.B"/>
        <table:table-header-rows>
          <table:table-row>
            <table:table-cell table:style-name="NFSTable.A1" office:value-type="string">
              <text:p text:style-name="P259">Option</text:p>
            </table:table-cell>
            <table:table-cell table:style-name="NFSTable.B1" office:value-type="string">
              <text:p text:style-name="P259">Description</text:p>
            </table:table-cell>
          </table:table-row>
        </table:table-header-rows>
        <table:table-row>
          <table:table-cell table:style-name="NFSTable.A2" office:value-type="string">
            <text:p text:style-name="P238">rw</text:p>
          </table:table-cell>
          <table:table-cell table:style-name="NFSTable.B2" office:value-type="string">
            <text:p text:style-name="P238">Разреши едновременно четене и запис от/върху NFS споделена директория</text:p>
          </table:table-cell>
        </table:table-row>
        <table:table-row>
          <table:table-cell table:style-name="NFSTable.A2" office:value-type="string">
            <text:p text:style-name="P238">ro</text:p>
          </table:table-cell>
          <table:table-cell table:style-name="NFSTable.B2" office:value-type="string">
            <text:p text:style-name="P238">Разрешава само четене от NFS споделена директория</text:p>
          </table:table-cell>
        </table:table-row>
        <table:table-row>
          <table:table-cell table:style-name="NFSTable.A2" office:value-type="string">
            <text:p text:style-name="P238">sync</text:p>
          </table:table-cell>
          <table:table-cell table:style-name="NFSTable.B2" office:value-type="string">
            <text:p text:style-name="P238">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238">async</text:p>
          </table:table-cell>
          <table:table-cell table:style-name="NFSTable.B2" office:value-type="string">
            <text:p text:style-name="P238">Заявките за четене запис се извършват асинхронно.</text:p>
          </table:table-cell>
        </table:table-row>
        <table:table-row>
          <table:table-cell table:style-name="NFSTable.A2" office:value-type="string">
            <text:p text:style-name="P238">wdelay</text:p>
          </table:table-cell>
          <table:table-cell table:style-name="NFSTable.B2" office:value-type="string">
            <text:p text:style-name="P238">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20">root_squash</text:p>
          </table:table-cell>
          <table:table-cell table:style-name="NFSTable.B2" office:value-type="string">
            <text:p text:style-name="P238">Това забранява на NFS сървъра да интерпретира <text:span text:style-name="T6">root</text:span> потребителя от отдалечен компютър като анонимен потребител. </text:p>
          </table:table-cell>
        </table:table-row>
        <table:table-row>
          <table:table-cell table:style-name="NFSTable.A2" office:value-type="string">
            <text:p text:style-name="P20">no_all_squash</text:p>
          </table:table-cell>
          <table:table-cell table:style-name="NFSTable.B2" office:value-type="string">
            <text:p text:style-name="P238">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20"/>
          </table:table-cell>
          <table:table-cell table:style-name="NFSTable.B2" office:value-type="string">
            <text:p text:style-name="P238"/>
          </table:table-cell>
        </table:table-row>
        <table:table-row>
          <table:table-cell table:style-name="NFSTable.A2" office:value-type="string">
            <text:p text:style-name="P20"/>
          </table:table-cell>
          <table:table-cell table:style-name="NFSTable.B2" office:value-type="string">
            <text:p text:style-name="P238"/>
          </table:table-cell>
        </table:table-row>
        <table:table-row>
          <table:table-cell table:style-name="NFSTable.A2" office:value-type="string">
            <text:p text:style-name="P20"/>
          </table:table-cell>
          <table:table-cell table:style-name="NFSTable.B2" office:value-type="string">
            <text:p text:style-name="P238"/>
          </table:table-cell>
        </table:table-row>
        <table:table-row>
          <table:table-cell table:style-name="NFSTable.A2" office:value-type="string">
            <text:p text:style-name="P20"/>
          </table:table-cell>
          <table:table-cell table:style-name="NFSTable.B2" office:value-type="string">
            <text:p text:style-name="P238"/>
          </table:table-cell>
        </table:table-row>
        <text:soft-page-break/>
        <table:table-row>
          <table:table-cell table:style-name="NFSTable.A2" office:value-type="string">
            <text:p text:style-name="P20"/>
          </table:table-cell>
          <table:table-cell table:style-name="NFSTable.B2" office:value-type="string">
            <text:p text:style-name="P238"/>
          </table:table-cell>
        </table:table-row>
      </table:table>
      <text:p text:style-name="P20"/>
      <text:p text:style-name="P20"/>
      <text:p text:style-name="P20">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22"><draw:frame draw:style-name="fr4" draw:name="Image2" text:anchor-type="paragraph" svg:x="0.0161in" svg:y="0.2445in" svg:width="0.5in" svg:height="0.5in" draw:z-index="3"><draw:image xlink:href="Pictures/1000177E00000B0F00000B0F29C81A25D6284DE9.svg" xlink:type="simple" xlink:show="embed" xlink:actuate="onLoad"/><draw:image xlink:href="Pictures/100002010000006B0000006B5145C9B02DCD9CD2.png" xlink:type="simple" xlink:show="embed" xlink:actuate="onLoad"/></draw:frame></text:p>
      <text:p text:style-name="P22"/>
      <text:p text:style-name="P22"><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22"/>
      <text:h text:style-name="P305" text:outline-level="2"><text:bookmark-start text:name="__RefHeading___Toc1790_1183840518"/>Прикачване на споделена директория<text:bookmark-end text:name="__RefHeading___Toc1790_1183840518"/></text:h>
      <text:p text:style-name="P224">Mount -t &lt;server&gt;:&lt;shared directory&gt; &lt;local directory&gt;</text:p>
      <text:p text:style-name="P20"/>
      <text:p text:style-name="P20">Пример</text:p>
      <text:p text:style-name="P224">mount -t myserver.com:/mnt/nfsshare /mnt/nfstest</text:p>
      <text:p text:style-name="P20"/>
      <text:p text:style-name="P20">Когато прикачваме споделената директория като root, трябва да има параметър no_root_squash. Параметър е записан на NFS сървъра в конф.файл:</text:p>
      <text:p text:style-name="P224">/etc/exports</text:p>
      <text:p text:style-name="P20"/>
      <text:p text:style-name="P20">В противен случай, всеки път, когато сме на NFS клиента и прикачваме споделена директория като потребител root, тогава <text:span text:style-name="T6">root</text:span> се интерпретира като потребител <text:span text:style-name="T6">nfsnobody</text:span>.</text:p>
      <text:p text:style-name="P20"/>
      <text:p text:style-name="P20">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20">Възможно е за позволяване на достъп да се използва име на група, което да го има на клиента и сървъра едновременно.</text:p>
      <text:p text:style-name="P11"/>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238"><draw:frame draw:style-name="fr5" draw:name="graphics3" text:anchor-type="paragraph" svg:width="0.5in" svg:height="0.5in" draw:z-index="4"><draw:image xlink:href="Pictures/1000159F00000B0F00000B0FF3978D1EB20BA7AB.svg" xlink:type="simple" xlink:show="embed" xlink:actuate="onLoad"/><draw:image xlink:href="Pictures/100002010000006B0000006BF0B56664B37BE244.png" xlink:type="simple" xlink:show="embed" xlink:actuate="onLoad"/></draw:frame></text:p>
          </table:table-cell>
          <table:table-cell table:style-name="NFSTable_5f_NFS_5f_and_5f_Samba.A1" office:value-type="string">
            <text:p text:style-name="P238">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20"/>
      <text:h text:style-name="P305" text:outline-level="2"><text:bookmark-start text:name="__RefHeading___Toc1788_391246666"/>Настройка на защитна стена<text:bookmark-end text:name="__RefHeading___Toc1788_391246666"/></text:h>
      <text:p text:style-name="P11"/>
      <text:p text:style-name="P11"><text:soft-page-break/>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224">firewall-cmd --permanent --add-service=nfs</text:p>
      <text:p text:style-name="P224">firewall-cmd --reload</text:p>
      <text:p text:style-name="P11"/>
      <text:p text:style-name="P11">За да извеждане на списък от поддържаните мрежови услуги, задайте команда:</text:p>
      <text:p text:style-name="P224">firewall-cmd --get-services</text:p>
      <text:p text:style-name="P11"/>
      <text:h text:style-name="P305" text:outline-level="2"><text:bookmark-start text:name="__RefHeading__1937_582827123"/>Изграждане на защита на NFS споделени директории чрез Kerberos<text:bookmark-end text:name="__RefHeading__1937_582827123"/></text:h>
      <text:p text:style-name="P20">Създаване и споделяне на директория чрез NFS и Kerberos върху сървъра</text:p>
      <text:p text:style-name="P224"># mkdir /securenfs</text:p>
      <text:p text:style-name="P224"># systemctl start nfs-secure-server</text:p>
      <text:p text:style-name="P224"># systemctl enable nfs-secure-server</text:p>
      <text:p text:style-name="P224"># echo '/securenfs &lt;my client&gt;(sec=krb5p, rw)' &gt;&gt; /etc/exports</text:p>
      <text:p text:style-name="P224"># exportfs -r</text:p>
      <text:p text:style-name="P224"/>
      <text:p text:style-name="P21">Прикачванe на NFS директорията:</text:p>
      <text:p text:style-name="P224">wget -O /etc/krb5.keytab http://myserver.com/machineX.keytab</text:p>
      <text:p text:style-name="P224">systemctl start nfs-secure</text:p>
      <text:p text:style-name="P224">systemctl enable nfs-secure</text:p>
      <text:p text:style-name="P224">mkdir /mnt/secureshare</text:p>
      <text:p text:style-name="P224"/>
      <text:p text:style-name="P20">Допълнете информация за споделената NFS директория в /etc/fstab:</text:p>
      <text:p text:style-name="P233">serverX:/securenfs /mnt/secureshare <text:tab/>nfs <text:tab/>defaults,sec=krb5p<text:tab/>0 0</text:p>
      <text:p text:style-name="P201"/>
      <text:p text:style-name="P201">След редактиране на файла с точки на прикачване, задействайте промените:</text:p>
      <text:p text:style-name="P233">mount -a</text:p>
      <text:p text:style-name="P201"><text:soft-page-break/></text:p>
      <text:h text:style-name="P300" text:outline-level="1"><text:bookmark-start text:name="__RefHeading__2589_1584048267"/>Споделяне на файлове по мрежата чрез SAMBA<text:bookmark-end text:name="__RefHeading__2589_1584048267"/></text:h>
      <text:p text:style-name="P201"><text:date style:data-style-name="N36" text:date-value="2016-07-10T09:59:14.990000138" text:fixed="true">10.07.2016 г.</text:date></text:p>
      <text:p text:style-name="P201">Виж Samba server – RH254-RHEL7.pdf, chapter 8</text:p>
      <text:p text:style-name="P201">Виж Samba client – RH134-RHEL7.pdf, chapter 12</text:p>
      <text:p text:style-name="P201"/>
      <text:p text:style-name="P20">Името на мрежовия протокол е SMB или CIFS. (add links to definitions)</text:p>
      <text:p text:style-name="P20">Споделянето чрез Samba е въз основа на потребителски имена.</text:p>
      <text:p text:style-name="P20">(намери основните х-ки и приимущества на Samba)</text:p>
      <text:p text:style-name="P20"/>
      <text:p text:style-name="P20">Не се смесва споделяне на файлове едновременно през NFS и Samba.</text:p>
      <text:p text:style-name="P20"/>
      <text:p text:style-name="P20">Инсталирай cif-utils и samba-client. (опиши функциите им)</text:p>
      <text:p text:style-name="P20">Споделянето на файлове през Samba е предназначено за локална мрежа.</text:p>
      <text:p text:style-name="P20"/>
      <text:p text:style-name="P20">(Виж параметрите на smbclient, как работи и какво предага.)</text:p>
      <text:p text:style-name="P20">Принтери също могат да бъдат споделени чрез Samba.</text:p>
      <text:p text:style-name="P20">Потребителите трябва да ги има на Samba сървъра, дори без login shell, но задължително трябва да има Samba парола.</text:p>
      <text:p text:style-name="P20">Виж какво е NTML парола. Тя изполозва при Samba, не стандарните Unix пароли.</text:p>
      <text:p text:style-name="P20"/>
      <text:p text:style-name="P20">Командата е smbclient</text:p>
      <text:p text:style-name="P20">За да видя какво споделя Samba сървър, пиша:</text:p>
      <text:p text:style-name="P224">smbclient -L //&lt;IP address&gt;</text:p>
      <text:p text:style-name="P224">smbclient -L //192.168.199.253</text:p>
      <text:p text:style-name="P20"/>
      <text:p text:style-name="P20">Избираме какво ще прикрачим и използвайки граф.среда, пишем във файл мениджъра:</text:p>
      <text:p text:style-name="P224">smb://192.168.199.253/&lt;shared dir&gt;</text:p>
      <text:p text:style-name="P20"/>
      <text:p text:style-name="P20">В графичната срега GNOME3 , споделените директории се прикачват чрез фрайвер:</text:p>
      <text:p text:style-name="P224">gvfs-fuse</text:p>
      <text:p text:style-name="P20"/>
      <text:p text:style-name="P20">За прикачване на споделена директория чрез команда:</text:p>
      <text:p text:style-name="P224">mount</text:p>
      <text:p text:style-name="P20">са необходими администраторски права.</text:p>
      <text:p text:style-name="P20">Когато се използва дравера на fuse, обикновенният потребител може да прикачва <text:soft-page-break/>споделените директории.</text:p>
      <text:p text:style-name="P20"/>
      <text:p text:style-name="P20">Прикачване – вариант 1</text:p>
      <text:p text:style-name="P224">mount -t cifs -o username=vlado //192.168.199.253 /mnt/test</text:p>
      <text:p text:style-name="P20">За постоянно прикачване се поставя един ред в /etc/fstab:</text:p>
      <text:p text:style-name="P20">(намери командата)</text:p>
      <text:p text:style-name="P20">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224">sudo mount -t cifs -o credentials=/home/vlado/smb-pass //192.168.199.253 //mnt/test</text:p>
      <text:p text:style-name="P20"/>
      <text:p text:style-name="P20">Споделянето на директори чрез Samba може да бъде сигурно използвайки Kerberos протокол.</text:p>
      <text:p text:style-name="P20"/>
      <text:p text:style-name="P20">Прикачване – вариант 2</text:p>
      <text:p text:style-name="P20">Чрез използване на automounter.</text:p>
      <text:p text:style-name="P20"/>
      <text:h text:style-name="P305" text:outline-level="2"><text:bookmark-start text:name="__RefHeading__2591_1584048267"/>Конфигурация на Samba сървър<text:bookmark-end text:name="__RefHeading__2591_1584048267"/></text:h>
      <text:p text:style-name="P20">Ако има SELinux политики, трябва да се вземат предвид, за да работи споделянето чрез Samba.</text:p>
      <text:p text:style-name="P20"/>
      <text:p text:style-name="P20">Ако има защитна стена, да се настрои да пропуска Samba.</text:p>
      <text:p text:style-name="P20"/>
      <text:p text:style-name="P20">Провери дали Samba клиента има дотъп до сървъра.</text:p>
      <text:p text:style-name="P20"/>
      <text:p text:style-name="P20">Споделяне на директории на Samba сървъра:</text:p>
      <text:p text:style-name="P224">mkdir /mnt/smbshare</text:p>
      <text:p text:style-name="P20"/>
      <text:p text:style-name="P20">Смени политиката на SELinux за директорията на:</text:p>
      <text:p text:style-name="P224">samba_share_t</text:p>
      <text:p text:style-name="P20">(виж точната команда)</text:p>
      <text:p text:style-name="P20"/>
      <text:p text:style-name="P20">Има две командни</text:p>
      <text:list xml:id="list6127160288690114597" text:style-name="L1">
        <text:list-item>
          <text:p text:style-name="P262">Задава SELinux политика</text:p>
        </text:list-item>
        <text:list-item>
          <text:p text:style-name="P262">Прилага SELinux политика</text:p>
        </text:list-item>
      </text:list>
      <text:p text:style-name="P20"/>
      <text:p text:style-name="P20"><text:soft-page-break/>Конфигурацията на Samba сървъра се намира в /etc/samba/smb.conf</text:p>
      <text:p text:style-name="P20">Файлът има подробно описание с няколко секции</text:p>
      <text:list xml:id="list9026182322214939715" text:style-name="L2">
        <text:list-item>
          <text:p text:style-name="P263">Глобална – основна секция</text:p>
        </text:list-item>
        <text:list-item>
          <text:p text:style-name="P263">Описание на споделените ресурс</text:p>
          <text:p text:style-name="P263">а) home директории на потребителите</text:p>
          <text:p text:style-name="P263">б) принтери</text:p>
          <text:p text:style-name="P263">в) допълнително зададени директории</text:p>
        </text:list-item>
      </text:list>
      <text:p text:style-name="P20"/>
      <text:p text:style-name="P20">При Samba споделянето да се използват максимум 8 символа за име на директория.</text:p>
      <text:p text:style-name="P20"/>
      <text:p text:style-name="P20">Ограничението на достъпа до споделен ресурс е</text:p>
      <text:p text:style-name="P224">hosts allow</text:p>
      <text:p text:style-name="P20"/>
      <text:p text:style-name="P20">Samba сървърът има лог, чиято големина може да бъде зададена и време за ротация на лога.</text:p>
      <text:p text:style-name="P20"/>
      <text:p text:style-name="P20">Формат за съхраняване на потребителите вътре в сървъра е tdbsam.</text:p>
      <text:p text:style-name="P20"/>
      <text:p text:style-name="P20">Форматът за информация на потребителите е:</text:p>
      <text:p text:style-name="P20">а) tdbsam</text:p>
      <text:p text:style-name="P20">b) ldapsam</text:p>
      <text:p text:style-name="P20"/>
      <text:h text:style-name="P305" text:outline-level="2"><text:bookmark-start text:name="__RefHeading__2048_1224880661"/>Задаване на споделена директория<text:bookmark-end text:name="__RefHeading__2048_1224880661"/></text:h>
      <text:p text:style-name="P20">Път, права за четене и запис, кои потребители и групи имат достъп.</text:p>
      <text:p text:style-name="P20"/>
      <text:p text:style-name="P20">Изпробването на споделен ресурс става така:</text:p>
      <text:p text:style-name="P20">testparam</text:p>
      <text:p text:style-name="P20"/>
      <text:h text:style-name="P300" text:outline-level="1"><text:bookmark-start text:name="__RefHeading___Toc4804_1031946191"/>Настройка на Samba<text:bookmark-end text:name="__RefHeading___Toc4804_1031946191"/></text:h>
      <text:p text:style-name="P23"><text:date style:data-style-name="N36" text:date-value="2016-07-17T10:27:00.695884921" text:fixed="true">17.07.2016 г.</text:date></text:p>
      <text:p text:style-name="P23">Виж как се добавят групи – groupadd</text:p>
      <text:p text:style-name="P24">Когато създаваме група на Samba сървъра, трябва да е съвпада с тази на Samba клиента. <text:span text:style-name="T45">Иначе няма да работи споделянето.</text:span></text:p>
      <text:p text:style-name="P25">Създаване на група <text:span text:style-name="T5">sambashare</text:span></text:p>
      <text:p text:style-name="P224">groupadd -g 1<text:span text:style-name="T51">30</text:span> <text:span text:style-name="T53">sambashare</text:span></text:p>
      <text:p text:style-name="P25"/>
      <text:p text:style-name="P25">Създаване на потребители <text:span text:style-name="T46">с един и същ идентификатор и добаване в група (вторична).</text:span></text:p>
      <text:p text:style-name="P224"><text:soft-page-break/>usermod -G <text:span text:style-name="T56">sambashare</text:span><text:span text:style-name="T5"> </text:span>-a pavlin</text:p>
      <text:p text:style-name="P26"/>
      <text:p text:style-name="P27">Важен параметър е „<text:span text:style-name="T29">-</text:span><text:span text:style-name="T30">a</text:span>“ , той добавя към вторичните групи на потребителя още една. Тоест не изтрива предишно зададените вторични групи.</text:p>
      <text:p text:style-name="P224"><text:span text:style-name="T47">m</text:span>kdir /smbshare</text:p>
      <text:p text:style-name="P224">chgrp <text:span text:style-name="T53">sambashare</text:span> /smbshare</text:p>
      <text:p text:style-name="P28"/>
      <text:p text:style-name="P28">задаване на SGID (Super Group ID):</text:p>
      <text:p text:style-name="P224">chmod -R 2775 /smbshare</text:p>
      <text:p text:style-name="P29"/>
      <text:p text:style-name="P30">Смяна на SELinux <text:span text:style-name="T48">атрибути за директория и нейните поддиректории:</text:span></text:p>
      <text:p text:style-name="P224">semanage fconltext -a -t samba_share_t '/mnt/smbshare<text:span text:style-name="T49">(/.*)?</text:span>'</text:p>
      <text:p text:style-name="P224">регулярен израз</text:p>
      <text:p text:style-name="P31"/>
      <text:p text:style-name="P32">Прилагана на зададения SELinux контекст:</text:p>
      <text:p text:style-name="P224">restorecon -vvFR /mnt/smbshare</text:p>
      <text:p text:style-name="P33"/>
      <text:p text:style-name="P34">Редакция <text:span text:style-name="T50">на конфигурационния файл: /etc/samba/smb.conf</text:span></text:p>
      <text:p text:style-name="P35">Намираме споделената директория и задаваме група, която ще има достъп</text:p>
      <text:p text:style-name="P224">write list = @<text:span text:style-name="T53">sambashare <text:s text:c="3"/></text:span></text:p>
      <text:p text:style-name="P35"/>
      <text:p text:style-name="P36">Стартиране на <text:s/>Samba от две програми:</text:p>
      <text:p text:style-name="P224">systemctl start smb nmb</text:p>
      <text:p text:style-name="P36"/>
      <text:p text:style-name="P36">Ако искаме да се стартират след начално зареждане на системата:</text:p>
      <text:p text:style-name="P224">systemctl enable smb nmb</text:p>
      <text:p text:style-name="P36"/>
      <text:p text:style-name="P37">Преместваме се на Samba клиента.</text:p>
      <text:p text:style-name="P37">Създаване на група и потребител. Групата ще има същото GID както на това на Samba сървъра, <text:span text:style-name="T57">със създаване на начална директория.</text:span></text:p>
      <text:p text:style-name="P224"><text:span text:style-name="T52">sudo </text:span>groupadd -g 130 <text:span text:style-name="T54">sambashare</text:span></text:p>
      <text:p text:style-name="P224">sudo userad<text:span text:style-name="T39">d -</text:span><text:span text:style-name="T42">m </text:span><text:span text:style-name="T39">-</text:span><text:span text:style-name="T43">s /bin/bash</text:span><text:span text:style-name="T39"> -</text:span><text:span text:style-name="T43">G </text:span><text:span text:style-name="T55">sambashare</text:span><text:span text:style-name="T43"> -u </text:span><text:span text:style-name="T39">pavlin</text:span></text:p>
      <text:p text:style-name="P168"><text:soft-page-break/></text:p>
      <text:p text:style-name="P169">На клиентската машина се логваме като pavlin:</text:p>
      <text:p text:style-name="P224">su pavlin -l</text:p>
      <text:p text:style-name="P169">което е същото като:</text:p>
      <text:p text:style-name="P224">su - pavlin</text:p>
      <text:p text:style-name="P169"/>
      <text:p text:style-name="P224">sudo mount -o username=pavlin //rhel7.example.com/myshare /mnt/test</text:p>
      <text:p text:style-name="P170"/>
      <text:p text:style-name="P171">В някои случаи се поставя стики бит за споделена директория, <text:span text:style-name="T58">за да може създателят на една директория да я изстрива, а не други потребители.</text:span></text:p>
      <text:p text:style-name="P200"/>
      <text:p text:style-name="P172">За споделяне на потре<text:span text:style-name="T59">бители се създава централизиран сървър LDAP. На едно място се задават потребителите, а директориите се споделят чрез потребители.</text:span></text:p>
      <text:p text:style-name="P172"/>
      <text:h text:style-name="P304" text:outline-level="1"><text:bookmark-start text:name="__RefHeading___Toc4806_1031946191"/>Работа с RPM пакети<text:bookmark-end text:name="__RefHeading___Toc4806_1031946191"/></text:h>
      <text:p text:style-name="P173">Как да разберем, че RPM съдържа скриптове?</text:p>
      <text:p text:style-name="P224">rpm -q --scripts</text:p>
      <text:p text:style-name="P174"/>
      <text:p text:style-name="P175">1. Скриптове преди инсталиране на пакета – <text:span text:style-name="T6">preinstall</text:span></text:p>
      <text:p text:style-name="P175">2. Скриптове веднага след инсталация на пакета – <text:span text:style-name="T6">postinstall</text:span></text:p>
      <text:p text:style-name="P175">3. Преди премахване на пакета – <text:span text:style-name="T6">preuninstall</text:span></text:p>
      <text:p text:style-name="P175">4. След премахване на пакета – <text:span text:style-name="T6">postuninstall</text:span></text:p>
      <text:p text:style-name="P176">5. Скрипт за проверка (дали пакетът е правилно инсталиран)</text:p>
      <text:p text:style-name="P176"/>
      <text:p text:style-name="P178">Ако пакетът е интеглен, но все още не е инсталиран, тогава:</text:p>
      <text:p text:style-name="P224">rpm -qp --scripts &lt;RPM package&gt;</text:p>
      <text:p text:style-name="P176"/>
      <text:p text:style-name="P179">Възможно е да се разрархивира съдържанието на RPM пакета чрез програм<text:span text:style-name="T60">и </text:span><text:span text:style-name="T7">rpm2cpio</text:span> <text:span text:style-name="T60">в комбинация с </text:span><text:span text:style-name="T6">cpio</text:span>.</text:p>
      <text:p text:style-name="P179"/>
      <text:p text:style-name="P180">Виж тези линкове:</text:p>
      <text:p text:style-name="P7"><text:a xlink:type="simple" xlink:href="http://www.cyberciti.biz/faq/rhel-list-package-specific-scriptlets/" text:style-name="Internet_20_link" text:visited-style-name="Visited_20_Internet_20_Link"><text:span text:style-name="T41">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35">Extract an RPM Package Files Without Installing it</text:span></text:a></text:p>
      <text:p text:style-name="P180"/>
      <text:p text:style-name="P181">Software for multimedia in Linux</text:p>
      <text:p text:style-name="P182">Kodi – open source theater</text:p>
      <text:p text:style-name="P182"><text:span text:style-name="T62">Computer </text:span>Raspberry PI <text:span text:style-name="T61">3 with ARM architecture</text:span></text:p>
      <text:p text:style-name="P177"/>
      <text:h text:style-name="P302" text:outline-level="1"/>
      <text:h text:style-name="P304" text:outline-level="1"><text:bookmark-start text:name="__RefHeading___Toc2394_277303652"/>Програми за чертане<text:bookmark-end text:name="__RefHeading___Toc2394_277303652"/></text:h>
      <text:p text:style-name="P183"><text:date style:data-style-name="N36" text:date-value="2016-09-18T16:21:33.594372575" text:fixed="true">18.09.2016 г.</text:date></text:p>
      <text:p text:style-name="P183">Dia – прилича на Visio</text:p>
      <text:p text:style-name="P184">В система за документация Wiki – <text:span text:style-name="T63">Confluence</text:span></text:p>
      <text:p text:style-name="P185">5 алтернативи на програма за чертане Visio: <text:a xlink:type="simple" xlink:href="https://www.maketecheasier.com/5-best-free-alternatives-to-microsoft-visio/" text:style-name="Internet_20_link" text:visited-style-name="Visited_20_Internet_20_Link">Link</text:a></text:p>
      <text:p text:style-name="P185"/>
      <text:h text:style-name="P300" text:outline-level="1"><text:bookmark-start text:name="__RefHeading___Toc4808_1031946191"/>Компилиране на софтуер за Линукс<text:bookmark-end text:name="__RefHeading___Toc4808_1031946191"/></text:h>
      <text:p text:style-name="P186"><text:date style:data-style-name="N36" text:date-value="2016-09-18T16:45:38.918905192" text:fixed="true">18.09.2016 г.</text:date></text:p>
      <text:h text:style-name="P305" text:outline-level="2"><text:bookmark-start text:name="__RefHeading___Toc4810_1031946191"/>Компилиране на x11vnc<text:bookmark-end text:name="__RefHeading___Toc4810_1031946191"/></text:h>
      <text:p text:style-name="P189">Задължително експериментирането с новия софтуер да бъде върху виртуална машина.</text:p>
      <text:p text:style-name="P187">1. Инсталация на библиотеки, необходими за работата на компилирания софуерен модул <text:span text:style-name="T64">(dependencies). Да са за съответната версия на Линукс. </text:span></text:p>
      <text:p text:style-name="P188">2. <text:span text:style-name="T65">Пакети за</text:span> <text:span text:style-name="T65">RHEL 7 са съвместими с CentOS 7 и с Fedora 21, търси еднакво ниво (версия на пакетите).</text:span></text:p>
      <text:p text:style-name="P190">3. Теглене на <text:span text:style-name="T66">сорс код на </text:span>самия софтуер. <text:span text:style-name="T67">Препоръчва се да се компилира сорс кода като обикновен потребител, а не като root.</text:span></text:p>
      <text:p text:style-name="P191">4. Разархивиране на пакета.</text:p>
      <text:p text:style-name="P191">5. Стартиране на скипт configure. Следи се изпълнението му, целта е да завърши изпълнението без грешка. Ако има нещо за допълване, да се допълни. <text:span text:style-name="T68">Ако се провали, погледни, кои зависими пакети липсват, изтегли ги, инсталирай ги и след това отново пусни скрипта.</text:span></text:p>
      <text:p text:style-name="P192">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193">7. Ако предната стъпка е успешна, получава се бинарен файл (изпълним).</text:p>
      <text:p text:style-name="P194">8. Тестваме бинарния файл преди инсталация, например:</text:p>
      <text:p text:style-name="P224">x11vnc -help</text:p>
      <text:p text:style-name="P195">Само ще изведе как се ползва програмата, но все пак се разбира дали работи.</text:p>
      <text:p text:style-name="P196">9. Ако работи, инсталирам чрез команда:</text:p>
      <text:p text:style-name="P196">make install</text:p>
      <text:p text:style-name="P11">Повечето програми се инсталират в директория:</text:p>
      <text:p text:style-name="P224">/usr/local/bin</text:p>
      <text:p text:style-name="P193"/>
      <text:p text:style-name="P197">За да спестим усилия и време при построяването на RPM може да теглим сорс кода под форматана файл <text:span text:style-name="T69">*.src.rpm.</text:span></text:p>
      <text:p text:style-name="P197"/>
      <text:p text:style-name="P191"/>
      <text:h text:style-name="P304" text:outline-level="1"><text:bookmark-start text:name="__RefHeading___Toc2503_868836332"/>Четене на данни от стандартен вход<text:bookmark-end text:name="__RefHeading___Toc2503_868836332"/></text:h>
      <text:p text:style-name="P198"><text:date style:data-style-name="N36" text:date-value="2016-09-25T10:29:58.966973391" text:fixed="true">25.09.2016 г.</text:date></text:p>
      <text:h text:style-name="P306" text:outline-level="2"><text:bookmark-start text:name="__RefHeading___Toc2505_868836332"/>Програма на <text:s/>bash<text:bookmark-end text:name="__RefHeading___Toc2505_868836332"/></text:h>
      <text:p text:style-name="P15">Вариант 1</text:p>
      <text:p text:style-name="P226">script.sh &lt; file1.txt</text:p>
      <text:p text:style-name="P226">while read line</text:p>
      <text:p text:style-name="P226">do</text:p>
      <text:p text:style-name="P226"><text:s text:c="4"/>if [[ $line =~ "product" <text:s/>]];then <text:s/># the line contains "product"</text:p>
      <text:p text:style-name="P226"><text:s text:c="8"/>PRODUCT="$line" <text:s/># "" is used to avoid problems when the line contains " " or "/"</text:p>
      <text:p text:style-name="P226"><text:s text:c="4"/>elif [[ $line =~ "component" ]]; then</text:p>
      <text:p text:style-name="P226"><text:s text:c="8"/>COMPONENT="$line"</text:p>
      <text:p text:style-name="P226"><text:s text:c="4"/>elif [[ $line =~ "author" ]]; then</text:p>
      <text:p text:style-name="P226"><text:s text:c="8"/>AUTHOR="$line"</text:p>
      <text:p text:style-name="P226"><text:s text:c="4"/>elif [[ $line =~ "output_file" ]]; then</text:p>
      <text:p text:style-name="P226"><text:s text:c="8"/>OUTPUT_FILE="$line"</text:p>
      <text:p text:style-name="P226"><text:s text:c="4"/>elfi [[ $line =~ "feature" ]]; then</text:p>
      <text:p text:style-name="P226"><text:s text:c="8"/>FEATURE="$line"</text:p>
      <text:p text:style-name="P226"><text:s text:c="4"/>else</text:p>
      <text:p text:style-name="P226"><text:s text:c="8"/>echo "Error when interpretting data."</text:p>
      <text:p text:style-name="P226"><text:s text:c="4"/>fi</text:p>
      <text:p text:style-name="P226"><text:s text:c="4"/>echo "$line"</text:p>
      <text:p text:style-name="P226">done &lt; $(1:-/dev/stdin)</text:p>
      <text:p text:style-name="P226"/>
      <text:p text:style-name="P227">echo script.py -p ${PRODUCT##*=} -c ${COMPONENT##*=} -a ${AUTHOR##*=} <text:soft-page-break/>-o ${OUTPUT_FILE##*=} ${FEATURE##*=}</text:p>
      <text:p text:style-name="P199"/>
      <text:p text:style-name="P199"><text:span text:style-name="T70">Ако </text:span>първият аргумент е празен, той е заместен от стойност по подразбиране.</text:p>
      <text:p text:style-name="P228">HOST_TMP=test.com</text:p>
      <text:p text:style-name="P228">echo $HOST_TMP</text:p>
      <text:p text:style-name="P228">test.com</text:p>
      <text:p text:style-name="P11"/>
      <text:p text:style-name="P11">Четене от ляво надясно</text:p>
      <text:p text:style-name="P228">echo $(HOST_TMP%.*)</text:p>
      <text:p text:style-name="P228"/>
      <text:p text:style-name="P11">Четене от дясно наляво</text:p>
      <text:p text:style-name="P228">echo $(HOST_TMP#.)</text:p>
      <text:p text:style-name="P16">Вариант 2</text:p>
      <text:p text:style-name="P98">Има 2 файла: скрип и конфигурационен файл. Чете се от конфиг.файл е параметрите се записват като променливи на средата. Става чрез команда <text:span text:style-name="T71">source</text:span>.</text:p>
      <text:p text:style-name="P98"/>
      <text:p text:style-name="P99">Configuration file</text:p>
      <text:p text:style-name="P99"/>
      <text:p text:style-name="P224">PRODUCT="RHEL 7"</text:p>
      <text:p text:style-name="P224">COMPONENT=gnote</text:p>
      <text:p text:style-name="P224">AUTHOR=test@redhat.com</text:p>
      <text:p text:style-name="P224">OUTPUT_FILE=output.xml</text:p>
      <text:p text:style-name="P224">FEATURE=feature/gnote.feature</text:p>
      <text:p text:style-name="P99"/>
      <text:p text:style-name="P99">Script file</text:p>
      <text:p text:style-name="P99"/>
      <text:p text:style-name="P224">#!/usr/bin/env bash</text:p>
      <text:p text:style-name="P224">FILE="read_from_stdin2.txt"</text:p>
      <text:p text:style-name="P224"/>
      <text:p text:style-name="P224">if [[ -f $FILE ]]; then</text:p>
      <text:p text:style-name="P224"><text:soft-page-break/><text:s text:c="4"/>. $FILE</text:p>
      <text:p text:style-name="P224">fi</text:p>
      <text:p text:style-name="P224"/>
      <text:p text:style-name="P224">echo script.py -p \"$PRODUCT\" -c $COMPONENT -a $AUTHOR -o $OUTPUT_FILE $FEATURE</text:p>
      <text:h text:style-name="P305" text:outline-level="2"><text:bookmark-start text:name="__RefHeading___Toc2507_868836332"/>Програма на Python<text:bookmark-end text:name="__RefHeading___Toc2507_868836332"/></text:h>
      <text:p text:style-name="P229">Изпълнява същите функции като bash скрипта.</text:p>
      <text:p text:style-name="P224">import sys</text:p>
      <text:p text:style-name="P224"/>
      <text:p text:style-name="P224">for line in sys.stdin:</text:p>
      <text:p text:style-name="P224"><text:s text:c="4"/>if 'product' in line:</text:p>
      <text:p text:style-name="P224"><text:s text:c="8"/>product = line.strip('\n').split('=')</text:p>
      <text:p text:style-name="P224"><text:s text:c="4"/>if 'component' in line:</text:p>
      <text:p text:style-name="P224"><text:s text:c="8"/>component = line.strip('\n').split('=')</text:p>
      <text:p text:style-name="P224"><text:s text:c="4"/>if 'author' in line:</text:p>
      <text:p text:style-name="P224"><text:s text:c="8"/>author = line.strip('\n').split('=')</text:p>
      <text:p text:style-name="P224"><text:s text:c="4"/>if 'output_file' in line:</text:p>
      <text:p text:style-name="P224"><text:s text:c="8"/>output_file = line.strip('\n').split('=')</text:p>
      <text:p text:style-name="P224"><text:s text:c="4"/>if 'feature' in line:</text:p>
      <text:p text:style-name="P224"><text:s text:c="8"/>feature = line.strip('\n').split('=')</text:p>
      <text:p text:style-name="P224"/>
      <text:p text:style-name="P224">print product[1]</text:p>
      <text:p text:style-name="P224">print component[1]</text:p>
      <text:p text:style-name="P224">print author[1]</text:p>
      <text:p text:style-name="P224"><text:soft-page-break/>print output_file[1]</text:p>
      <text:p text:style-name="P224">print feature[1]</text:p>
      <text:p text:style-name="P230"/>
      <text:h text:style-name="P300" text:outline-level="1"><text:bookmark-start text:name="__RefHeading___Toc2914_1735908107"/>Задачи за изпит на Red Hat за системен администратор<text:bookmark-end text:name="__RefHeading___Toc2914_1735908107"/></text:h>
      <text:p text:style-name="P100"><text:date style:data-style-name="N37" text:date-value="2016-10-02T16:33:52.612046110" text:fixed="true">2.10.16</text:date></text:p>
      <text:p text:style-name="P101">Изпитът съдържа 15 – 20 практически задачи.</text:p>
      <text:p text:style-name="P205">Бърз прочит на задачите. Започни с най-лесните за теб задачи.</text:p>
      <text:p text:style-name="P206">Кои задачи са свързани помежду си?</text:p>
      <text:p text:style-name="P102"/>
      <text:p text:style-name="P202"><text:span text:style-name="T33">1. Смяна на парола на root потребителя, като предишната парола не се знае. </text:span><text:span text:style-name="T36">Виж инструкции тук: </text:span><text:a xlink:type="simple" xlink:href="https://access.redhat.com/solutions/918283" text:style-name="Internet_20_link" text:visited-style-name="Visited_20_Internet_20_Link"><text:span text:style-name="T36">линк</text:span></text:a></text:p>
      <text:p text:style-name="P103">2. Настройка на <text:s/>IP address, mask, gateway, <text:span text:style-name="T72">hostname, DNS – статични</text:span>.</text:p>
      <text:p text:style-name="P88">Прави двойна проверка на въвените данни, за да се избегнат синтактични грешки. <text:span text:style-name="T25">Ако ползвам граф.среда, мога да правя copy-paste. </text:span></text:p>
      <text:p text:style-name="P39">За конзолен режим да използвам:</text:p>
      <text:p text:style-name="P224">nmcli <text:span text:style-name="T73">connection &lt;name&gt; &lt;action&gt;</text:span></text:p>
      <text:p text:style-name="P39"/>
      <text:p text:style-name="P40">В конзолен режим може да се ползва също:</text:p>
      <text:p text:style-name="P224">nmtui</text:p>
      <text:p text:style-name="P41"/>
      <text:p text:style-name="P89"><text:span text:style-name="T25">След настрой</text:span><text:span text:style-name="T26">ка</text:span><text:span text:style-name="T25"> на мрежовия интерфейс, да се направи </text:span><text:span text:style-name="T3">рестарт 1 </text:span><text:span text:style-name="T13">на виртуалната машина. </text:span><text:span text:style-name="T14">Тествам мрежовите настройки, които съм направил. </text:span><text:span text:style-name="T11">Ping </text:span><text:span text:style-name="T12">gw, ping DNS server</text:span><text:span text:style-name="T11">, </text:span><text:span text:style-name="T12">ping repository server,</text:span><text:span text:style-name="T11"> dig, nslookup</text:span></text:p>
      <text:p text:style-name="P63"/>
      <text:p text:style-name="P104">3. <text:span text:style-name="T74">Създаване на </text:span><text:span text:style-name="T75">repo</text:span><text:span text:style-name="T74"> файл, откъдето ще тегля инсталационни файлове за останалите задачи. Изпробвай дали мога да се свържа с repo сървъра.</text:span></text:p>
      <text:p text:style-name="P105"/>
      <text:p text:style-name="P106">4. <text:span text:style-name="T77">Създаване на потребители и групи</text:span></text:p>
      <text:p text:style-name="P107">Прави проверка на създадените потребители. <text:span text:style-name="T78">Двама са администратори, а третия има non-interactive shell.</text:span></text:p>
      <text:p text:style-name="P107"/>
      <text:p text:style-name="P108">Non-interactive означава да не може да логва по системата през SSH или графична среда, VNC.</text:p>
      <text:p text:style-name="P108"/>
      <text:p text:style-name="P109">5. Задаване на права за достъп – file and directory permissions.</text:p>
      <text:p text:style-name="P224"><text:span text:style-name="T79">c</text:span>hown, chmod, Super Group ID, sticky bit</text:p>
      <text:p text:style-name="P110"><text:soft-page-break/>6. Планиране на задачи през crontab</text:p>
      <text:p text:style-name="P91">Внимание: <text:span text:style-name="T10">винаги проверявай пълния път до командата, едва тогава я включи в crontab. </text:span><text:span text:style-name="T15">Ако не се зададе пълния път, програмата няма да се изпълни.</text:span></text:p>
      <text:p text:style-name="P64"/>
      <text:p text:style-name="P92"><text:span text:style-name="T15">О</text:span><text:span text:style-name="T10">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65"/>
      <text:p text:style-name="P66">Проверка:</text:p>
      <text:p text:style-name="P224">crontab -l</text:p>
      <text:p text:style-name="P66"/>
      <text:p text:style-name="P67">Проверка на планираните задачи на другите потребители:</text:p>
      <text:p text:style-name="P224">crontab -u harry -l</text:p>
      <text:p text:style-name="P224">crontab -u natsha -l</text:p>
      <text:p text:style-name="P67"/>
      <text:p text:style-name="P68">7. Търсене на файлове чрез find</text:p>
      <text:p text:style-name="P93"><text:span text:style-name="T10">Намери </text:span><text:span text:style-name="T16">файловете </text:span><text:span text:style-name="T17">и поддиректории</text:span><text:span text:style-name="T16"> на </text:span><text:span text:style-name="T10">потребите</text:span><text:span text:style-name="T16">л harry и ги копирай в </text:span><text:span text:style-name="T28">/opt/dir</text:span></text:p>
      <text:p text:style-name="P224"><text:span text:style-name="T28">m</text:span><text:span text:style-name="T27">kdir /opt/dir</text:span></text:p>
      <text:p text:style-name="P224"><text:span text:style-name="T10">find / -user harry -exec cp -rfp </text:span><text:span text:style-name="T16">{} /opt/dir \;</text:span></text:p>
      <text:p text:style-name="P69"/>
      <text:p text:style-name="P94"><text:span text:style-name="T16">8. </text:span><text:span text:style-name="T10">Има тестов файл на даден сървър, търсят се редове, които съдържат </text:span><text:span text:style-name="T18">определен</text:span><text:span text:style-name="T10"> символен низ.</text:span></text:p>
      <text:p text:style-name="P70">Вариант 1</text:p>
      <text:p text:style-name="P95"><text:span text:style-name="T19">Позваме </text:span><text:span text:style-name="T10">grep:</text:span></text:p>
      <text:p text:style-name="P224">grep ‘abcde’ /etc/testfile &gt; /tmp/testfile</text:p>
      <text:p text:style-name="P71"/>
      <text:p text:style-name="P72">Вариант 2</text:p>
      <text:p text:style-name="P224">cat /etc/testfile | while read line;</text:p>
      <text:p text:style-name="P224">do</text:p>
      <text:p text:style-name="P224">echo $line | grep abcde | tee -a /tmp/testfile</text:p>
      <text:p text:style-name="P224">done</text:p>
      <text:p text:style-name="P11"/>
      <text:p text:style-name="P111">9. Създай потребител с определен потребителски номер или даден номер на група.</text:p>
      <text:p text:style-name="P111"/>
      <text:p text:style-name="P112"><text:soft-page-break/>10. Инсталация на FTP сървър <text:span text:style-name="T80">и има позволен анонимен достъп </text:span><text:span text:style-name="T76">/var/ftp/pub</text:span>.</text:p>
      <text:p text:style-name="P73">Използваме вече създаден repo файл.</text:p>
      <text:p text:style-name="P224"><text:span text:style-name="T20">y</text:span><text:span text:style-name="T10">um install -y vsftpd</text:span></text:p>
      <text:p text:style-name="P224">systemctl restart vsftpd</text:p>
      <text:p text:style-name="P224">systemctl enable vsftpd</text:p>
      <text:p text:style-name="P74"/>
      <text:p text:style-name="P75">Редактиране на конф. Файл:</text:p>
      <text:p text:style-name="P224">vim /etc/vsftpd/vsftpd.conf</text:p>
      <text:p text:style-name="P224">anonymous_enables=YES</text:p>
      <text:p text:style-name="P72"/>
      <text:p text:style-name="P96"><text:span text:style-name="T10">11. Инсталация и конфигурация на web server от HTTPD. </text:span><text:span text:style-name="T21">Даден е URL, откъдето да се изтегли </text:span><text:span text:style-name="T22">определена уеб страница </text:span><text:span text:style-name="T23">и да се заредни на нашия уеб сървър.</text:span></text:p>
      <text:p text:style-name="P224">yum install -y httpd</text:p>
      <text:p text:style-name="P224">cd /var/www/html</text:p>
      <text:p text:style-name="P224">wget http://ip/dir/example.html</text:p>
      <text:p text:style-name="P207">Изключването на SELinux води до нулиране на изпита.</text:p>
      <text:p text:style-name="P224"><text:span text:style-name="T24">c</text:span><text:span text:style-name="T10">p example.html index.html</text:span></text:p>
      <text:p text:style-name="P224">vim /etc/httpd/conf/httpd.conf</text:p>
      <text:p text:style-name="P224">NameVirtualHost 192.168.0.254:80</text:p>
      <text:p text:style-name="P224">&lt;VirtualHost 192.168.0.254:80&gt;</text:p>
      <text:p text:style-name="P224">DocumentRoot /var/www/html/</text:p>
      <text:p text:style-name="P224">ServerName station.domain40.example.com</text:p>
      <text:p text:style-name="P224">&lt;/VirtualHost&gt;</text:p>
      <text:p text:style-name="P76"/>
      <text:p text:style-name="P77">Правата SELinux за файловете не се променят.</text:p>
      <text:p text:style-name="P77"/>
      <text:p text:style-name="P78">Тествай уеб сървъра, дали работи.</text:p>
      <text:p text:style-name="P78"/>
      <text:p text:style-name="P79">12. Настрой системата да синхронизира времето си с даден NTP сървър.</text:p>
      <text:p text:style-name="P80">Пробвай да използваш графичния интерфейс, ако е възможно.</text:p>
      <text:p text:style-name="P81"><text:soft-page-break/>Редактирай:</text:p>
      <text:p text:style-name="P224">/etc/systemd/timesyncd.conf</text:p>
      <text:p text:style-name="P113">Това е вградения NTP клиент.</text:p>
      <text:p text:style-name="P114">Да се види в книгите на Ред Хет.</text:p>
      <text:p text:style-name="P114"/>
      <text:p text:style-name="P203"><text:span text:style-name="T37">Виж сайт: </text:span><text:a xlink:type="simple" xlink:href="http://www.certdepot.net/" text:style-name="Internet_20_link" text:visited-style-name="Visited_20_Internet_20_Link"><text:span text:style-name="T37">CERTDEPOT</text:span></text:a></text:p>
      <text:p text:style-name="P115"/>
      <text:p text:style-name="P115"/>
      <text:h text:style-name="P304" text:outline-level="1"><text:bookmark-start text:name="__RefHeading___Toc3305_1042592874"/>Работа с дискови дялове <text:span text:style-name="T89">през</text:span> LVM2<text:bookmark-end text:name="__RefHeading___Toc3305_1042592874"/></text:h>
      <text:p text:style-name="P116"><text:date style:data-style-name="N36" text:date-value="2016-10-10T10:05:55.214691348" text:fixed="true" text:date-adjust="-PT24H00M00S">9.10.2016 г.</text:date></text:p>
      <text:p text:style-name="P116"/>
      <text:p text:style-name="P117">Преди да започнеш, погледни къде колко свободно място има.</text:p>
      <text:p text:style-name="P118">Провери, дали новия диск е разпознат от операционната система:</text:p>
      <text:p text:style-name="P224">dmesg</text:p>
      <text:p text:style-name="P118"/>
      <text:p text:style-name="P118">Трябва да присъства в изведения списък от събития.</text:p>
      <text:p text:style-name="P119">Оптимизация на SSD чрез командата: <text:span text:style-name="T71">fstrim</text:span>. Поставя се в<text:span text:style-name="T71"> /etc/rc.local</text:span></text:p>
      <text:p text:style-name="P224">fstrim</text:p>
      <text:p text:style-name="P120"/>
      <text:p text:style-name="P120">Програмата отменя неиползваните пространства на прикачените дискови устройства.</text:p>
      <text:p text:style-name="P231"><text:span text:style-name="T81">fstrim </text:span>-v /boot</text:p>
      <text:p text:style-name="P231"><text:span text:style-name="T81">fstrim </text:span>-v /</text:p>
      <text:p text:style-name="P121">При изведените събития, търсим стринг AHCI … N slots 1/3/6 Gbps … SATA mode</text:p>
      <text:p text:style-name="P122">Използва се драйве<text:span text:style-name="T82">р</text:span> за SCSI за работата на SATA дискове.</text:p>
      <text:p text:style-name="P123">Провери наличните физически и логически устройсве, и дискови дялове:</text:p>
      <text:p text:style-name="P224">fdisk -l</text:p>
      <text:p text:style-name="P124">Идентификатора на дял с LVM се изразава като:</text:p>
      <text:p text:style-name="P224">8е Linux LVM</text:p>
      <text:p text:style-name="P125">Дяловете, работещи под LVM се познават с това, че започва така:</text:p>
      <text:p text:style-name="P224">/dev/mapper/…</text:p>
      <text:p text:style-name="P126">Създаване на физически дялове с fdisk:</text:p>
      <text:p text:style-name="P224">fdisk /dev/sdb</text:p>
      <text:p text:style-name="P127">Fdisk е направен да работи с MBR.</text:p>
      <text:p text:style-name="P128">Създай главен дял:</text:p>
      <text:p text:style-name="P224">primary</text:p>
      <text:p text:style-name="P128">Задаване на размер на дяла (KB/MB/GB):</text:p>
      <text:p text:style-name="P224">+100М</text:p>
      <text:p text:style-name="P128">Погледни дяловете:</text:p>
      <text:p text:style-name="P224"><text:span text:style-name="T83">p</text:span>rint</text:p>
      <text:p text:style-name="P128">За да направим swap, задай идентификатор на файловата система:</text:p>
      <text:p text:style-name="P224"><text:soft-page-break/>82 Linux swap</text:p>
      <text:p text:style-name="P128">Погледни дяловете:</text:p>
      <text:p text:style-name="P224"><text:span text:style-name="T83">p</text:span>rint</text:p>
      <text:p text:style-name="P130">Създавене на 2-ри главен дял, задаваме размер:</text:p>
      <text:p text:style-name="P224">+200М</text:p>
      <text:p text:style-name="P130">Погледни промените.</text:p>
      <text:p text:style-name="P131">Създаване на 3-ти главен дял, задаваме размер – останалото свободно място. Заемаме го цялото.</text:p>
      <text:p text:style-name="P132">Задаваме идентификатор на дисковия дял:</text:p>
      <text:p text:style-name="P224">8е Linux LVM</text:p>
      <text:p text:style-name="P133">Направените дотук промени не са записани, не са активно. Старото съдържание още важи.</text:p>
      <text:p text:style-name="P134">Запиши промените:</text:p>
      <text:p text:style-name="P224"><text:span text:style-name="T83">w</text:span>rite</text:p>
      <text:p text:style-name="P135">Накарай ядрото да опресни своите знания за прикачените дискови устройства:</text:p>
      <text:p text:style-name="P224"><text:span text:style-name="T84">p</text:span>artprobe /<text:span text:style-name="T84">dev/sdb</text:span></text:p>
      <text:p text:style-name="P136">Провери, дали промените са активни, изписвайки събитията на ядрото:</text:p>
      <text:p text:style-name="P224">dmesg</text:p>
      <text:p text:style-name="P137">форматиране на swap дисков дял , <text:span text:style-name="T6">не цялото устройство:</text:span></text:p>
      <text:p text:style-name="P224">mkswap /dev/sdb1</text:p>
      <text:p text:style-name="P138">Можем да създадем файл, който съдържа swap. Прави се в случай, когато няма свободно пространство за създаване на нов дял:</text:p>
      <text:p text:style-name="P224"><text:span text:style-name="T85">mkswap </text:span>/<text:span text:style-name="T85">swapfile.sys</text:span></text:p>
      <text:p text:style-name="P139">След<text:span text:style-name="T86">ва изписване на идентификатор на дисковия дял.</text:span></text:p>
      <text:p text:style-name="P140">UUID=”...”</text:p>
      <text:p text:style-name="P140">Чрез този идентификатор се прикачват физически устройства в /etc/fstab.</text:p>
      <text:p text:style-name="P140">Еднозначно разпознава устройство, дори когато се добават нови устройства и следователно подреждането на буквите се промени.</text:p>
      <text:p text:style-name="P140">Например диск /dev/sda стане /dev/sdb.</text:p>
      <text:p text:style-name="P140">На същия принцип прикачваме дисковия дял, съдържащ swap.</text:p>
      <text:p text:style-name="P140"/>
      <text:p text:style-name="P141">Включване на swap:</text:p>
      <text:p text:style-name="P224">swapon</text:p>
      <text:p text:style-name="P142">Идентификаторът се прилага при прикрепяне на USB устройства. Те могат да променят <text:soft-page-break/>имената си от компютър на компютър.</text:p>
      <text:p text:style-name="P224">/dev/sdc → /dev/sdd</text:p>
      <text:p text:style-name="P143">Ако една програма ползва редовно това USB, тя ще загуби достъп до него. Решението на проблема е в /etc/fstab да се приказва устройството през:</text:p>
      <text:p text:style-name="P232">UUID=”...”</text:p>
      <text:p text:style-name="P144"><text:span text:style-name="T8">З</text:span><text:span text:style-name="T6">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144"/>
      <text:p text:style-name="P145">Разглеждане на свап </text:p>
      <text:p text:style-name="P224">cat /proc/swaps</text:p>
      <text:p text:style-name="P146">или</text:p>
      <text:p text:style-name="P224">swapon -s</text:p>
      <text:p text:style-name="P145">При swap устройствата има приоритет. <text:span text:style-name="T90">Разбери кое какъв приоритет има:</text:span></text:p>
      <text:p text:style-name="P224"><text:span text:style-name="T87">s</text:span>wapon /dev/sdb1</text:p>
      <text:p text:style-name="P224">swapon -s</text:p>
      <text:p text:style-name="P147">Провери, дали swap файлът се е разширил:</text:p>
      <text:p text:style-name="P224">free -m</text:p>
      <text:p text:style-name="P148">Добаване на swap във файла <text:span text:style-name="T71">/etc/fstab</text:span>:</text:p>
      <text:p text:style-name="P224">UUID=”...” <text:s text:c="2"/>swap <text:s text:c="2"/>defaults <text:s text:c="2"/>0 <text:s/>0</text:p>
      <text:p text:style-name="P149">Така се гарантира, че след рестарт, swap дялът отново ще се прикачи.</text:p>
      <text:p text:style-name="P149"/>
      <text:p text:style-name="P149">Изключване на даден дял от swap пространството:</text:p>
      <text:p text:style-name="P224">swapoff /dev/sdb1</text:p>
      <text:p text:style-name="P129"/>
      <text:p text:style-name="P17">Практика</text:p>
      <text:p text:style-name="P150"><text:span text:style-name="T88">1. Н</text:span>аправи файл и до добави към swap пространството. Провери дали то се е разширило.</text:p>
      <text:p text:style-name="P128"/>
      <text:h text:style-name="P303" text:outline-level="1"><text:bookmark-start text:name="__RefHeading___Toc4109_738773010"/>Настройка на сигурността със SELinux<text:bookmark-end text:name="__RefHeading___Toc4109_738773010"/></text:h>
      <text:p text:style-name="P151"><text:date style:data-style-name="N36" text:date-value="2016-10-16T10:29:03.672338314" text:fixed="true">16.10.2016 г.</text:date></text:p>
      <text:p text:style-name="P151"/>
      <text:p text:style-name="P160">При логване на машината, провери далие SELinux e включен:</text:p>
      <text:p text:style-name="Preformatted_20_Text">getenfoce</text:p>
      <text:p text:style-name="P152"/>
      <text:p text:style-name="P161">Ако е в режим <text:span text:style-name="T6">permissive</text:span> или <text:span text:style-name="T6">disabled</text:span>, промени го на enforcing. След това рестартирай, изчай малко SELinux на направи relabel всички неща, кои той има в контекстната си база от данни. *</text:p>
      <text:p text:style-name="P152"/>
      <text:p text:style-name="P153">Моделите се съхраняват тук:</text:p>
      <text:p text:style-name="Preformatted_20_Text">/etc/selinux/config</text:p>
      <text:p text:style-name="P157">или</text:p>
      <text:p text:style-name="Preformatted_20_Text">/etc/sysconfig/selinux</text:p>
      <text:p text:style-name="P157"/>
      <text:p text:style-name="P154">Промени режима с:</text:p>
      <text:p text:style-name="Preformatted_20_Text">setenfoce</text:p>
      <text:p text:style-name="P155"/>
      <text:p text:style-name="P155">Прочети <text:span text:style-name="T91">основните променливи</text:span> на SELinux:</text:p>
      <text:p text:style-name="Preformatted_20_Text">getsebool -a</text:p>
      <text:p text:style-name="P156"/>
      <text:p text:style-name="P156">Виж промените за Apache web server:</text:p>
      <text:p text:style-name="Preformatted_20_Text">getsebool -a | grep httpd</text:p>
      <text:p text:style-name="P156"/>
      <text:p text:style-name="P158">Промяна на параметрите на ядрото при начално зарежане, позва се само са тестватене:</text:p>
      <text:p text:style-name="Preformatted_20_Text">selinux=</text:p>
      <text:p text:style-name="P159">На реда, където има:</text:p>
      <text:p text:style-name="Preformatted_20_Text">linux16<text:tab/>/vmlinuz....<text:tab/>selinux=(enforcing | permissive | disabled)</text:p>
      <text:p text:style-name="P159"/>
      <text:p text:style-name="P159"/>
      <text:p text:style-name="P18">Контексти в SELinux</text:p>
      <text:p text:style-name="P162">По какъв начин може да задаваш правила за достъп и операции с данните.</text:p>
      <text:p text:style-name="P162"/>
      <text:p text:style-name="P163"><text:soft-page-break/>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92">root</text:span></text:p>
      <text:p text:style-name="P234">ls -lZ /tmp</text:p>
      <text:p text:style-name="P90">дай съдържани<text:span text:style-name="T93">е с примери</text:span>...</text:p>
      <text:p text:style-name="P62"/>
      <table:table table:name="Table6" table:style-name="Table6">
        <table:table-column table:style-name="Table6.A"/>
        <table:table-column table:style-name="Table6.B"/>
        <table:table-row>
          <table:table-cell table:style-name="Table6.A1" office:value-type="string">
            <text:p text:style-name="P250">Directory</text:p>
          </table:table-cell>
          <table:table-cell table:style-name="Table6.B1" office:value-type="string">
            <text:p text:style-name="P251">SELinux context</text:p>
          </table:table-cell>
        </table:table-row>
        <table:table-row>
          <table:table-cell table:style-name="Table6.A2" office:value-type="string">
            <text:p text:style-name="P254">/var/www/</text:p>
          </table:table-cell>
          <table:table-cell table:style-name="Table6.B2" office:value-type="string">
            <text:p text:style-name="P249">system_u:object_r:httpd_sys_content_t:s0</text:p>
          </table:table-cell>
        </table:table-row>
        <table:table-row>
          <table:table-cell table:style-name="Table6.A2" office:value-type="string">
            <text:p text:style-name="P253">/<text:span text:style-name="T111">etc</text:span></text:p>
          </table:table-cell>
          <table:table-cell table:style-name="Table6.B2" office:value-type="string">
            <text:p text:style-name="P249">system_u:object_r:tmpfs_t:s0</text:p>
          </table:table-cell>
        </table:table-row>
        <table:table-row>
          <table:table-cell table:style-name="Table6.A2" office:value-type="string">
            <text:p text:style-name="P254">/root</text:p>
          </table:table-cell>
          <table:table-cell table:style-name="Table6.B2" office:value-type="string">
            <text:p text:style-name="P249">system_u:object_r:admin_home_t:s0</text:p>
          </table:table-cell>
        </table:table-row>
        <table:table-row>
          <table:table-cell table:style-name="Table6.A2" office:value-type="string">
            <text:p text:style-name="P253">/<text:span text:style-name="T111">home</text:span></text:p>
          </table:table-cell>
          <table:table-cell table:style-name="Table6.B2" office:value-type="string">
            <text:p text:style-name="P249">system_u:object_r:home_root_t:s0</text:p>
          </table:table-cell>
        </table:table-row>
        <table:table-row>
          <table:table-cell table:style-name="Table6.A2" office:value-type="string">
            <text:p text:style-name="P254">/home/test</text:p>
          </table:table-cell>
          <table:table-cell table:style-name="Table6.B2" office:value-type="string">
            <text:p text:style-name="P249">unconfined_u:object_r:user_home_dir_t:s0</text:p>
          </table:table-cell>
        </table:table-row>
        <table:table-row>
          <table:table-cell table:style-name="Table6.A2" office:value-type="string">
            <text:p text:style-name="P254">/<text:span text:style-name="T112">tmp</text:span></text:p>
          </table:table-cell>
          <table:table-cell table:style-name="Table6.B2" office:value-type="string">
            <text:p text:style-name="P252">system_u:object_r:tmp_t:s0</text:p>
          </table:table-cell>
        </table:table-row>
      </table:table>
      <text:p text:style-name="P61"/>
      <text:p text:style-name="P60"/>
      <text:p text:style-name="P59">Новосъздадените файлове наследяват <text:span text:style-name="T94">SELinux </text:span>контекста на родителтеската директория.</text:p>
      <text:p text:style-name="P90"/>
      <text:p text:style-name="P42">При копиране на файл от <text:span text:style-name="T108">една директория към друга, </text:span>файл<text:span text:style-name="T108">ът приема контекста на директория, където е поставен</text:span>.</text:p>
      <text:p text:style-name="P43">При преме<text:span text:style-name="T109">ст</text:span>ване на файл <text:span text:style-name="T109">по същия начин</text:span>, кон<text:span text:style-name="T109">тектът</text:span> се запазва.</text:p>
      <text:p text:style-name="P44">При копиране със запазване на атрибутите:</text:p>
      <text:p text:style-name="Preformatted_20_Text">cp --archive ... /dir1/file1<text:tab/>/dir2</text:p>
      <text:p text:style-name="P44">SELinux контекстът <text:span text:style-name="T110">също </text:span>се запазва.</text:p>
      <text:p text:style-name="P44"/>
      <text:p text:style-name="P44"/>
      <text:p text:style-name="P82">Настойка на SELinux контекст</text:p>
      <text:p text:style-name="P45">Две командати: </text:p>
      <text:list xml:id="list4449482384609027900" text:style-name="L3">
        <text:list-item>
          <text:p text:style-name="P264">chcon</text:p>
        </text:list-item>
        <text:list-item>
          <text:p text:style-name="P265">restorecon</text:p>
        </text:list-item>
      </text:list>
      <text:p text:style-name="P45"/>
      <text:p text:style-name="Preformatted_20_Text">chcon -t httpd_sys_content_t /webdir</text:p>
      <text:p text:style-name="P46"/>
      <text:p text:style-name="P47">Върни контекста <text:span text:style-name="T95">в начално състояние</text:span>:</text:p>
      <text:p text:style-name="Preformatted_20_Text"><text:soft-page-break/>restorecon -v /webdir</text:p>
      <text:p text:style-name="P48">Как най-лесно да сменяме правилата?</text:p>
      <text:p text:style-name="P48"/>
      <text:p text:style-name="P49">Как да дефинирам е правила по подразбиране?</text:p>
      <text:p text:style-name="Preformatted_20_Text"><text:span text:style-name="T107">s</text:span>emanage fconltext</text:p>
      <text:p text:style-name="P50">Важно: <text:span text:style-name="T96">инсталирай програмата restorecon , който се намира в пакети </text:span><text:bookmark-start text:name="__DdeLink__3898_212547391"/><text:span text:style-name="T96">policycoreutils-python</text:span><text:bookmark-end text:name="__DdeLink__3898_212547391"/><text:span text:style-name="T96">, policycoreutils.</text:span></text:p>
      <text:p text:style-name="P50"/>
      <text:p text:style-name="P52">Ползват се регулярни изрази.</text:p>
      <text:p text:style-name="P51"/>
      <text:p text:style-name="P51">Разглеждане <text:span text:style-name="T97">на правилата по-подразбиране:</text:span></text:p>
      <text:p text:style-name="Preformatted_20_Text">semanage fconltext -l</text:p>
      <text:p text:style-name="P51"/>
      <text:p text:style-name="P53">Създаване на ново контекстно правило:</text:p>
      <text:p text:style-name="Preformatted_20_Text">semanage fcontext -a -t &lt;тип&gt; &lt;име на директорията&gt;</text:p>
      <text:p text:style-name="P54">Използва се регулярен израз.</text:p>
      <text:p text:style-name="P55"><text:span text:style-name="T98">s</text:span>emanage fcontext -a -t http_... име на директория с регулярен израз</text:p>
      <text:p text:style-name="P56">semanage fconltext -l | grep име на директорията</text:p>
      <text:p text:style-name="P57">Параметър:</text:p>
      <text:p text:style-name="Preformatted_20_Text">restorecon</text:p>
      <text:p text:style-name="Preformatted_20_Text">-R</text:p>
      <text:p text:style-name="Preformatted_20_Text">-F</text:p>
      <text:p text:style-name="Preformatted_20_Text">-<text:span text:style-name="T99">v</text:span></text:p>
      <text:p text:style-name="Preformatted_20_Text">-<text:span text:style-name="T99">vv</text:span></text:p>
      <text:p text:style-name="Text_20_body">Проверка</text:p>
      <text:p text:style-name="P235">ls -l<text:span text:style-name="T100">R</text:span>Z</text:p>
      <text:p text:style-name="P235"/>
      <text:p text:style-name="P83">Настройки за на boole<text:span text:style-name="T101">а</text:span>n променливи</text:p>
      <text:p text:style-name="P58">Инсталирай пакет с помощни информации:</text:p>
      <text:p text:style-name="Preformatted_20_Text">yum install -y selinux-policy</text:p>
      <text:p text:style-name="Preformatted_20_Text">getsebool -a</text:p>
      <text:p text:style-name="P237"><text:soft-page-break/>(по-предгледно от следващото)</text:p>
      <text:p text:style-name="P236">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209"><text:span text:style-name="T113">Промени</text:span> състоянието <text:span text:style-name="T102">по подразбиране за постоянно:</text:span></text:p>
      <text:p text:style-name="Preformatted_20_Text">setsebool -P</text:p>
      <text:p text:style-name="P210">Тук прави relabelling, <text:span text:style-name="T103">отнема време.</text:span></text:p>
      <text:p text:style-name="P211">Изведи разликата <text:span text:style-name="T104">между сегашния контекст и началния (по подразбиране):</text:span></text:p>
      <text:p text:style-name="Preformatted_20_Text">semanage boolean -l -C</text:p>
      <text:p text:style-name="P212">Виж модул за Apache: <text:span text:style-name="T6">userdir</text:span></text:p>
      <text:p text:style-name="P214">После правилото:</text:p>
      <text:p text:style-name="Preformatted_20_Text">httpd_enable_home_dirs</text:p>
      <text:p text:style-name="P215"/>
      <text:p text:style-name="P216">Решаване на проблеми при SELinux</text:p>
      <text:p text:style-name="P217">Всички промени при SELinux, добре да се отмислят.</text:p>
      <text:p text:style-name="P217">Най-лесно се възтановяват правилата с restorecon.</text:p>
      <text:p text:style-name="P218">Инсталирай пакет за следене на проблеми със SELinux</text:p>
      <text:p text:style-name="Preformatted_20_Text">setroubleshoot-server</text:p>
      <text:p text:style-name="P219"/>
      <text:p text:style-name="P220">Логът на SELinux се намира тук:</text:p>
      <text:p text:style-name="Preformatted_20_Text">/<text:span text:style-name="T105">var/log/message</text:span></text:p>
      <text:p text:style-name="Preformatted_20_Text">/var/log/audit/audit.log</text:p>
      <text:p text:style-name="P213"/>
      <text:p text:style-name="P221">Събитията на SELinux се записват в логовете, когато работи в режим <text:span text:style-name="T6">enforcing, permissive.</text:span></text:p>
      <text:p text:style-name="P208"/>
      <text:p text:style-name="P208">Виж подробна информация за събитието</text:p>
      <text:p text:style-name="Preformatted_20_Text">sealert -l &lt;event ID&gt;</text:p>
      <text:p text:style-name="P213"/>
      <text:p text:style-name="P222">See <text:span text:style-name="T106">section:</text:span> </text:p>
      <text:p text:style-name="Preformatted_20_Text">Raw Audit Message</text:p>
      <text:p text:style-name="P222"/>
      <text:p text:style-name="P223"><text:soft-page-break/>Ако аз съм настроил нов SELinux контект, появи се проблем, връщам началния контекст с командата:</text:p>
      <text:p text:style-name="Preformatted_20_Text">restorecon -R &lt;directory name&gt;</text:p>
      <text:p text:style-name="P223"/>
      <text:p text:style-name="P223"/>
      <text:p text:style-name="P223"/>
      <text:h text:style-name="P303" text:outline-level="1"><text:bookmark-start text:name="__RefHeading___Toc5369_1032033652"/>NFS SELinux<text:bookmark-end text:name="__RefHeading___Toc5369_1032033652"/></text:h>
      <text:p text:style-name="Preformatted_20_Text">semanage boolean -l | grep nfs</text:p>
      <text:p text:style-name="P267"/>
      <text:p text:style-name="P268">Ако искам да споделя потребителски диретории на отдалечен сървър</text:p>
      <text:p text:style-name="P268">промени промливата</text:p>
      <text:p text:style-name="P268">use_nfs_home_dirs -&gt; on</text:p>
      <text:p text:style-name="P268"/>
      <text:p text:style-name="P269">Ако искам да споделям директории през:</text:p>
      <text:p text:style-name="P269">а) Samba: промени samba_share_nfs -&gt; on</text:p>
      <text:p text:style-name="P269">b) FTP: промени ftpd_use_nfs -&gt; on</text:p>
      <text:p text:style-name="P270">c) HTTP: промени httpd_use_nfs -<text:span text:style-name="T114">&gt; on</text:span></text:p>
      <text:p text:style-name="P270"/>
      <text:p text:style-name="P271">Ако една услуга не работи както трябва, провери, дали SELinux я блокира:</text:p>
      <text:p text:style-name="P272">/var/log/audit/audit.log</text:p>
      <text:p text:style-name="P272"/>
      <text:p text:style-name="P273">Настройка на NFS клиент</text:p>
      <text:p text:style-name="P274">NFSv2 NFSv3 <text:s/>ползват UDP</text:p>
      <text:p text:style-name="P274">NFSv4 използва само TCP, <text:s/>лесно за позволяване на 1 порт на защитната стена.</text:p>
      <text:p text:style-name="P274"/>
      <text:p text:style-name="P275">Данните могат да се криптират на NFSv4, <text:span text:style-name="T115">докато през NFSv2, NFSv3 не може.</text:span></text:p>
      <text:p text:style-name="P275"/>
      <text:p text:style-name="P276">Разрешаване на дотъпа към споделения ресурс е на осново клиентска машина, не е на основа потребителски имена.</text:p>
      <text:p text:style-name="P276"/>
      <text:p text:style-name="P277">При NFSv4 има няколко варианта за сигурност:</text:p>
      <text:p text:style-name="P277"><text:span text:style-name="T4">N</text:span><text:span text:style-name="T3">one</text:span> – трябва да включиш променливата nfsd_anon_write. <text:span text:style-name="T116">Всичко е достъпно, без да се гледат какви разрешителни имат споделените файлове.</text:span></text:p>
      <text:p text:style-name="P277"><text:span text:style-name="T3">Sys </text:span>– <text:span text:style-name="T116">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278"><text:span text:style-name="T3">Krb5</text:span> – <text:span text:style-name="T117">използват се разрешителните на споделените файлове. Освен това за автентикация Krb5.</text:span></text:p>
      <text:p text:style-name="P279"><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280"><text:span text:style-name="T3">Krb5p</text:span> – файловете са криптирани, заедно с канала за пренос на данните. <text:span text:style-name="T118">При използване на тази опция се намалява производителността на машината и комуникационен канал.</text:span></text:p>
      <text:p text:style-name="P280"/>
      <text:p text:style-name="P281">Кокато прикачваме споделени директории:</text:p>
      <text:p text:style-name="P281"><text:soft-page-break/>mount -o sec=[ none | sys | <text:s/>krb5 | krb5i | krb5p ]</text:p>
      <text:p text:style-name="P282">Когато използвам Krb опциите, трябва да имам автентикиращ ключ:</text:p>
      <text:p text:style-name="Preformatted_20_Text">/etc/krb5.keytab</text:p>
      <text:p text:style-name="P283">Осен това е необходимо да се включи nfs-secure.</text:p>
      <text:p text:style-name="Preformatted_20_Text"><text:span text:style-name="T119">s</text:span>ystemctl enable nfs-secure</text:p>
      <text:p text:style-name="Preformatted_20_Text">systemctl start nfs-secure</text:p>
      <text:p text:style-name="P283"/>
      <text:p text:style-name="P283">Ако го няма, инсталирай го:</text:p>
      <text:p text:style-name="Preformatted_20_Text">yum install -y nfs-utils</text:p>
      <text:p text:style-name="P284">Мога да виждам споделените директории на сървъра, <text:span text:style-name="T6">само при NFSv2 и NFSv3.</text:span></text:p>
      <text:p text:style-name="Preformatted_20_Text">showmount -e &lt;server name&gt;</text:p>
      <text:p text:style-name="P285">Прикачванe на споделена директория за постоянно става в /etc/fstab:</text:p>
      <text:p text:style-name="Preformatted_20_Text">serverX:/share<text:tab/>/mountpoint<text:tab/>nfs<text:tab/>sync<text:tab/>0 0</text:p>
      <text:p text:style-name="P286">Тествай прикачените устройства:</text:p>
      <text:p text:style-name="Preformatted_20_Text">mount -a</text:p>
      <text:p text:style-name="Preformatted_20_Text">df -h</text:p>
      <text:p text:style-name="P287">Ръчно прикачване на споделена директоия:</text:p>
      <text:p text:style-name="Preformatted_20_Text">mount -o <text:span text:style-name="T31">sync,sec=sys</text:span> serverX:/shares/manual /mnt/manual</text:p>
      <text:p text:style-name="P288">Задължително да се споменат опциите след -о.</text:p>
      <text:p text:style-name="P288"/>
      <text:p text:style-name="P289">Проверка на отребителя през Kerberos:</text:p>
      <text:p text:style-name="Preformatted_20_Text">ssh krbuser@localhost</text:p>
      <text:p text:style-name="P289"><text:span text:style-name="T120">П</text:span>осле пробвай достъп към споделената директория.</text:p>
      <text:p text:style-name="P289"/>
      <text:p text:style-name="P290"><text:bookmark-start text:name="__RefHeading___Toc5371_1032033652"/>Прикачванe през Automounter<text:bookmark-end text:name="__RefHeading___Toc5371_1032033652"/></text:p>
      <text:p text:style-name="P291">Mount/<text:span text:style-name="T121">unmount</text:span> on demand</text:p>
      <text:p text:style-name="P292">Потребителите не е нужно да имат правата на root , това е голямо предимство.</text:p>
      <text:p text:style-name="P293">Конфигурациятта на на automounter е достъпна за всички потребители.</text:p>
      <text:p text:style-name="P294">Не нужно да се опиват прикачените директории в /etc/fstab, <text:span text:style-name="T122">освобождавайки мрежови и системни ресурси.</text:span></text:p>
      <text:p text:style-name="P295">Конфигурацията се прави само на клиентската страна, на сървъра не се извършват никакви действия.</text:p>
      <text:p text:style-name="P296">Услугата, която е необходимо да стартирам на клиентска autofs.</text:p>
      <text:p text:style-name="P296"/>
      <text:p text:style-name="P297"><text:soft-page-break/>Създаване на map файлове. <text:span text:style-name="T123">Трябва да има разширение *.autofs. Иначе няма да работи.</text:span></text:p>
      <text:p text:style-name="P298">Този файл казва как ще използваме директорията.</text:p>
      <text:p text:style-name="P298"/>
      <text:p text:style-name="P296"/>
      <text:p text:style-name="P294"/>
      <text:p text:style-name="P282"/>
      <text:p text:style-name="P282"/>
      <text:p text:style-name="P2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1" svg:font-family="'DejaVu Sans Mono'" style:font-adornments="Book" style:font-pitch="fixed"/>
    <style:font-face style:name="FreeMono" svg:font-family="FreeMono" style:font-pitch="fixed"/>
    <style:font-face style:name="Liberation Mono1" svg:font-family="'Liberation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1665in" fo:margin-bottom="0.0835in" loext:contextual-spacing="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in" fo:margin-right="0in" fo:margin-top="0.139in" fo:margin-bottom="0.0835in" loext:contextual-spacing="false" fo:text-indent="0in"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in" draw:fill-image-height="0in"/>
      <style:paragraph-properties fo:margin-top="0in" fo:margin-bottom="0.2in" loext:contextual-spacing="false" fo:line-height="100%" fo:background-color="#ccffff" fo:padding="0in" fo:border="none" style:shadow="none" style:writing-mode="page"/>
      <style:text-properties style:font-name="DejaVu Sans Mono1" fo:font-family="'DejaVu Sans Mono'" style:font-style-name="Book" style:font-pitch="fixed" fo:font-size="12pt" fo:font-weight="normal" style:font-name-asian="Nimbus Mono L" style:font-family-asian="'Nimbus Mono L'" style:font-family-generic-asian="modern" style:font-pitch-asian="fixed" style:font-size-asian="12pt" style:font-name-complex="Liberation Mono"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6-10-19T19:00:12.556987323</dc:date>
    <meta:editing-duration>P1DT2H7M7S</meta:editing-duration>
    <meta:editing-cycles>931</meta:editing-cycles>
    <meta:generator>LibreOffice/5.2.0.4$Linux_X86_64 LibreOffice_project/066b007f5ebcc236395c7d282ba488bca6720265</meta:generator>
    <dc:creator>pgeorgie </dc:creator>
    <meta:document-statistic meta:table-count="11" meta:image-count="5" meta:object-count="0" meta:page-count="47" meta:paragraph-count="1052" meta:word-count="6986" meta:character-count="46108" meta:non-whitespace-character-count="39941"/>
  </office:meta>
</office:document-meta>
</file>